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ing-medium-2-cycles-FourierCoeffici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table:style-name="ce1" office:value-type="string" calcext:value-type="string">
            <text:p>amplitude</text:p>
          </table:table-cell>
          <table:table-cell table:style-name="ce1" office:value-type="string" calcext:value-type="string">
            <text:p>frequency (Hz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8.392436043054" calcext:value-type="float">
            <text:p>108.392436043054</text:p>
          </table:table-cell>
          <table:table-cell office:value-type="float" office:value="36.4462809917355" calcext:value-type="float">
            <text:p>36.44628099173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8.1490554604108" calcext:value-type="float">
            <text:p>18.1490554604108</text:p>
          </table:table-cell>
          <table:table-cell office:value-type="float" office:value="72.8925619834711" calcext:value-type="float">
            <text:p>72.89256198347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91.0427692017032" calcext:value-type="float">
            <text:p>91.0427692017032</text:p>
          </table:table-cell>
          <table:table-cell office:value-type="float" office:value="109.338842975207" calcext:value-type="float">
            <text:p>109.3388429752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15.981577456562" calcext:value-type="float">
            <text:p>115.981577456562</text:p>
          </table:table-cell>
          <table:table-cell office:value-type="float" office:value="145.785123966942" calcext:value-type="float">
            <text:p>145.7851239669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57.906046542425" calcext:value-type="float">
            <text:p>357.906046542425</text:p>
          </table:table-cell>
          <table:table-cell office:value-type="float" office:value="182.231404958678" calcext:value-type="float">
            <text:p>182.2314049586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03.952004174992" calcext:value-type="float">
            <text:p>503.952004174992</text:p>
          </table:table-cell>
          <table:table-cell office:value-type="float" office:value="218.677685950413" calcext:value-type="float">
            <text:p>218.6776859504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6.3795252901433" calcext:value-type="float">
            <text:p>-96.3795252901433</text:p>
          </table:table-cell>
          <table:table-cell office:value-type="float" office:value="96.3795252901433" calcext:value-type="float">
            <text:p>96.3795252901433</text:p>
          </table:table-cell>
          <table:table-cell office:value-type="float" office:value="255.123966942149" calcext:value-type="float">
            <text:p>255.1239669421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354.79112524368" calcext:value-type="float">
            <text:p>-1354.79112524368</text:p>
          </table:table-cell>
          <table:table-cell office:value-type="float" office:value="1354.79112524368" calcext:value-type="float">
            <text:p>1354.79112524368</text:p>
          </table:table-cell>
          <table:table-cell office:value-type="float" office:value="291.570247933884" calcext:value-type="float">
            <text:p>291.5702479338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58.725698179345" calcext:value-type="float">
            <text:p>-758.725698179345</text:p>
          </table:table-cell>
          <table:table-cell office:value-type="float" office:value="758.725698179345" calcext:value-type="float">
            <text:p>758.725698179345</text:p>
          </table:table-cell>
          <table:table-cell office:value-type="float" office:value="328.01652892562" calcext:value-type="float">
            <text:p>328.016528925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7.9971650278846" calcext:value-type="float">
            <text:p>-37.9971650278846</text:p>
          </table:table-cell>
          <table:table-cell office:value-type="float" office:value="37.9971650278846" calcext:value-type="float">
            <text:p>37.9971650278846</text:p>
          </table:table-cell>
          <table:table-cell office:value-type="float" office:value="364.462809917355" calcext:value-type="float">
            <text:p>364.4628099173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25.235872309625" calcext:value-type="float">
            <text:p>-225.235872309625</text:p>
          </table:table-cell>
          <table:table-cell office:value-type="float" office:value="225.235872309625" calcext:value-type="float">
            <text:p>225.235872309625</text:p>
          </table:table-cell>
          <table:table-cell office:value-type="float" office:value="400.909090909091" calcext:value-type="float">
            <text:p>400.9090909090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88.042469999885" calcext:value-type="float">
            <text:p>-288.042469999885</text:p>
          </table:table-cell>
          <table:table-cell office:value-type="float" office:value="288.042469999885" calcext:value-type="float">
            <text:p>288.042469999885</text:p>
          </table:table-cell>
          <table:table-cell office:value-type="float" office:value="437.355371900827" calcext:value-type="float">
            <text:p>437.3553719008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32.340670033709" calcext:value-type="float">
            <text:p>132.340670033709</text:p>
          </table:table-cell>
          <table:table-cell office:value-type="float" office:value="473.801652892562" calcext:value-type="float">
            <text:p>473.8016528925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154693424695148" calcext:value-type="float">
            <text:p>-0.154693424695148</text:p>
          </table:table-cell>
          <table:table-cell office:value-type="float" office:value="0.154693424695148" calcext:value-type="float">
            <text:p>0.154693424695148</text:p>
          </table:table-cell>
          <table:table-cell office:value-type="float" office:value="510.247933884298" calcext:value-type="float">
            <text:p>510.2479338842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80.1886677531395" calcext:value-type="float">
            <text:p>80.1886677531395</text:p>
          </table:table-cell>
          <table:table-cell office:value-type="float" office:value="546.694214876033" calcext:value-type="float">
            <text:p>546.6942148760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29.519383169726" calcext:value-type="float">
            <text:p>229.519383169726</text:p>
          </table:table-cell>
          <table:table-cell office:value-type="float" office:value="583.140495867769" calcext:value-type="float">
            <text:p>583.1404958677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92.124910022808" calcext:value-type="float">
            <text:p>-192.124910022808</text:p>
          </table:table-cell>
          <table:table-cell office:value-type="float" office:value="192.124910022808" calcext:value-type="float">
            <text:p>192.124910022808</text:p>
          </table:table-cell>
          <table:table-cell office:value-type="float" office:value="619.586776859504" calcext:value-type="float">
            <text:p>619.5867768595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13.029671738504" calcext:value-type="float">
            <text:p>-113.029671738504</text:p>
          </table:table-cell>
          <table:table-cell office:value-type="float" office:value="113.029671738504" calcext:value-type="float">
            <text:p>113.029671738504</text:p>
          </table:table-cell>
          <table:table-cell office:value-type="float" office:value="656.03305785124" calcext:value-type="float">
            <text:p>656.033057851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7.1217538934796" calcext:value-type="float">
            <text:p>-27.1217538934796</text:p>
          </table:table-cell>
          <table:table-cell office:value-type="float" office:value="27.1217538934796" calcext:value-type="float">
            <text:p>27.1217538934796</text:p>
          </table:table-cell>
          <table:table-cell office:value-type="float" office:value="692.479338842975" calcext:value-type="float">
            <text:p>692.4793388429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98.0781773042588" calcext:value-type="float">
            <text:p>-98.0781773042588</text:p>
          </table:table-cell>
          <table:table-cell office:value-type="float" office:value="98.0781773042588" calcext:value-type="float">
            <text:p>98.0781773042588</text:p>
          </table:table-cell>
          <table:table-cell office:value-type="float" office:value="728.925619834711" calcext:value-type="float">
            <text:p>728.9256198347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0.9568498212617" calcext:value-type="float">
            <text:p>30.9568498212617</text:p>
          </table:table-cell>
          <table:table-cell office:value-type="float" office:value="765.371900826446" calcext:value-type="float">
            <text:p>765.3719008264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44.961617516418" calcext:value-type="float">
            <text:p>-144.961617516418</text:p>
          </table:table-cell>
          <table:table-cell office:value-type="float" office:value="144.961617516418" calcext:value-type="float">
            <text:p>144.961617516418</text:p>
          </table:table-cell>
          <table:table-cell office:value-type="float" office:value="801.818181818182" calcext:value-type="float">
            <text:p>801.8181818181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28.446793762808" calcext:value-type="float">
            <text:p>228.446793762808</text:p>
          </table:table-cell>
          <table:table-cell office:value-type="float" office:value="838.264462809917" calcext:value-type="float">
            <text:p>838.2644628099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06.548118294266" calcext:value-type="float">
            <text:p>106.548118294266</text:p>
          </table:table-cell>
          <table:table-cell office:value-type="float" office:value="874.710743801653" calcext:value-type="float">
            <text:p>874.7107438016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58.247278899747" calcext:value-type="float">
            <text:p>258.247278899747</text:p>
          </table:table-cell>
          <table:table-cell office:value-type="float" office:value="911.157024793389" calcext:value-type="float">
            <text:p>911.1570247933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82.786081367174" calcext:value-type="float">
            <text:p>-282.786081367174</text:p>
          </table:table-cell>
          <table:table-cell office:value-type="float" office:value="282.786081367174" calcext:value-type="float">
            <text:p>282.786081367174</text:p>
          </table:table-cell>
          <table:table-cell office:value-type="float" office:value="947.603305785124" calcext:value-type="float">
            <text:p>947.6033057851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603.04249494096" calcext:value-type="float">
            <text:p>1603.04249494096</text:p>
          </table:table-cell>
          <table:table-cell office:value-type="float" office:value="984.04958677686" calcext:value-type="float">
            <text:p>984.049586776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891.4197736789" calcext:value-type="float">
            <text:p>-4891.4197736789</text:p>
          </table:table-cell>
          <table:table-cell office:value-type="float" office:value="4891.4197736789" calcext:value-type="float">
            <text:p>4891.4197736789</text:p>
          </table:table-cell>
          <table:table-cell office:value-type="float" office:value="1020.4958677686" calcext:value-type="float">
            <text:p>1020.49586776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498.21106638911" calcext:value-type="float">
            <text:p>-5498.21106638911</text:p>
          </table:table-cell>
          <table:table-cell office:value-type="float" office:value="5498.21106638911" calcext:value-type="float">
            <text:p>5498.21106638911</text:p>
          </table:table-cell>
          <table:table-cell office:value-type="float" office:value="1056.94214876033" calcext:value-type="float">
            <text:p>1056.942148760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112.93694018906" calcext:value-type="float">
            <text:p>1112.93694018906</text:p>
          </table:table-cell>
          <table:table-cell office:value-type="float" office:value="1093.38842975207" calcext:value-type="float">
            <text:p>1093.388429752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469.04250939923" calcext:value-type="float">
            <text:p>-3469.04250939923</text:p>
          </table:table-cell>
          <table:table-cell office:value-type="float" office:value="3469.04250939923" calcext:value-type="float">
            <text:p>3469.04250939923</text:p>
          </table:table-cell>
          <table:table-cell office:value-type="float" office:value="1129.8347107438" calcext:value-type="float">
            <text:p>1129.83471074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425.61340810671" calcext:value-type="float">
            <text:p>1425.61340810671</text:p>
          </table:table-cell>
          <table:table-cell office:value-type="float" office:value="1166.28099173554" calcext:value-type="float">
            <text:p>1166.280991735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4394.81763141669" calcext:value-type="float">
            <text:p>4394.81763141669</text:p>
          </table:table-cell>
          <table:table-cell office:value-type="float" office:value="1202.72727272727" calcext:value-type="float">
            <text:p>1202.727272727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534.247335297061" calcext:value-type="float">
            <text:p>534.247335297061</text:p>
          </table:table-cell>
          <table:table-cell office:value-type="float" office:value="1239.17355371901" calcext:value-type="float">
            <text:p>1239.173553719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014.02951922831" calcext:value-type="float">
            <text:p>1014.02951922831</text:p>
          </table:table-cell>
          <table:table-cell office:value-type="float" office:value="1275.61983471074" calcext:value-type="float">
            <text:p>1275.619834710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363.302311476105" calcext:value-type="float">
            <text:p>363.302311476105</text:p>
          </table:table-cell>
          <table:table-cell office:value-type="float" office:value="1312.06611570248" calcext:value-type="float">
            <text:p>1312.066115702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40.0455597039263" calcext:value-type="float">
            <text:p>40.0455597039263</text:p>
          </table:table-cell>
          <table:table-cell office:value-type="float" office:value="1348.51239669422" calcext:value-type="float">
            <text:p>1348.512396694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421.973873158229" calcext:value-type="float">
            <text:p>421.973873158229</text:p>
          </table:table-cell>
          <table:table-cell office:value-type="float" office:value="1384.95867768595" calcext:value-type="float">
            <text:p>1384.958677685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05.691312396278" calcext:value-type="float">
            <text:p>-205.691312396278</text:p>
          </table:table-cell>
          <table:table-cell office:value-type="float" office:value="205.691312396278" calcext:value-type="float">
            <text:p>205.691312396278</text:p>
          </table:table-cell>
          <table:table-cell office:value-type="float" office:value="1421.40495867769" calcext:value-type="float">
            <text:p>1421.404958677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104.74510138018" calcext:value-type="float">
            <text:p>-1104.74510138018</text:p>
          </table:table-cell>
          <table:table-cell office:value-type="float" office:value="1104.74510138018" calcext:value-type="float">
            <text:p>1104.74510138018</text:p>
          </table:table-cell>
          <table:table-cell office:value-type="float" office:value="1457.85123966942" calcext:value-type="float">
            <text:p>1457.851239669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261.123681349358" calcext:value-type="float">
            <text:p>261.123681349358</text:p>
          </table:table-cell>
          <table:table-cell office:value-type="float" office:value="1494.29752066116" calcext:value-type="float">
            <text:p>1494.297520661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431.098425080207" calcext:value-type="float">
            <text:p>-431.098425080207</text:p>
          </table:table-cell>
          <table:table-cell office:value-type="float" office:value="431.098425080207" calcext:value-type="float">
            <text:p>431.098425080207</text:p>
          </table:table-cell>
          <table:table-cell office:value-type="float" office:value="1530.74380165289" calcext:value-type="float">
            <text:p>1530.743801652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079.9702427383" calcext:value-type="float">
            <text:p>-1079.9702427383</text:p>
          </table:table-cell>
          <table:table-cell office:value-type="float" office:value="1079.9702427383" calcext:value-type="float">
            <text:p>1079.9702427383</text:p>
          </table:table-cell>
          <table:table-cell office:value-type="float" office:value="1567.19008264463" calcext:value-type="float">
            <text:p>1567.190082644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437.248347198856" calcext:value-type="float">
            <text:p>-437.248347198856</text:p>
          </table:table-cell>
          <table:table-cell office:value-type="float" office:value="437.248347198856" calcext:value-type="float">
            <text:p>437.248347198856</text:p>
          </table:table-cell>
          <table:table-cell office:value-type="float" office:value="1603.63636363636" calcext:value-type="float">
            <text:p>1603.636363636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247.17931602206" calcext:value-type="float">
            <text:p>1247.17931602206</text:p>
          </table:table-cell>
          <table:table-cell office:value-type="float" office:value="1640.0826446281" calcext:value-type="float">
            <text:p>1640.08264462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89.6301110631448" calcext:value-type="float">
            <text:p>89.6301110631448</text:p>
          </table:table-cell>
          <table:table-cell office:value-type="float" office:value="1676.52892561983" calcext:value-type="float">
            <text:p>1676.528925619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85.149317951757" calcext:value-type="float">
            <text:p>185.149317951757</text:p>
          </table:table-cell>
          <table:table-cell office:value-type="float" office:value="1712.97520661157" calcext:value-type="float">
            <text:p>1712.975206611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64.9869263213105" calcext:value-type="float">
            <text:p>64.9869263213105</text:p>
          </table:table-cell>
          <table:table-cell office:value-type="float" office:value="1749.42148760331" calcext:value-type="float">
            <text:p>1749.421487603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81.2574157938898" calcext:value-type="float">
            <text:p>81.2574157938898</text:p>
          </table:table-cell>
          <table:table-cell office:value-type="float" office:value="1785.86776859504" calcext:value-type="float">
            <text:p>1785.867768595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33.945934608878" calcext:value-type="float">
            <text:p>133.945934608878</text:p>
          </table:table-cell>
          <table:table-cell office:value-type="float" office:value="1822.31404958678" calcext:value-type="float">
            <text:p>1822.314049586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93.4347470210237" calcext:value-type="float">
            <text:p>-93.4347470210237</text:p>
          </table:table-cell>
          <table:table-cell office:value-type="float" office:value="93.4347470210237" calcext:value-type="float">
            <text:p>93.4347470210237</text:p>
          </table:table-cell>
          <table:table-cell office:value-type="float" office:value="1858.76033057851" calcext:value-type="float">
            <text:p>1858.760330578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2.3873464667501" calcext:value-type="float">
            <text:p>-22.3873464667501</text:p>
          </table:table-cell>
          <table:table-cell office:value-type="float" office:value="22.3873464667501" calcext:value-type="float">
            <text:p>22.3873464667501</text:p>
          </table:table-cell>
          <table:table-cell office:value-type="float" office:value="1895.20661157025" calcext:value-type="float">
            <text:p>1895.206611570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344.600770747697" calcext:value-type="float">
            <text:p>344.600770747697</text:p>
          </table:table-cell>
          <table:table-cell office:value-type="float" office:value="1931.65289256198" calcext:value-type="float">
            <text:p>1931.652892561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04.300130541377" calcext:value-type="float">
            <text:p>-104.300130541377</text:p>
          </table:table-cell>
          <table:table-cell office:value-type="float" office:value="104.300130541377" calcext:value-type="float">
            <text:p>104.300130541377</text:p>
          </table:table-cell>
          <table:table-cell office:value-type="float" office:value="1968.09917355372" calcext:value-type="float">
            <text:p>1968.099173553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97.1915272190975" calcext:value-type="float">
            <text:p>97.1915272190975</text:p>
          </table:table-cell>
          <table:table-cell office:value-type="float" office:value="2004.54545454545" calcext:value-type="float">
            <text:p>2004.545454545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64.5417931938726" calcext:value-type="float">
            <text:p>-64.5417931938726</text:p>
          </table:table-cell>
          <table:table-cell office:value-type="float" office:value="64.5417931938726" calcext:value-type="float">
            <text:p>64.5417931938726</text:p>
          </table:table-cell>
          <table:table-cell office:value-type="float" office:value="2040.99173553719" calcext:value-type="float">
            <text:p>2040.991735537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67.9167683972691" calcext:value-type="float">
            <text:p>67.9167683972691</text:p>
          </table:table-cell>
          <table:table-cell office:value-type="float" office:value="2077.43801652893" calcext:value-type="float">
            <text:p>2077.438016528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45.3780506311613" calcext:value-type="float">
            <text:p>-45.3780506311613</text:p>
          </table:table-cell>
          <table:table-cell office:value-type="float" office:value="45.3780506311613" calcext:value-type="float">
            <text:p>45.3780506311613</text:p>
          </table:table-cell>
          <table:table-cell office:value-type="float" office:value="2113.88429752066" calcext:value-type="float">
            <text:p>2113.884297520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52.2456712226392" calcext:value-type="float">
            <text:p>52.2456712226392</text:p>
          </table:table-cell>
          <table:table-cell office:value-type="float" office:value="2150.3305785124" calcext:value-type="float">
            <text:p>2150.33057851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7.9999241616274" calcext:value-type="float">
            <text:p>-57.9999241616274</text:p>
          </table:table-cell>
          <table:table-cell office:value-type="float" office:value="57.9999241616274" calcext:value-type="float">
            <text:p>57.9999241616274</text:p>
          </table:table-cell>
          <table:table-cell office:value-type="float" office:value="2186.77685950413" calcext:value-type="float">
            <text:p>2186.776859504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65.3180885787816" calcext:value-type="float">
            <text:p>65.3180885787816</text:p>
          </table:table-cell>
          <table:table-cell office:value-type="float" office:value="2223.22314049587" calcext:value-type="float">
            <text:p>2223.223140495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49.1822268786931" calcext:value-type="float">
            <text:p>49.1822268786931</text:p>
          </table:table-cell>
          <table:table-cell office:value-type="float" office:value="2259.6694214876" calcext:value-type="float">
            <text:p>2259.66942148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27.6691130947331" calcext:value-type="float">
            <text:p>27.6691130947331</text:p>
          </table:table-cell>
          <table:table-cell office:value-type="float" office:value="2296.11570247934" calcext:value-type="float">
            <text:p>2296.115702479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658705294054925" calcext:value-type="float">
            <text:p>-0.658705294054925</text:p>
          </table:table-cell>
          <table:table-cell office:value-type="float" office:value="0.658705294054925" calcext:value-type="float">
            <text:p>0.658705294054925</text:p>
          </table:table-cell>
          <table:table-cell office:value-type="float" office:value="2332.56198347107" calcext:value-type="float">
            <text:p>2332.561983471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32.6837898848316" calcext:value-type="float">
            <text:p>32.6837898848316</text:p>
          </table:table-cell>
          <table:table-cell office:value-type="float" office:value="2369.00826446281" calcext:value-type="float">
            <text:p>2369.008264462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2.84614908575665" calcext:value-type="float">
            <text:p>-2.84614908575665</text:p>
          </table:table-cell>
          <table:table-cell office:value-type="float" office:value="2.84614908575665" calcext:value-type="float">
            <text:p>2.84614908575665</text:p>
          </table:table-cell>
          <table:table-cell office:value-type="float" office:value="2405.45454545455" calcext:value-type="float">
            <text:p>2405.454545454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23.3182387203596" calcext:value-type="float">
            <text:p>23.3182387203596</text:p>
          </table:table-cell>
          <table:table-cell office:value-type="float" office:value="2441.90082644628" calcext:value-type="float">
            <text:p>2441.900826446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.95015251401192" calcext:value-type="float">
            <text:p>-3.95015251401192</text:p>
          </table:table-cell>
          <table:table-cell office:value-type="float" office:value="3.95015251401192" calcext:value-type="float">
            <text:p>3.95015251401192</text:p>
          </table:table-cell>
          <table:table-cell office:value-type="float" office:value="2478.34710743802" calcext:value-type="float">
            <text:p>2478.347107438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9.7288684034616" calcext:value-type="float">
            <text:p>19.7288684034616</text:p>
          </table:table-cell>
          <table:table-cell office:value-type="float" office:value="2514.79338842975" calcext:value-type="float">
            <text:p>2514.793388429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.740030283609599" calcext:value-type="float">
            <text:p>0.740030283609599</text:p>
          </table:table-cell>
          <table:table-cell office:value-type="float" office:value="2551.23966942149" calcext:value-type="float">
            <text:p>2551.239669421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22.9700529266532" calcext:value-type="float">
            <text:p>22.9700529266532</text:p>
          </table:table-cell>
          <table:table-cell office:value-type="float" office:value="2587.68595041322" calcext:value-type="float">
            <text:p>2587.685950413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583492627639235" calcext:value-type="float">
            <text:p>-0.583492627639235</text:p>
          </table:table-cell>
          <table:table-cell office:value-type="float" office:value="0.583492627639235" calcext:value-type="float">
            <text:p>0.583492627639235</text:p>
          </table:table-cell>
          <table:table-cell office:value-type="float" office:value="2624.13223140496" calcext:value-type="float">
            <text:p>2624.1322314049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8.3406478883004" calcext:value-type="float">
            <text:p>18.3406478883004</text:p>
          </table:table-cell>
          <table:table-cell office:value-type="float" office:value="2660.57851239669" calcext:value-type="float">
            <text:p>2660.578512396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.58837321356477" calcext:value-type="float">
            <text:p>1.58837321356477</text:p>
          </table:table-cell>
          <table:table-cell office:value-type="float" office:value="2697.02479338843" calcext:value-type="float">
            <text:p>2697.024793388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4.5028947178137" calcext:value-type="float">
            <text:p>14.5028947178137</text:p>
          </table:table-cell>
          <table:table-cell office:value-type="float" office:value="2733.47107438017" calcext:value-type="float">
            <text:p>2733.471074380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4.05826960202878" calcext:value-type="float">
            <text:p>4.05826960202878</text:p>
          </table:table-cell>
          <table:table-cell office:value-type="float" office:value="2769.9173553719" calcext:value-type="float">
            <text:p>2769.91735537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4.3073518894881" calcext:value-type="float">
            <text:p>14.3073518894881</text:p>
          </table:table-cell>
          <table:table-cell office:value-type="float" office:value="2806.36363636364" calcext:value-type="float">
            <text:p>2806.363636363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.06699265526546" calcext:value-type="float">
            <text:p>-5.06699265526546</text:p>
          </table:table-cell>
          <table:table-cell office:value-type="float" office:value="5.06699265526546" calcext:value-type="float">
            <text:p>5.06699265526546</text:p>
          </table:table-cell>
          <table:table-cell office:value-type="float" office:value="2842.80991735537" calcext:value-type="float">
            <text:p>2842.809917355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4.1628218219121" calcext:value-type="float">
            <text:p>14.1628218219121</text:p>
          </table:table-cell>
          <table:table-cell office:value-type="float" office:value="2879.25619834711" calcext:value-type="float">
            <text:p>2879.256198347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.34583365252453" calcext:value-type="float">
            <text:p>1.34583365252453</text:p>
          </table:table-cell>
          <table:table-cell office:value-type="float" office:value="2915.70247933884" calcext:value-type="float">
            <text:p>2915.702479338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8.87377685175027" calcext:value-type="float">
            <text:p>8.87377685175027</text:p>
          </table:table-cell>
          <table:table-cell office:value-type="float" office:value="2952.14876033058" calcext:value-type="float">
            <text:p>2952.148760330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.60584261317825" calcext:value-type="float">
            <text:p>-3.60584261317825</text:p>
          </table:table-cell>
          <table:table-cell office:value-type="float" office:value="3.60584261317825" calcext:value-type="float">
            <text:p>3.60584261317825</text:p>
          </table:table-cell>
          <table:table-cell office:value-type="float" office:value="2988.59504132231" calcext:value-type="float">
            <text:p>2988.595041322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2.386492101116" calcext:value-type="float">
            <text:p>12.386492101116</text:p>
          </table:table-cell>
          <table:table-cell office:value-type="float" office:value="3025.04132231405" calcext:value-type="float">
            <text:p>3025.041322314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.8228847340047" calcext:value-type="float">
            <text:p>-2.8228847340047</text:p>
          </table:table-cell>
          <table:table-cell office:value-type="float" office:value="2.8228847340047" calcext:value-type="float">
            <text:p>2.8228847340047</text:p>
          </table:table-cell>
          <table:table-cell office:value-type="float" office:value="3061.48760330579" calcext:value-type="float">
            <text:p>3061.487603305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0.0159779716993" calcext:value-type="float">
            <text:p>10.0159779716993</text:p>
          </table:table-cell>
          <table:table-cell office:value-type="float" office:value="3097.93388429752" calcext:value-type="float">
            <text:p>3097.933884297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2.43103942165888" calcext:value-type="float">
            <text:p>-2.43103942165888</text:p>
          </table:table-cell>
          <table:table-cell office:value-type="float" office:value="2.43103942165888" calcext:value-type="float">
            <text:p>2.43103942165888</text:p>
          </table:table-cell>
          <table:table-cell office:value-type="float" office:value="3134.38016528926" calcext:value-type="float">
            <text:p>3134.380165289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9.75026225760836" calcext:value-type="float">
            <text:p>9.75026225760836</text:p>
          </table:table-cell>
          <table:table-cell office:value-type="float" office:value="3170.82644628099" calcext:value-type="float">
            <text:p>3170.826446280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724697466894584" calcext:value-type="float">
            <text:p>-0.724697466894584</text:p>
          </table:table-cell>
          <table:table-cell office:value-type="float" office:value="0.724697466894584" calcext:value-type="float">
            <text:p>0.724697466894584</text:p>
          </table:table-cell>
          <table:table-cell office:value-type="float" office:value="3207.27272727273" calcext:value-type="float">
            <text:p>3207.272727272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0.8479998790285" calcext:value-type="float">
            <text:p>10.8479998790285</text:p>
          </table:table-cell>
          <table:table-cell office:value-type="float" office:value="3243.71900826446" calcext:value-type="float">
            <text:p>3243.719008264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372164858096235" calcext:value-type="float">
            <text:p>-0.372164858096235</text:p>
          </table:table-cell>
          <table:table-cell office:value-type="float" office:value="0.372164858096235" calcext:value-type="float">
            <text:p>0.372164858096235</text:p>
          </table:table-cell>
          <table:table-cell office:value-type="float" office:value="3280.1652892562" calcext:value-type="float">
            <text:p>3280.165289256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8.49708765690862" calcext:value-type="float">
            <text:p>8.49708765690862</text:p>
          </table:table-cell>
          <table:table-cell office:value-type="float" office:value="3316.61157024793" calcext:value-type="float">
            <text:p>3316.611570247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2.21899135291605" calcext:value-type="float">
            <text:p>-2.21899135291605</text:p>
          </table:table-cell>
          <table:table-cell office:value-type="float" office:value="2.21899135291605" calcext:value-type="float">
            <text:p>2.21899135291605</text:p>
          </table:table-cell>
          <table:table-cell office:value-type="float" office:value="3353.05785123967" calcext:value-type="float">
            <text:p>3353.057851239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9.4871990195835" calcext:value-type="float">
            <text:p>9.4871990195835</text:p>
          </table:table-cell>
          <table:table-cell office:value-type="float" office:value="3389.5041322314" calcext:value-type="float">
            <text:p>3389.50413223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520744212839908" calcext:value-type="float">
            <text:p>-0.520744212839908</text:p>
          </table:table-cell>
          <table:table-cell office:value-type="float" office:value="0.520744212839908" calcext:value-type="float">
            <text:p>0.520744212839908</text:p>
          </table:table-cell>
          <table:table-cell office:value-type="float" office:value="3425.95041322314" calcext:value-type="float">
            <text:p>3425.950413223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1.3905622695973" calcext:value-type="float">
            <text:p>11.3905622695973</text:p>
          </table:table-cell>
          <table:table-cell office:value-type="float" office:value="3462.39669421488" calcext:value-type="float">
            <text:p>3462.396694214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.17480838676985" calcext:value-type="float">
            <text:p>-1.17480838676985</text:p>
          </table:table-cell>
          <table:table-cell office:value-type="float" office:value="1.17480838676985" calcext:value-type="float">
            <text:p>1.17480838676985</text:p>
          </table:table-cell>
          <table:table-cell office:value-type="float" office:value="3498.84297520661" calcext:value-type="float">
            <text:p>3498.842975206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5.62012373466062" calcext:value-type="float">
            <text:p>5.62012373466062</text:p>
          </table:table-cell>
          <table:table-cell office:value-type="float" office:value="3535.28925619835" calcext:value-type="float">
            <text:p>3535.289256198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2.40223011394515" calcext:value-type="float">
            <text:p>-2.40223011394515</text:p>
          </table:table-cell>
          <table:table-cell office:value-type="float" office:value="2.40223011394515" calcext:value-type="float">
            <text:p>2.40223011394515</text:p>
          </table:table-cell>
          <table:table-cell office:value-type="float" office:value="3571.73553719008" calcext:value-type="float">
            <text:p>3571.735537190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8.62690006068985" calcext:value-type="float">
            <text:p>8.62690006068985</text:p>
          </table:table-cell>
          <table:table-cell office:value-type="float" office:value="3608.18181818182" calcext:value-type="float">
            <text:p>3608.181818181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.09804331715561" calcext:value-type="float">
            <text:p>-1.09804331715561</text:p>
          </table:table-cell>
          <table:table-cell office:value-type="float" office:value="1.09804331715561" calcext:value-type="float">
            <text:p>1.09804331715561</text:p>
          </table:table-cell>
          <table:table-cell office:value-type="float" office:value="3644.62809917355" calcext:value-type="float">
            <text:p>3644.628099173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6.14659036115256" calcext:value-type="float">
            <text:p>6.14659036115256</text:p>
          </table:table-cell>
          <table:table-cell office:value-type="float" office:value="3681.07438016529" calcext:value-type="float">
            <text:p>3681.0743801652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.7183370887457" calcext:value-type="float">
            <text:p>1.7183370887457</text:p>
          </table:table-cell>
          <table:table-cell office:value-type="float" office:value="3717.52066115702" calcext:value-type="float">
            <text:p>3717.520661157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6.97316922723092" calcext:value-type="float">
            <text:p>6.97316922723092</text:p>
          </table:table-cell>
          <table:table-cell office:value-type="float" office:value="3753.96694214876" calcext:value-type="float">
            <text:p>3753.966942148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.470266139899476" calcext:value-type="float">
            <text:p>0.470266139899476</text:p>
          </table:table-cell>
          <table:table-cell office:value-type="float" office:value="3790.4132231405" calcext:value-type="float">
            <text:p>3790.41322314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7.99876453809319" calcext:value-type="float">
            <text:p>7.99876453809319</text:p>
          </table:table-cell>
          <table:table-cell office:value-type="float" office:value="3826.85950413223" calcext:value-type="float">
            <text:p>3826.859504132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3.01805038797242" calcext:value-type="float">
            <text:p>-3.01805038797242</text:p>
          </table:table-cell>
          <table:table-cell office:value-type="float" office:value="3.01805038797242" calcext:value-type="float">
            <text:p>3.01805038797242</text:p>
          </table:table-cell>
          <table:table-cell office:value-type="float" office:value="3863.30578512397" calcext:value-type="float">
            <text:p>3863.305785123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8.11622406706865" calcext:value-type="float">
            <text:p>8.11622406706865</text:p>
          </table:table-cell>
          <table:table-cell office:value-type="float" office:value="3899.7520661157" calcext:value-type="float">
            <text:p>3899.752066115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2.80097073306953" calcext:value-type="float">
            <text:p>-2.80097073306953</text:p>
          </table:table-cell>
          <table:table-cell office:value-type="float" office:value="2.80097073306953" calcext:value-type="float">
            <text:p>2.80097073306953</text:p>
          </table:table-cell>
          <table:table-cell office:value-type="float" office:value="3936.19834710744" calcext:value-type="float">
            <text:p>3936.198347107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5.01633795154057" calcext:value-type="float">
            <text:p>5.01633795154057</text:p>
          </table:table-cell>
          <table:table-cell office:value-type="float" office:value="3972.64462809917" calcext:value-type="float">
            <text:p>3972.644628099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745210181540595" calcext:value-type="float">
            <text:p>-0.745210181540595</text:p>
          </table:table-cell>
          <table:table-cell office:value-type="float" office:value="0.745210181540595" calcext:value-type="float">
            <text:p>0.745210181540595</text:p>
          </table:table-cell>
          <table:table-cell office:value-type="float" office:value="4009.09090909091" calcext:value-type="float">
            <text:p>4009.0909090909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6.33796294763306" calcext:value-type="float">
            <text:p>6.33796294763306</text:p>
          </table:table-cell>
          <table:table-cell office:value-type="float" office:value="4045.53719008264" calcext:value-type="float">
            <text:p>4045.5371900826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629423279447864" calcext:value-type="float">
            <text:p>-0.629423279447864</text:p>
          </table:table-cell>
          <table:table-cell office:value-type="float" office:value="0.629423279447864" calcext:value-type="float">
            <text:p>0.629423279447864</text:p>
          </table:table-cell>
          <table:table-cell office:value-type="float" office:value="4081.98347107438" calcext:value-type="float">
            <text:p>4081.9834710743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3.23251065212194" calcext:value-type="float">
            <text:p>3.23251065212194</text:p>
          </table:table-cell>
          <table:table-cell office:value-type="float" office:value="4118.42975206612" calcext:value-type="float">
            <text:p>4118.429752066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2.06436192368044" calcext:value-type="float">
            <text:p>2.06436192368044</text:p>
          </table:table-cell>
          <table:table-cell office:value-type="float" office:value="4154.87603305785" calcext:value-type="float">
            <text:p>4154.876033057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7.68511669190722" calcext:value-type="float">
            <text:p>7.68511669190722</text:p>
          </table:table-cell>
          <table:table-cell office:value-type="float" office:value="4191.32231404959" calcext:value-type="float">
            <text:p>4191.322314049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0.95019231681989" calcext:value-type="float">
            <text:p>-0.95019231681989</text:p>
          </table:table-cell>
          <table:table-cell office:value-type="float" office:value="0.95019231681989" calcext:value-type="float">
            <text:p>0.95019231681989</text:p>
          </table:table-cell>
          <table:table-cell office:value-type="float" office:value="4227.76859504132" calcext:value-type="float">
            <text:p>4227.7685950413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7.53241974154926" calcext:value-type="float">
            <text:p>7.53241974154926</text:p>
          </table:table-cell>
          <table:table-cell office:value-type="float" office:value="4264.21487603306" calcext:value-type="float">
            <text:p>4264.214876033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0471764908023618" calcext:value-type="float">
            <text:p>-0.047176490802362</text:p>
          </table:table-cell>
          <table:table-cell office:value-type="float" office:value="0.0471764908023618" calcext:value-type="float">
            <text:p>0.047176490802362</text:p>
          </table:table-cell>
          <table:table-cell office:value-type="float" office:value="4300.66115702479" calcext:value-type="float">
            <text:p>4300.6611570247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4.12736234650239" calcext:value-type="float">
            <text:p>4.12736234650239</text:p>
          </table:table-cell>
          <table:table-cell office:value-type="float" office:value="4337.10743801653" calcext:value-type="float">
            <text:p>4337.107438016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.21993165029342" calcext:value-type="float">
            <text:p>-2.21993165029342</text:p>
          </table:table-cell>
          <table:table-cell office:value-type="float" office:value="2.21993165029342" calcext:value-type="float">
            <text:p>2.21993165029342</text:p>
          </table:table-cell>
          <table:table-cell office:value-type="float" office:value="4373.55371900826" calcext:value-type="float">
            <text:p>4373.55371900826</text:p>
          </table:table-cell>
        </table:table-row>
      </table:table>
      <table:table table:name="Raw Data" table:style-name="ta1"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44100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A3]/44100" office:value-type="float" office:value="0.0000226757369614512" calcext:value-type="float">
            <text:p>2.26757369614512E-05</text:p>
          </table:table-cell>
          <table:table-cell office:value-type="float" office:value="-152" calcext:value-type="float">
            <text:p>-152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A4]/44100" office:value-type="float" office:value="0.0000453514739229025" calcext:value-type="float">
            <text:p>4.53514739229025E-05</text:p>
          </table:table-cell>
          <table:table-cell office:value-type="float" office:value="-655" calcext:value-type="float">
            <text:p>-655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A5]/44100" office:value-type="float" office:value="0.0000680272108843537" calcext:value-type="float">
            <text:p>6.80272108843537E-05</text:p>
          </table:table-cell>
          <table:table-cell office:value-type="float" office:value="-1157" calcext:value-type="float">
            <text:p>-1157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A6]/44100" office:value-type="float" office:value="0.000090702947845805" calcext:value-type="float">
            <text:p>9.0702947845805E-05</text:p>
          </table:table-cell>
          <table:table-cell office:value-type="float" office:value="-1773" calcext:value-type="float">
            <text:p>-1773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A7]/44100" office:value-type="float" office:value="0.000113378684807256" calcext:value-type="float">
            <text:p>0.000113378684807</text:p>
          </table:table-cell>
          <table:table-cell office:value-type="float" office:value="-2341" calcext:value-type="float">
            <text:p>-234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A8]/44100" office:value-type="float" office:value="0.000136054421768707" calcext:value-type="float">
            <text:p>0.000136054421769</text:p>
          </table:table-cell>
          <table:table-cell office:value-type="float" office:value="-2974" calcext:value-type="float">
            <text:p>-2974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A9]/44100" office:value-type="float" office:value="0.000158730158730159" calcext:value-type="float">
            <text:p>0.00015873015873</text:p>
          </table:table-cell>
          <table:table-cell office:value-type="float" office:value="-3567" calcext:value-type="float">
            <text:p>-356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A10]/44100" office:value-type="float" office:value="0.00018140589569161" calcext:value-type="float">
            <text:p>0.000181405895692</text:p>
          </table:table-cell>
          <table:table-cell office:value-type="float" office:value="-4178" calcext:value-type="float">
            <text:p>-417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A11]/44100" office:value-type="float" office:value="0.000204081632653061" calcext:value-type="float">
            <text:p>0.000204081632653</text:p>
          </table:table-cell>
          <table:table-cell office:value-type="float" office:value="-4679" calcext:value-type="float">
            <text:p>-467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A12]/44100" office:value-type="float" office:value="0.000226757369614512" calcext:value-type="float">
            <text:p>0.000226757369615</text:p>
          </table:table-cell>
          <table:table-cell office:value-type="float" office:value="-5217" calcext:value-type="float">
            <text:p>-5217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A13]/44100" office:value-type="float" office:value="0.000249433106575964" calcext:value-type="float">
            <text:p>0.000249433106576</text:p>
          </table:table-cell>
          <table:table-cell office:value-type="float" office:value="-5575" calcext:value-type="float">
            <text:p>-5575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A14]/44100" office:value-type="float" office:value="0.000272108843537415" calcext:value-type="float">
            <text:p>0.000272108843537</text:p>
          </table:table-cell>
          <table:table-cell office:value-type="float" office:value="-5912" calcext:value-type="float">
            <text:p>-591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A15]/44100" office:value-type="float" office:value="0.000294784580498866" calcext:value-type="float">
            <text:p>0.000294784580499</text:p>
          </table:table-cell>
          <table:table-cell office:value-type="float" office:value="-6115" calcext:value-type="float">
            <text:p>-6115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A16]/44100" office:value-type="float" office:value="0.000317460317460317" calcext:value-type="float">
            <text:p>0.00031746031746</text:p>
          </table:table-cell>
          <table:table-cell office:value-type="float" office:value="-6193" calcext:value-type="float">
            <text:p>-6193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A17]/44100" office:value-type="float" office:value="0.000340136054421769" calcext:value-type="float">
            <text:p>0.000340136054422</text:p>
          </table:table-cell>
          <table:table-cell office:value-type="float" office:value="-6192" calcext:value-type="float">
            <text:p>-6192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A18]/44100" office:value-type="float" office:value="0.00036281179138322" calcext:value-type="float">
            <text:p>0.000362811791383</text:p>
          </table:table-cell>
          <table:table-cell office:value-type="float" office:value="-5988" calcext:value-type="float">
            <text:p>-5988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A19]/44100" office:value-type="float" office:value="0.000385487528344671" calcext:value-type="float">
            <text:p>0.000385487528345</text:p>
          </table:table-cell>
          <table:table-cell office:value-type="float" office:value="-5737" calcext:value-type="float">
            <text:p>-5737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A20]/44100" office:value-type="float" office:value="0.000408163265306122" calcext:value-type="float">
            <text:p>0.000408163265306</text:p>
          </table:table-cell>
          <table:table-cell office:value-type="float" office:value="-5296" calcext:value-type="float">
            <text:p>-5296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A21]/44100" office:value-type="float" office:value="0.000430839002267574" calcext:value-type="float">
            <text:p>0.000430839002268</text:p>
          </table:table-cell>
          <table:table-cell office:value-type="float" office:value="-4774" calcext:value-type="float">
            <text:p>-4774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A22]/44100" office:value-type="float" office:value="0.000453514739229025" calcext:value-type="float">
            <text:p>0.000453514739229</text:p>
          </table:table-cell>
          <table:table-cell office:value-type="float" office:value="-4175" calcext:value-type="float">
            <text:p>-4175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A23]/44100" office:value-type="float" office:value="0.000476190476190476" calcext:value-type="float">
            <text:p>0.00047619047619</text:p>
          </table:table-cell>
          <table:table-cell office:value-type="float" office:value="-3523" calcext:value-type="float">
            <text:p>-3523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A24]/44100" office:value-type="float" office:value="0.000498866213151927" calcext:value-type="float">
            <text:p>0.000498866213152</text:p>
          </table:table-cell>
          <table:table-cell office:value-type="float" office:value="-2764" calcext:value-type="float">
            <text:p>-2764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A25]/44100" office:value-type="float" office:value="0.000521541950113379" calcext:value-type="float">
            <text:p>0.000521541950113</text:p>
          </table:table-cell>
          <table:table-cell office:value-type="float" office:value="-2018" calcext:value-type="float">
            <text:p>-2018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A26]/44100" office:value-type="float" office:value="0.00054421768707483" calcext:value-type="float">
            <text:p>0.000544217687075</text:p>
          </table:table-cell>
          <table:table-cell office:value-type="float" office:value="-1200" calcext:value-type="float">
            <text:p>-1200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A27]/44100" office:value-type="float" office:value="0.000566893424036281" calcext:value-type="float">
            <text:p>0.000566893424036</text:p>
          </table:table-cell>
          <table:table-cell office:value-type="float" office:value="-415" calcext:value-type="float">
            <text:p>-415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A28]/44100" office:value-type="float" office:value="0.000589569160997732" calcext:value-type="float">
            <text:p>0.00058956916099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A29]/44100" office:value-type="float" office:value="0.000612244897959184" calcext:value-type="float">
            <text:p>0.000612244897959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A30]/44100" office:value-type="float" office:value="0.000634920634920635" calcext:value-type="float">
            <text:p>0.000634920634921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A31]/44100" office:value-type="float" office:value="0.000657596371882086" calcext:value-type="float">
            <text:p>0.000657596371882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A32]/44100" office:value-type="float" office:value="0.000680272108843537" calcext:value-type="float">
            <text:p>0.000680272108844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A33]/44100" office:value-type="float" office:value="0.000702947845804989" calcext:value-type="float">
            <text:p>0.000702947845805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A34]/44100" office:value-type="float" office:value="0.00072562358276644" calcext:value-type="float">
            <text:p>0.000725623582766</text:p>
          </table:table-cell>
          <table:table-cell office:value-type="float" office:value="3721" calcext:value-type="float">
            <text:p>3721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A35]/44100" office:value-type="float" office:value="0.000748299319727891" calcext:value-type="float">
            <text:p>0.000748299319728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A36]/44100" office:value-type="float" office:value="0.000770975056689342" calcext:value-type="float">
            <text:p>0.000770975056689</text:p>
          </table:table-cell>
          <table:table-cell office:value-type="float" office:value="4176" calcext:value-type="float">
            <text:p>4176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A37]/44100" office:value-type="float" office:value="0.000793650793650794" calcext:value-type="float">
            <text:p>0.000793650793651</text:p>
          </table:table-cell>
          <table:table-cell office:value-type="float" office:value="4279" calcext:value-type="float">
            <text:p>4279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[.A38]/44100" office:value-type="float" office:value="0.000816326530612245" calcext:value-type="float">
            <text:p>0.00081632653061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[.A39]/44100" office:value-type="float" office:value="0.000839002267573696" calcext:value-type="float">
            <text:p>0.000839002267574</text:p>
          </table:table-cell>
          <table:table-cell office:value-type="float" office:value="4131" calcext:value-type="float">
            <text:p>4131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[.A40]/44100" office:value-type="float" office:value="0.000861678004535147" calcext:value-type="float">
            <text:p>0.000861678004535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[.A41]/44100" office:value-type="float" office:value="0.000884353741496599" calcext:value-type="float">
            <text:p>0.000884353741497</text:p>
          </table:table-cell>
          <table:table-cell office:value-type="float" office:value="3593" calcext:value-type="float">
            <text:p>3593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[.A42]/44100" office:value-type="float" office:value="0.00090702947845805" calcext:value-type="float">
            <text:p>0.000907029478458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[.A43]/44100" office:value-type="float" office:value="0.000929705215419501" calcext:value-type="float">
            <text:p>0.00092970521542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[.A44]/44100" office:value-type="float" office:value="0.000952380952380952" calcext:value-type="float">
            <text:p>0.000952380952381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[.A45]/44100" office:value-type="float" office:value="0.000975056689342404" calcext:value-type="float">
            <text:p>0.000975056689342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[.A46]/44100" office:value-type="float" office:value="0.000997732426303855" calcext:value-type="float">
            <text:p>0.00099773242630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[.A47]/44100" office:value-type="float" office:value="0.00102040816326531" calcext:value-type="float">
            <text:p>0.001020408163265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[.A48]/44100" office:value-type="float" office:value="0.00104308390022676" calcext:value-type="float">
            <text:p>0.001043083900227</text:p>
          </table:table-cell>
          <table:table-cell office:value-type="float" office:value="-899" calcext:value-type="float">
            <text:p>-899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[.A49]/44100" office:value-type="float" office:value="0.00106575963718821" calcext:value-type="float">
            <text:p>0.001065759637188</text:p>
          </table:table-cell>
          <table:table-cell office:value-type="float" office:value="-1738" calcext:value-type="float">
            <text:p>-1738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[.A50]/44100" office:value-type="float" office:value="0.00108843537414966" calcext:value-type="float">
            <text:p>0.00108843537415</text:p>
          </table:table-cell>
          <table:table-cell office:value-type="float" office:value="-2627" calcext:value-type="float">
            <text:p>-2627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[.A51]/44100" office:value-type="float" office:value="0.00111111111111111" calcext:value-type="float">
            <text:p>0.001111111111111</text:p>
          </table:table-cell>
          <table:table-cell office:value-type="float" office:value="-3582" calcext:value-type="float">
            <text:p>-3582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[.A52]/44100" office:value-type="float" office:value="0.00113378684807256" calcext:value-type="float">
            <text:p>0.001133786848073</text:p>
          </table:table-cell>
          <table:table-cell office:value-type="float" office:value="-4487" calcext:value-type="float">
            <text:p>-4487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[.A53]/44100" office:value-type="float" office:value="0.00115646258503401" calcext:value-type="float">
            <text:p>0.001156462585034</text:p>
          </table:table-cell>
          <table:table-cell office:value-type="float" office:value="-5374" calcext:value-type="float">
            <text:p>-5374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[.A54]/44100" office:value-type="float" office:value="0.00117913832199547" calcext:value-type="float">
            <text:p>0.001179138321995</text:p>
          </table:table-cell>
          <table:table-cell office:value-type="float" office:value="-6223" calcext:value-type="float">
            <text:p>-6223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[.A55]/44100" office:value-type="float" office:value="0.00120181405895692" calcext:value-type="float">
            <text:p>0.001201814058957</text:p>
          </table:table-cell>
          <table:table-cell office:value-type="float" office:value="-7010" calcext:value-type="float">
            <text:p>-7010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[.A56]/44100" office:value-type="float" office:value="0.00122448979591837" calcext:value-type="float">
            <text:p>0.001224489795918</text:p>
          </table:table-cell>
          <table:table-cell office:value-type="float" office:value="-7691" calcext:value-type="float">
            <text:p>-7691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[.A57]/44100" office:value-type="float" office:value="0.00124716553287982" calcext:value-type="float">
            <text:p>0.00124716553288</text:p>
          </table:table-cell>
          <table:table-cell office:value-type="float" office:value="-8289" calcext:value-type="float">
            <text:p>-8289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[.A58]/44100" office:value-type="float" office:value="0.00126984126984127" calcext:value-type="float">
            <text:p>0.001269841269841</text:p>
          </table:table-cell>
          <table:table-cell office:value-type="float" office:value="-8706" calcext:value-type="float">
            <text:p>-8706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[.A59]/44100" office:value-type="float" office:value="0.00129251700680272" calcext:value-type="float">
            <text:p>0.001292517006803</text:p>
          </table:table-cell>
          <table:table-cell office:value-type="float" office:value="-9073" calcext:value-type="float">
            <text:p>-9073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[.A60]/44100" office:value-type="float" office:value="0.00131519274376417" calcext:value-type="float">
            <text:p>0.001315192743764</text:p>
          </table:table-cell>
          <table:table-cell office:value-type="float" office:value="-9144" calcext:value-type="float">
            <text:p>-9144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[.A61]/44100" office:value-type="float" office:value="0.00133786848072562" calcext:value-type="float">
            <text:p>0.001337868480726</text:p>
          </table:table-cell>
          <table:table-cell office:value-type="float" office:value="-9079" calcext:value-type="float">
            <text:p>-9079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[.A62]/44100" office:value-type="float" office:value="0.00136054421768707" calcext:value-type="float">
            <text:p>0.001360544217687</text:p>
          </table:table-cell>
          <table:table-cell office:value-type="float" office:value="-8742" calcext:value-type="float">
            <text:p>-8742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[.A63]/44100" office:value-type="float" office:value="0.00138321995464853" calcext:value-type="float">
            <text:p>0.001383219954649</text:p>
          </table:table-cell>
          <table:table-cell office:value-type="float" office:value="-8229" calcext:value-type="float">
            <text:p>-8229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[.A64]/44100" office:value-type="float" office:value="0.00140589569160998" calcext:value-type="float">
            <text:p>0.00140589569161</text:p>
          </table:table-cell>
          <table:table-cell office:value-type="float" office:value="-7434" calcext:value-type="float">
            <text:p>-7434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[.A65]/44100" office:value-type="float" office:value="0.00142857142857143" calcext:value-type="float">
            <text:p>0.001428571428571</text:p>
          </table:table-cell>
          <table:table-cell office:value-type="float" office:value="-6369" calcext:value-type="float">
            <text:p>-6369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[.A66]/44100" office:value-type="float" office:value="0.00145124716553288" calcext:value-type="float">
            <text:p>0.001451247165533</text:p>
          </table:table-cell>
          <table:table-cell office:value-type="float" office:value="-5155" calcext:value-type="float">
            <text:p>-5155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[.A67]/44100" office:value-type="float" office:value="0.00147392290249433" calcext:value-type="float">
            <text:p>0.001473922902494</text:p>
          </table:table-cell>
          <table:table-cell office:value-type="float" office:value="-3674" calcext:value-type="float">
            <text:p>-3674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[.A68]/44100" office:value-type="float" office:value="0.00149659863945578" calcext:value-type="float">
            <text:p>0.001496598639456</text:p>
          </table:table-cell>
          <table:table-cell office:value-type="float" office:value="-1997" calcext:value-type="float">
            <text:p>-1997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[.A69]/44100" office:value-type="float" office:value="0.00151927437641723" calcext:value-type="float">
            <text:p>0.001519274376417</text:p>
          </table:table-cell>
          <table:table-cell office:value-type="float" office:value="-172" calcext:value-type="float">
            <text:p>-172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[.A70]/44100" office:value-type="float" office:value="0.00154195011337868" calcext:value-type="float">
            <text:p>0.001541950113379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[.A71]/44100" office:value-type="float" office:value="0.00156462585034014" calcext:value-type="float">
            <text:p>0.00156462585034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[.A72]/44100" office:value-type="float" office:value="0.00158730158730159" calcext:value-type="float">
            <text:p>0.001587301587302</text:p>
          </table:table-cell>
          <table:table-cell office:value-type="float" office:value="5761" calcext:value-type="float">
            <text:p>5761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[.A73]/44100" office:value-type="float" office:value="0.00160997732426304" calcext:value-type="float">
            <text:p>0.001609977324263</text:p>
          </table:table-cell>
          <table:table-cell office:value-type="float" office:value="7744" calcext:value-type="float">
            <text:p>7744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[.A74]/44100" office:value-type="float" office:value="0.00163265306122449" calcext:value-type="float">
            <text:p>0.001632653061224</text:p>
          </table:table-cell>
          <table:table-cell office:value-type="float" office:value="9616" calcext:value-type="float">
            <text:p>9616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[.A75]/44100" office:value-type="float" office:value="0.00165532879818594" calcext:value-type="float">
            <text:p>0.001655328798186</text:p>
          </table:table-cell>
          <table:table-cell office:value-type="float" office:value="11325" calcext:value-type="float">
            <text:p>11325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[.A76]/44100" office:value-type="float" office:value="0.00167800453514739" calcext:value-type="float">
            <text:p>0.001678004535147</text:p>
          </table:table-cell>
          <table:table-cell office:value-type="float" office:value="12814" calcext:value-type="float">
            <text:p>12814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[.A77]/44100" office:value-type="float" office:value="0.00170068027210884" calcext:value-type="float">
            <text:p>0.001700680272109</text:p>
          </table:table-cell>
          <table:table-cell office:value-type="float" office:value="14047" calcext:value-type="float">
            <text:p>14047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[.A78]/44100" office:value-type="float" office:value="0.00172335600907029" calcext:value-type="float">
            <text:p>0.00172335600907</text:p>
          </table:table-cell>
          <table:table-cell office:value-type="float" office:value="14940" calcext:value-type="float">
            <text:p>14940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[.A79]/44100" office:value-type="float" office:value="0.00174603174603175" calcext:value-type="float">
            <text:p>0.001746031746032</text:p>
          </table:table-cell>
          <table:table-cell office:value-type="float" office:value="15479" calcext:value-type="float">
            <text:p>15479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[.A80]/44100" office:value-type="float" office:value="0.0017687074829932" calcext:value-type="float">
            <text:p>0.001768707482993</text:p>
          </table:table-cell>
          <table:table-cell office:value-type="float" office:value="15594" calcext:value-type="float">
            <text:p>15594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[.A81]/44100" office:value-type="float" office:value="0.00179138321995465" calcext:value-type="float">
            <text:p>0.001791383219955</text:p>
          </table:table-cell>
          <table:table-cell office:value-type="float" office:value="15334" calcext:value-type="float">
            <text:p>15334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[.A82]/44100" office:value-type="float" office:value="0.0018140589569161" calcext:value-type="float">
            <text:p>0.001814058956916</text:p>
          </table:table-cell>
          <table:table-cell office:value-type="float" office:value="14648" calcext:value-type="float">
            <text:p>14648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[.A83]/44100" office:value-type="float" office:value="0.00183673469387755" calcext:value-type="float">
            <text:p>0.001836734693878</text:p>
          </table:table-cell>
          <table:table-cell office:value-type="float" office:value="13571" calcext:value-type="float">
            <text:p>13571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[.A84]/44100" office:value-type="float" office:value="0.001859410430839" calcext:value-type="float">
            <text:p>0.001859410430839</text:p>
          </table:table-cell>
          <table:table-cell office:value-type="float" office:value="12078" calcext:value-type="float">
            <text:p>12078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[.A85]/44100" office:value-type="float" office:value="0.00188208616780045" calcext:value-type="float">
            <text:p>0.0018820861678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[.A86]/44100" office:value-type="float" office:value="0.0019047619047619" calcext:value-type="float">
            <text:p>0.001904761904762</text:p>
          </table:table-cell>
          <table:table-cell office:value-type="float" office:value="8163" calcext:value-type="float">
            <text:p>8163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[.A87]/44100" office:value-type="float" office:value="0.00192743764172336" calcext:value-type="float">
            <text:p>0.001927437641723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[.A88]/44100" office:value-type="float" office:value="0.00195011337868481" calcext:value-type="float">
            <text:p>0.001950113378685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[.A89]/44100" office:value-type="float" office:value="0.00197278911564626" calcext:value-type="float">
            <text:p>0.00197278911564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[.A90]/44100" office:value-type="float" office:value="0.00199546485260771" calcext:value-type="float">
            <text:p>0.001995464852608</text:p>
          </table:table-cell>
          <table:table-cell office:value-type="float" office:value="-1836" calcext:value-type="float">
            <text:p>-1836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[.A91]/44100" office:value-type="float" office:value="0.00201814058956916" calcext:value-type="float">
            <text:p>0.002018140589569</text:p>
          </table:table-cell>
          <table:table-cell office:value-type="float" office:value="-4399" calcext:value-type="float">
            <text:p>-4399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[.A92]/44100" office:value-type="float" office:value="0.00204081632653061" calcext:value-type="float">
            <text:p>0.002040816326531</text:p>
          </table:table-cell>
          <table:table-cell office:value-type="float" office:value="-6771" calcext:value-type="float">
            <text:p>-6771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[.A93]/44100" office:value-type="float" office:value="0.00206349206349206" calcext:value-type="float">
            <text:p>0.002063492063492</text:p>
          </table:table-cell>
          <table:table-cell office:value-type="float" office:value="-8913" calcext:value-type="float">
            <text:p>-8913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[.A94]/44100" office:value-type="float" office:value="0.00208616780045351" calcext:value-type="float">
            <text:p>0.002086167800454</text:p>
          </table:table-cell>
          <table:table-cell office:value-type="float" office:value="-10730" calcext:value-type="float">
            <text:p>-10730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[.A95]/44100" office:value-type="float" office:value="0.00210884353741497" calcext:value-type="float">
            <text:p>0.002108843537415</text:p>
          </table:table-cell>
          <table:table-cell office:value-type="float" office:value="-12200" calcext:value-type="float">
            <text:p>-12200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[.A96]/44100" office:value-type="float" office:value="0.00213151927437642" calcext:value-type="float">
            <text:p>0.002131519274376</text:p>
          </table:table-cell>
          <table:table-cell office:value-type="float" office:value="-13219" calcext:value-type="float">
            <text:p>-13219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[.A97]/44100" office:value-type="float" office:value="0.00215419501133787" calcext:value-type="float">
            <text:p>0.002154195011338</text:p>
          </table:table-cell>
          <table:table-cell office:value-type="float" office:value="-13833" calcext:value-type="float">
            <text:p>-13833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[.A98]/44100" office:value-type="float" office:value="0.00217687074829932" calcext:value-type="float">
            <text:p>0.002176870748299</text:p>
          </table:table-cell>
          <table:table-cell office:value-type="float" office:value="-13982" calcext:value-type="float">
            <text:p>-13982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[.A99]/44100" office:value-type="float" office:value="0.00219954648526077" calcext:value-type="float">
            <text:p>0.002199546485261</text:p>
          </table:table-cell>
          <table:table-cell office:value-type="float" office:value="-13646" calcext:value-type="float">
            <text:p>-13646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[.A100]/44100" office:value-type="float" office:value="0.00222222222222222" calcext:value-type="float">
            <text:p>0.002222222222222</text:p>
          </table:table-cell>
          <table:table-cell office:value-type="float" office:value="-12825" calcext:value-type="float">
            <text:p>-12825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[.A101]/44100" office:value-type="float" office:value="0.00224489795918367" calcext:value-type="float">
            <text:p>0.002244897959184</text:p>
          </table:table-cell>
          <table:table-cell office:value-type="float" office:value="-11609" calcext:value-type="float">
            <text:p>-11609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[.A102]/44100" office:value-type="float" office:value="0.00226757369614512" calcext:value-type="float">
            <text:p>0.002267573696145</text:p>
          </table:table-cell>
          <table:table-cell office:value-type="float" office:value="-9969" calcext:value-type="float">
            <text:p>-9969</text:p>
          </table:table-cell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[.A103]/44100" office:value-type="float" office:value="0.00229024943310658" calcext:value-type="float">
            <text:p>0.002290249433107</text:p>
          </table:table-cell>
          <table:table-cell office:value-type="float" office:value="-8004" calcext:value-type="float">
            <text:p>-8004</text:p>
          </table:table-cell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[.A104]/44100" office:value-type="float" office:value="0.00231292517006803" calcext:value-type="float">
            <text:p>0.002312925170068</text:p>
          </table:table-cell>
          <table:table-cell office:value-type="float" office:value="-5740" calcext:value-type="float">
            <text:p>-5740</text:p>
          </table:table-cell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[.A105]/44100" office:value-type="float" office:value="0.00233560090702948" calcext:value-type="float">
            <text:p>0.002335600907029</text:p>
          </table:table-cell>
          <table:table-cell office:value-type="float" office:value="-3215" calcext:value-type="float">
            <text:p>-3215</text:p>
          </table:table-cell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[.A106]/44100" office:value-type="float" office:value="0.00235827664399093" calcext:value-type="float">
            <text:p>0.002358276643991</text:p>
          </table:table-cell>
          <table:table-cell office:value-type="float" office:value="-532" calcext:value-type="float">
            <text:p>-532</text:p>
          </table:table-cell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[.A107]/44100" office:value-type="float" office:value="0.00238095238095238" calcext:value-type="float">
            <text:p>0.002380952380952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[.A108]/44100" office:value-type="float" office:value="0.00240362811791383" calcext:value-type="float">
            <text:p>0.002403628117914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[.A109]/44100" office:value-type="float" office:value="0.00242630385487528" calcext:value-type="float">
            <text:p>0.002426303854875</text:p>
          </table:table-cell>
          <table:table-cell office:value-type="float" office:value="7564" calcext:value-type="float">
            <text:p>7564</text:p>
          </table:table-cell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[.A110]/44100" office:value-type="float" office:value="0.00244897959183673" calcext:value-type="float">
            <text:p>0.002448979591837</text:p>
          </table:table-cell>
          <table:table-cell office:value-type="float" office:value="10036" calcext:value-type="float">
            <text:p>10036</text:p>
          </table:table-cell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[.A111]/44100" office:value-type="float" office:value="0.00247165532879819" calcext:value-type="float">
            <text:p>0.002471655328798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[.A112]/44100" office:value-type="float" office:value="0.00249433106575964" calcext:value-type="float">
            <text:p>0.00249433106576</text:p>
          </table:table-cell>
          <table:table-cell office:value-type="float" office:value="14241" calcext:value-type="float">
            <text:p>14241</text:p>
          </table:table-cell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[.A113]/44100" office:value-type="float" office:value="0.00251700680272109" calcext:value-type="float">
            <text:p>0.002517006802721</text:p>
          </table:table-cell>
          <table:table-cell office:value-type="float" office:value="15884" calcext:value-type="float">
            <text:p>15884</text:p>
          </table:table-cell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[.A114]/44100" office:value-type="float" office:value="0.00253968253968254" calcext:value-type="float">
            <text:p>0.002539682539683</text:p>
          </table:table-cell>
          <table:table-cell office:value-type="float" office:value="17106" calcext:value-type="float">
            <text:p>17106</text:p>
          </table:table-cell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[.A115]/44100" office:value-type="float" office:value="0.00256235827664399" calcext:value-type="float">
            <text:p>0.002562358276644</text:p>
          </table:table-cell>
          <table:table-cell office:value-type="float" office:value="17932" calcext:value-type="float">
            <text:p>17932</text:p>
          </table:table-cell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[.A116]/44100" office:value-type="float" office:value="0.00258503401360544" calcext:value-type="float">
            <text:p>0.002585034013605</text:p>
          </table:table-cell>
          <table:table-cell office:value-type="float" office:value="18350" calcext:value-type="float">
            <text:p>18350</text:p>
          </table:table-cell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[.A117]/44100" office:value-type="float" office:value="0.00260770975056689" calcext:value-type="float">
            <text:p>0.002607709750567</text:p>
          </table:table-cell>
          <table:table-cell office:value-type="float" office:value="18277" calcext:value-type="float">
            <text:p>18277</text:p>
          </table:table-cell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[.A118]/44100" office:value-type="float" office:value="0.00263038548752834" calcext:value-type="float">
            <text:p>0.002630385487528</text:p>
          </table:table-cell>
          <table:table-cell office:value-type="float" office:value="17866" calcext:value-type="float">
            <text:p>17866</text:p>
          </table:table-cell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[.A119]/44100" office:value-type="float" office:value="0.0026530612244898" calcext:value-type="float">
            <text:p>0.00265306122449</text:p>
          </table:table-cell>
          <table:table-cell office:value-type="float" office:value="16950" calcext:value-type="float">
            <text:p>16950</text:p>
          </table:table-cell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[.A120]/44100" office:value-type="float" office:value="0.00267573696145125" calcext:value-type="float">
            <text:p>0.002675736961451</text:p>
          </table:table-cell>
          <table:table-cell office:value-type="float" office:value="15689" calcext:value-type="float">
            <text:p>15689</text:p>
          </table:table-cell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[.A121]/44100" office:value-type="float" office:value="0.0026984126984127" calcext:value-type="float">
            <text:p>0.002698412698413</text:p>
          </table:table-cell>
          <table:table-cell office:value-type="float" office:value="14065" calcext:value-type="float">
            <text:p>14065</text:p>
          </table:table-cell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[.A122]/44100" office:value-type="float" office:value="0.00272108843537415" calcext:value-type="float">
            <text:p>0.002721088435374</text:p>
          </table:table-cell>
          <table:table-cell office:value-type="float" office:value="12175" calcext:value-type="float">
            <text:p>12175</text:p>
          </table:table-cell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[.A123]/44100" office:value-type="float" office:value="0.0027437641723356" calcext:value-type="float">
            <text:p>0.002743764172336</text:p>
          </table:table-cell>
          <table:table-cell office:value-type="float" office:value="10026" calcext:value-type="float">
            <text:p>10026</text:p>
          </table:table-cell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[.A124]/44100" office:value-type="float" office:value="0.00276643990929705" calcext:value-type="float">
            <text:p>0.002766439909297</text:p>
          </table:table-cell>
          <table:table-cell office:value-type="float" office:value="7704" calcext:value-type="float">
            <text:p>7704</text:p>
          </table:table-cell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[.A125]/44100" office:value-type="float" office:value="0.0027891156462585" calcext:value-type="float">
            <text:p>0.002789115646259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[.A126]/44100" office:value-type="float" office:value="0.00281179138321995" calcext:value-type="float">
            <text:p>0.00281179138322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[.A127]/44100" office:value-type="float" office:value="0.00283446712018141" calcext:value-type="float">
            <text:p>0.00283446712018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[.A128]/44100" office:value-type="float" office:value="0.00285714285714286" calcext:value-type="float">
            <text:p>0.002857142857143</text:p>
          </table:table-cell>
          <table:table-cell office:value-type="float" office:value="-1988" calcext:value-type="float">
            <text:p>-1988</text:p>
          </table:table-cell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[.A129]/44100" office:value-type="float" office:value="0.00287981859410431" calcext:value-type="float">
            <text:p>0.002879818594104</text:p>
          </table:table-cell>
          <table:table-cell office:value-type="float" office:value="-4230" calcext:value-type="float">
            <text:p>-4230</text:p>
          </table:table-cell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[.A130]/44100" office:value-type="float" office:value="0.00290249433106576" calcext:value-type="float">
            <text:p>0.002902494331066</text:p>
          </table:table-cell>
          <table:table-cell office:value-type="float" office:value="-6250" calcext:value-type="float">
            <text:p>-6250</text:p>
          </table:table-cell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[.A131]/44100" office:value-type="float" office:value="0.00292517006802721" calcext:value-type="float">
            <text:p>0.002925170068027</text:p>
          </table:table-cell>
          <table:table-cell office:value-type="float" office:value="-8065" calcext:value-type="float">
            <text:p>-8065</text:p>
          </table:table-cell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[.A132]/44100" office:value-type="float" office:value="0.00294784580498866" calcext:value-type="float">
            <text:p>0.002947845804989</text:p>
          </table:table-cell>
          <table:table-cell office:value-type="float" office:value="-9634" calcext:value-type="float">
            <text:p>-9634</text:p>
          </table:table-cell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[.A133]/44100" office:value-type="float" office:value="0.00297052154195011" calcext:value-type="float">
            <text:p>0.00297052154195</text:p>
          </table:table-cell>
          <table:table-cell office:value-type="float" office:value="-10903" calcext:value-type="float">
            <text:p>-10903</text:p>
          </table:table-cell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[.A134]/44100" office:value-type="float" office:value="0.00299319727891156" calcext:value-type="float">
            <text:p>0.002993197278912</text:p>
          </table:table-cell>
          <table:table-cell office:value-type="float" office:value="-11872" calcext:value-type="float">
            <text:p>-11872</text:p>
          </table:table-cell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[.A135]/44100" office:value-type="float" office:value="0.00301587301587302" calcext:value-type="float">
            <text:p>0.003015873015873</text:p>
          </table:table-cell>
          <table:table-cell office:value-type="float" office:value="-12535" calcext:value-type="float">
            <text:p>-12535</text:p>
          </table:table-cell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[.A136]/44100" office:value-type="float" office:value="0.00303854875283447" calcext:value-type="float">
            <text:p>0.003038548752834</text:p>
          </table:table-cell>
          <table:table-cell office:value-type="float" office:value="-12888" calcext:value-type="float">
            <text:p>-12888</text:p>
          </table:table-cell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[.A137]/44100" office:value-type="float" office:value="0.00306122448979592" calcext:value-type="float">
            <text:p>0.003061224489796</text:p>
          </table:table-cell>
          <table:table-cell office:value-type="float" office:value="-12991" calcext:value-type="float">
            <text:p>-12991</text:p>
          </table:table-cell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[.A138]/44100" office:value-type="float" office:value="0.00308390022675737" calcext:value-type="float">
            <text:p>0.003083900226757</text:p>
          </table:table-cell>
          <table:table-cell office:value-type="float" office:value="-12728" calcext:value-type="float">
            <text:p>-12728</text:p>
          </table:table-cell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[.A139]/44100" office:value-type="float" office:value="0.00310657596371882" calcext:value-type="float">
            <text:p>0.003106575963719</text:p>
          </table:table-cell>
          <table:table-cell office:value-type="float" office:value="-12334" calcext:value-type="float">
            <text:p>-12334</text:p>
          </table:table-cell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[.A140]/44100" office:value-type="float" office:value="0.00312925170068027" calcext:value-type="float">
            <text:p>0.00312925170068</text:p>
          </table:table-cell>
          <table:table-cell office:value-type="float" office:value="-11606" calcext:value-type="float">
            <text:p>-11606</text:p>
          </table:table-cell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[.A141]/44100" office:value-type="float" office:value="0.00315192743764172" calcext:value-type="float">
            <text:p>0.003151927437642</text:p>
          </table:table-cell>
          <table:table-cell office:value-type="float" office:value="-10740" calcext:value-type="float">
            <text:p>-10740</text:p>
          </table:table-cell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[.A142]/44100" office:value-type="float" office:value="0.00317460317460317" calcext:value-type="float">
            <text:p>0.003174603174603</text:p>
          </table:table-cell>
          <table:table-cell office:value-type="float" office:value="-9660" calcext:value-type="float">
            <text:p>-9660</text:p>
          </table:table-cell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[.A143]/44100" office:value-type="float" office:value="0.00319727891156463" calcext:value-type="float">
            <text:p>0.003197278911565</text:p>
          </table:table-cell>
          <table:table-cell office:value-type="float" office:value="-8490" calcext:value-type="float">
            <text:p>-8490</text:p>
          </table:table-cell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[.A144]/44100" office:value-type="float" office:value="0.00321995464852608" calcext:value-type="float">
            <text:p>0.003219954648526</text:p>
          </table:table-cell>
          <table:table-cell office:value-type="float" office:value="-7149" calcext:value-type="float">
            <text:p>-7149</text:p>
          </table:table-cell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[.A145]/44100" office:value-type="float" office:value="0.00324263038548753" calcext:value-type="float">
            <text:p>0.003242630385488</text:p>
          </table:table-cell>
          <table:table-cell office:value-type="float" office:value="-5724" calcext:value-type="float">
            <text:p>-5724</text:p>
          </table:table-cell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[.A146]/44100" office:value-type="float" office:value="0.00326530612244898" calcext:value-type="float">
            <text:p>0.003265306122449</text:p>
          </table:table-cell>
          <table:table-cell office:value-type="float" office:value="-4207" calcext:value-type="float">
            <text:p>-4207</text:p>
          </table:table-cell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[.A147]/44100" office:value-type="float" office:value="0.00328798185941043" calcext:value-type="float">
            <text:p>0.00328798185941</text:p>
          </table:table-cell>
          <table:table-cell office:value-type="float" office:value="-2706" calcext:value-type="float">
            <text:p>-2706</text:p>
          </table:table-cell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[.A148]/44100" office:value-type="float" office:value="0.00331065759637188" calcext:value-type="float">
            <text:p>0.003310657596372</text:p>
          </table:table-cell>
          <table:table-cell office:value-type="float" office:value="-1126" calcext:value-type="float">
            <text:p>-1126</text:p>
          </table:table-cell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[.A149]/44100" office:value-type="float" office:value="0.00333333333333333" calcext:value-type="float">
            <text:p>0.00333333333333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[.A150]/44100" office:value-type="float" office:value="0.00335600907029478" calcext:value-type="float">
            <text:p>0.003356009070295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[.A151]/44100" office:value-type="float" office:value="0.00337868480725624" calcext:value-type="float">
            <text:p>0.003378684807256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[.A152]/44100" office:value-type="float" office:value="0.00340136054421769" calcext:value-type="float">
            <text:p>0.003401360544218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[.A153]/44100" office:value-type="float" office:value="0.00342403628117914" calcext:value-type="float">
            <text:p>0.003424036281179</text:p>
          </table:table-cell>
          <table:table-cell office:value-type="float" office:value="6027" calcext:value-type="float">
            <text:p>6027</text:p>
          </table:table-cell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[.A154]/44100" office:value-type="float" office:value="0.00344671201814059" calcext:value-type="float">
            <text:p>0.003446712018141</text:p>
          </table:table-cell>
          <table:table-cell office:value-type="float" office:value="7187" calcext:value-type="float">
            <text:p>7187</text:p>
          </table:table-cell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[.A155]/44100" office:value-type="float" office:value="0.00346938775510204" calcext:value-type="float">
            <text:p>0.003469387755102</text:p>
          </table:table-cell>
          <table:table-cell office:value-type="float" office:value="8204" calcext:value-type="float">
            <text:p>8204</text:p>
          </table:table-cell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[.A156]/44100" office:value-type="float" office:value="0.00349206349206349" calcext:value-type="float">
            <text:p>0.003492063492064</text:p>
          </table:table-cell>
          <table:table-cell office:value-type="float" office:value="9056" calcext:value-type="float">
            <text:p>9056</text:p>
          </table:table-cell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[.A157]/44100" office:value-type="float" office:value="0.00351473922902494" calcext:value-type="float">
            <text:p>0.003514739229025</text:p>
          </table:table-cell>
          <table:table-cell office:value-type="float" office:value="9643" calcext:value-type="float">
            <text:p>9643</text:p>
          </table:table-cell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[.A158]/44100" office:value-type="float" office:value="0.00353741496598639" calcext:value-type="float">
            <text:p>0.00353741496598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[.A159]/44100" office:value-type="float" office:value="0.00356009070294785" calcext:value-type="float">
            <text:p>0.003560090702948</text:p>
          </table:table-cell>
          <table:table-cell office:value-type="float" office:value="10194" calcext:value-type="float">
            <text:p>10194</text:p>
          </table:table-cell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[.A160]/44100" office:value-type="float" office:value="0.0035827664399093" calcext:value-type="float">
            <text:p>0.003582766439909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[.A161]/44100" office:value-type="float" office:value="0.00360544217687075" calcext:value-type="float">
            <text:p>0.003605442176871</text:p>
          </table:table-cell>
          <table:table-cell office:value-type="float" office:value="9681" calcext:value-type="float">
            <text:p>9681</text:p>
          </table:table-cell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[.A162]/44100" office:value-type="float" office:value="0.0036281179138322" calcext:value-type="float">
            <text:p>0.003628117913832</text:p>
          </table:table-cell>
          <table:table-cell office:value-type="float" office:value="9018" calcext:value-type="float">
            <text:p>9018</text:p>
          </table:table-cell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[.A163]/44100" office:value-type="float" office:value="0.00365079365079365" calcext:value-type="float">
            <text:p>0.003650793650794</text:p>
          </table:table-cell>
          <table:table-cell office:value-type="float" office:value="8048" calcext:value-type="float">
            <text:p>8048</text:p>
          </table:table-cell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[.A164]/44100" office:value-type="float" office:value="0.0036734693877551" calcext:value-type="float">
            <text:p>0.003673469387755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[.A165]/44100" office:value-type="float" office:value="0.00369614512471655" calcext:value-type="float">
            <text:p>0.003696145124717</text:p>
          </table:table-cell>
          <table:table-cell office:value-type="float" office:value="5386" calcext:value-type="float">
            <text:p>5386</text:p>
          </table:table-cell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[.A166]/44100" office:value-type="float" office:value="0.003718820861678" calcext:value-type="float">
            <text:p>0.003718820861678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[.A167]/44100" office:value-type="float" office:value="0.00374149659863946" calcext:value-type="float">
            <text:p>0.003741496598639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[.A168]/44100" office:value-type="float" office:value="0.00376417233560091" calcext:value-type="float">
            <text:p>0.00376417233560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[.A169]/44100" office:value-type="float" office:value="0.00378684807256236" calcext:value-type="float">
            <text:p>0.003786848072562</text:p>
          </table:table-cell>
          <table:table-cell office:value-type="float" office:value="-1995" calcext:value-type="float">
            <text:p>-1995</text:p>
          </table:table-cell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[.A170]/44100" office:value-type="float" office:value="0.00380952380952381" calcext:value-type="float">
            <text:p>0.003809523809524</text:p>
          </table:table-cell>
          <table:table-cell office:value-type="float" office:value="-4095" calcext:value-type="float">
            <text:p>-4095</text:p>
          </table:table-cell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[.A171]/44100" office:value-type="float" office:value="0.00383219954648526" calcext:value-type="float">
            <text:p>0.003832199546485</text:p>
          </table:table-cell>
          <table:table-cell office:value-type="float" office:value="-6118" calcext:value-type="float">
            <text:p>-6118</text:p>
          </table:table-cell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[.A172]/44100" office:value-type="float" office:value="0.00385487528344671" calcext:value-type="float">
            <text:p>0.003854875283447</text:p>
          </table:table-cell>
          <table:table-cell office:value-type="float" office:value="-8043" calcext:value-type="float">
            <text:p>-8043</text:p>
          </table:table-cell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[.A173]/44100" office:value-type="float" office:value="0.00387755102040816" calcext:value-type="float">
            <text:p>0.003877551020408</text:p>
          </table:table-cell>
          <table:table-cell office:value-type="float" office:value="-9789" calcext:value-type="float">
            <text:p>-9789</text:p>
          </table:table-cell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[.A174]/44100" office:value-type="float" office:value="0.00390022675736961" calcext:value-type="float">
            <text:p>0.00390022675737</text:p>
          </table:table-cell>
          <table:table-cell office:value-type="float" office:value="-11358" calcext:value-type="float">
            <text:p>-11358</text:p>
          </table:table-cell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[.A175]/44100" office:value-type="float" office:value="0.00392290249433107" calcext:value-type="float">
            <text:p>0.003922902494331</text:p>
          </table:table-cell>
          <table:table-cell office:value-type="float" office:value="-12649" calcext:value-type="float">
            <text:p>-12649</text:p>
          </table:table-cell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[.A176]/44100" office:value-type="float" office:value="0.00394557823129252" calcext:value-type="float">
            <text:p>0.003945578231293</text:p>
          </table:table-cell>
          <table:table-cell office:value-type="float" office:value="-13697" calcext:value-type="float">
            <text:p>-13697</text:p>
          </table:table-cell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[.A177]/44100" office:value-type="float" office:value="0.00396825396825397" calcext:value-type="float">
            <text:p>0.003968253968254</text:p>
          </table:table-cell>
          <table:table-cell office:value-type="float" office:value="-14352" calcext:value-type="float">
            <text:p>-14352</text:p>
          </table:table-cell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[.A178]/44100" office:value-type="float" office:value="0.00399092970521542" calcext:value-type="float">
            <text:p>0.003990929705215</text:p>
          </table:table-cell>
          <table:table-cell office:value-type="float" office:value="-14691" calcext:value-type="float">
            <text:p>-14691</text:p>
          </table:table-cell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[.A179]/44100" office:value-type="float" office:value="0.00401360544217687" calcext:value-type="float">
            <text:p>0.004013605442177</text:p>
          </table:table-cell>
          <table:table-cell office:value-type="float" office:value="-14680" calcext:value-type="float">
            <text:p>-14680</text:p>
          </table:table-cell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[.A180]/44100" office:value-type="float" office:value="0.00403628117913832" calcext:value-type="float">
            <text:p>0.004036281179138</text:p>
          </table:table-cell>
          <table:table-cell office:value-type="float" office:value="-14287" calcext:value-type="float">
            <text:p>-14287</text:p>
          </table:table-cell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[.A181]/44100" office:value-type="float" office:value="0.00405895691609977" calcext:value-type="float">
            <text:p>0.0040589569161</text:p>
          </table:table-cell>
          <table:table-cell office:value-type="float" office:value="-13581" calcext:value-type="float">
            <text:p>-13581</text:p>
          </table:table-cell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[.A182]/44100" office:value-type="float" office:value="0.00408163265306122" calcext:value-type="float">
            <text:p>0.004081632653061</text:p>
          </table:table-cell>
          <table:table-cell office:value-type="float" office:value="-12569" calcext:value-type="float">
            <text:p>-12569</text:p>
          </table:table-cell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[.A183]/44100" office:value-type="float" office:value="0.00410430839002268" calcext:value-type="float">
            <text:p>0.004104308390023</text:p>
          </table:table-cell>
          <table:table-cell office:value-type="float" office:value="-11186" calcext:value-type="float">
            <text:p>-11186</text:p>
          </table:table-cell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[.A184]/44100" office:value-type="float" office:value="0.00412698412698413" calcext:value-type="float">
            <text:p>0.004126984126984</text:p>
          </table:table-cell>
          <table:table-cell office:value-type="float" office:value="-9618" calcext:value-type="float">
            <text:p>-9618</text:p>
          </table:table-cell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[.A185]/44100" office:value-type="float" office:value="0.00414965986394558" calcext:value-type="float">
            <text:p>0.004149659863946</text:p>
          </table:table-cell>
          <table:table-cell office:value-type="float" office:value="-7862" calcext:value-type="float">
            <text:p>-7862</text:p>
          </table:table-cell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[.A186]/44100" office:value-type="float" office:value="0.00417233560090703" calcext:value-type="float">
            <text:p>0.004172335600907</text:p>
          </table:table-cell>
          <table:table-cell office:value-type="float" office:value="-5981" calcext:value-type="float">
            <text:p>-5981</text:p>
          </table:table-cell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[.A187]/44100" office:value-type="float" office:value="0.00419501133786848" calcext:value-type="float">
            <text:p>0.004195011337868</text:p>
          </table:table-cell>
          <table:table-cell office:value-type="float" office:value="-3980" calcext:value-type="float">
            <text:p>-3980</text:p>
          </table:table-cell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[.A188]/44100" office:value-type="float" office:value="0.00421768707482993" calcext:value-type="float">
            <text:p>0.00421768707483</text:p>
          </table:table-cell>
          <table:table-cell office:value-type="float" office:value="-1937" calcext:value-type="float">
            <text:p>-1937</text:p>
          </table:table-cell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[.A189]/44100" office:value-type="float" office:value="0.00424036281179138" calcext:value-type="float">
            <text:p>0.0042403628117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[.A190]/44100" office:value-type="float" office:value="0.00426303854875283" calcext:value-type="float">
            <text:p>0.004263038548753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[.A191]/44100" office:value-type="float" office:value="0.00428571428571429" calcext:value-type="float">
            <text:p>0.004285714285714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[.A192]/44100" office:value-type="float" office:value="0.00430839002267574" calcext:value-type="float">
            <text:p>0.004308390022676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[.A193]/44100" office:value-type="float" office:value="0.00433106575963719" calcext:value-type="float">
            <text:p>0.004331065759637</text:p>
          </table:table-cell>
          <table:table-cell office:value-type="float" office:value="6542" calcext:value-type="float">
            <text:p>6542</text:p>
          </table:table-cell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[.A194]/44100" office:value-type="float" office:value="0.00435374149659864" calcext:value-type="float">
            <text:p>0.004353741496599</text:p>
          </table:table-cell>
          <table:table-cell office:value-type="float" office:value="7609" calcext:value-type="float">
            <text:p>7609</text:p>
          </table:table-cell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[.A195]/44100" office:value-type="float" office:value="0.00437641723356009" calcext:value-type="float">
            <text:p>0.00437641723356</text:p>
          </table:table-cell>
          <table:table-cell office:value-type="float" office:value="8401" calcext:value-type="float">
            <text:p>8401</text:p>
          </table:table-cell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[.A196]/44100" office:value-type="float" office:value="0.00439909297052154" calcext:value-type="float">
            <text:p>0.004399092970522</text:p>
          </table:table-cell>
          <table:table-cell office:value-type="float" office:value="8864" calcext:value-type="float">
            <text:p>8864</text:p>
          </table:table-cell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[.A197]/44100" office:value-type="float" office:value="0.00442176870748299" calcext:value-type="float">
            <text:p>0.004421768707483</text:p>
          </table:table-cell>
          <table:table-cell office:value-type="float" office:value="9050" calcext:value-type="float">
            <text:p>9050</text:p>
          </table:table-cell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[.A198]/44100" office:value-type="float" office:value="0.00444444444444444" calcext:value-type="float">
            <text:p>0.004444444444444</text:p>
          </table:table-cell>
          <table:table-cell office:value-type="float" office:value="8951" calcext:value-type="float">
            <text:p>8951</text:p>
          </table:table-cell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[.A199]/44100" office:value-type="float" office:value="0.0044671201814059" calcext:value-type="float">
            <text:p>0.004467120181406</text:p>
          </table:table-cell>
          <table:table-cell office:value-type="float" office:value="8565" calcext:value-type="float">
            <text:p>8565</text:p>
          </table:table-cell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[.A200]/44100" office:value-type="float" office:value="0.00448979591836735" calcext:value-type="float">
            <text:p>0.004489795918367</text:p>
          </table:table-cell>
          <table:table-cell office:value-type="float" office:value="7944" calcext:value-type="float">
            <text:p>7944</text:p>
          </table:table-cell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[.A201]/44100" office:value-type="float" office:value="0.0045124716553288" calcext:value-type="float">
            <text:p>0.004512471655329</text:p>
          </table:table-cell>
          <table:table-cell office:value-type="float" office:value="7099" calcext:value-type="float">
            <text:p>7099</text:p>
          </table:table-cell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[.A202]/44100" office:value-type="float" office:value="0.00453514739229025" calcext:value-type="float">
            <text:p>0.00453514739229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[.A203]/44100" office:value-type="float" office:value="0.0045578231292517" calcext:value-type="float">
            <text:p>0.004557823129252</text:p>
          </table:table-cell>
          <table:table-cell office:value-type="float" office:value="4857" calcext:value-type="float">
            <text:p>4857</text:p>
          </table:table-cell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[.A204]/44100" office:value-type="float" office:value="0.00458049886621315" calcext:value-type="float">
            <text:p>0.004580498866213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[.A205]/44100" office:value-type="float" office:value="0.0046031746031746" calcext:value-type="float">
            <text:p>0.004603174603175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[.A206]/44100" office:value-type="float" office:value="0.00462585034013605" calcext:value-type="float">
            <text:p>0.004625850340136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[.A207]/44100" office:value-type="float" office:value="0.00464852607709751" calcext:value-type="float">
            <text:p>0.004648526077098</text:p>
          </table:table-cell>
          <table:table-cell office:value-type="float" office:value="-440" calcext:value-type="float">
            <text:p>-440</text:p>
          </table:table-cell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[.A208]/44100" office:value-type="float" office:value="0.00467120181405896" calcext:value-type="float">
            <text:p>0.004671201814059</text:p>
          </table:table-cell>
          <table:table-cell office:value-type="float" office:value="-1711" calcext:value-type="float">
            <text:p>-1711</text:p>
          </table:table-cell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[.A209]/44100" office:value-type="float" office:value="0.00469387755102041" calcext:value-type="float">
            <text:p>0.00469387755102</text:p>
          </table:table-cell>
          <table:table-cell office:value-type="float" office:value="-2862" calcext:value-type="float">
            <text:p>-2862</text:p>
          </table:table-cell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[.A210]/44100" office:value-type="float" office:value="0.00471655328798186" calcext:value-type="float">
            <text:p>0.004716553287982</text:p>
          </table:table-cell>
          <table:table-cell office:value-type="float" office:value="-3944" calcext:value-type="float">
            <text:p>-3944</text:p>
          </table:table-cell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[.A211]/44100" office:value-type="float" office:value="0.00473922902494331" calcext:value-type="float">
            <text:p>0.004739229024943</text:p>
          </table:table-cell>
          <table:table-cell office:value-type="float" office:value="-4867" calcext:value-type="float">
            <text:p>-4867</text:p>
          </table:table-cell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[.A212]/44100" office:value-type="float" office:value="0.00476190476190476" calcext:value-type="float">
            <text:p>0.004761904761905</text:p>
          </table:table-cell>
          <table:table-cell office:value-type="float" office:value="-5632" calcext:value-type="float">
            <text:p>-5632</text:p>
          </table:table-cell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[.A213]/44100" office:value-type="float" office:value="0.00478458049886621" calcext:value-type="float">
            <text:p>0.004784580498866</text:p>
          </table:table-cell>
          <table:table-cell office:value-type="float" office:value="-6274" calcext:value-type="float">
            <text:p>-6274</text:p>
          </table:table-cell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[.A214]/44100" office:value-type="float" office:value="0.00480725623582766" calcext:value-type="float">
            <text:p>0.004807256235828</text:p>
          </table:table-cell>
          <table:table-cell office:value-type="float" office:value="-6664" calcext:value-type="float">
            <text:p>-6664</text:p>
          </table:table-cell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[.A215]/44100" office:value-type="float" office:value="0.00482993197278912" calcext:value-type="float">
            <text:p>0.004829931972789</text:p>
          </table:table-cell>
          <table:table-cell office:value-type="float" office:value="-6998" calcext:value-type="float">
            <text:p>-6998</text:p>
          </table:table-cell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[.A216]/44100" office:value-type="float" office:value="0.00485260770975057" calcext:value-type="float">
            <text:p>0.004852607709751</text:p>
          </table:table-cell>
          <table:table-cell office:value-type="float" office:value="-7069" calcext:value-type="float">
            <text:p>-7069</text:p>
          </table:table-cell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[.A217]/44100" office:value-type="float" office:value="0.00487528344671202" calcext:value-type="float">
            <text:p>0.004875283446712</text:p>
          </table:table-cell>
          <table:table-cell office:value-type="float" office:value="-7091" calcext:value-type="float">
            <text:p>-7091</text:p>
          </table:table-cell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[.A218]/44100" office:value-type="float" office:value="0.00489795918367347" calcext:value-type="float">
            <text:p>0.004897959183673</text:p>
          </table:table-cell>
          <table:table-cell office:value-type="float" office:value="-6918" calcext:value-type="float">
            <text:p>-6918</text:p>
          </table:table-cell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[.A219]/44100" office:value-type="float" office:value="0.00492063492063492" calcext:value-type="float">
            <text:p>0.004920634920635</text:p>
          </table:table-cell>
          <table:table-cell office:value-type="float" office:value="-6649" calcext:value-type="float">
            <text:p>-6649</text:p>
          </table:table-cell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[.A220]/44100" office:value-type="float" office:value="0.00494331065759637" calcext:value-type="float">
            <text:p>0.004943310657596</text:p>
          </table:table-cell>
          <table:table-cell office:value-type="float" office:value="-6234" calcext:value-type="float">
            <text:p>-6234</text:p>
          </table:table-cell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[.A221]/44100" office:value-type="float" office:value="0.00496598639455782" calcext:value-type="float">
            <text:p>0.004965986394558</text:p>
          </table:table-cell>
          <table:table-cell office:value-type="float" office:value="-5766" calcext:value-type="float">
            <text:p>-5766</text:p>
          </table:table-cell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[.A222]/44100" office:value-type="float" office:value="0.00498866213151927" calcext:value-type="float">
            <text:p>0.004988662131519</text:p>
          </table:table-cell>
          <table:table-cell office:value-type="float" office:value="-5187" calcext:value-type="float">
            <text:p>-5187</text:p>
          </table:table-cell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[.A223]/44100" office:value-type="float" office:value="0.00501133786848073" calcext:value-type="float">
            <text:p>0.005011337868481</text:p>
          </table:table-cell>
          <table:table-cell office:value-type="float" office:value="-4608" calcext:value-type="float">
            <text:p>-4608</text:p>
          </table:table-cell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[.A224]/44100" office:value-type="float" office:value="0.00503401360544218" calcext:value-type="float">
            <text:p>0.005034013605442</text:p>
          </table:table-cell>
          <table:table-cell office:value-type="float" office:value="-3922" calcext:value-type="float">
            <text:p>-3922</text:p>
          </table:table-cell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[.A225]/44100" office:value-type="float" office:value="0.00505668934240363" calcext:value-type="float">
            <text:p>0.005056689342404</text:p>
          </table:table-cell>
          <table:table-cell office:value-type="float" office:value="-3245" calcext:value-type="float">
            <text:p>-3245</text:p>
          </table:table-cell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[.A226]/44100" office:value-type="float" office:value="0.00507936507936508" calcext:value-type="float">
            <text:p>0.005079365079365</text:p>
          </table:table-cell>
          <table:table-cell office:value-type="float" office:value="-2519" calcext:value-type="float">
            <text:p>-2519</text:p>
          </table:table-cell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[.A227]/44100" office:value-type="float" office:value="0.00510204081632653" calcext:value-type="float">
            <text:p>0.005102040816327</text:p>
          </table:table-cell>
          <table:table-cell office:value-type="float" office:value="-1753" calcext:value-type="float">
            <text:p>-1753</text:p>
          </table:table-cell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[.A228]/44100" office:value-type="float" office:value="0.00512471655328798" calcext:value-type="float">
            <text:p>0.005124716553288</text:p>
          </table:table-cell>
          <table:table-cell office:value-type="float" office:value="-998" calcext:value-type="float">
            <text:p>-998</text:p>
          </table:table-cell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[.A229]/44100" office:value-type="float" office:value="0.00514739229024943" calcext:value-type="float">
            <text:p>0.005147392290249</text:p>
          </table:table-cell>
          <table:table-cell office:value-type="float" office:value="-276" calcext:value-type="float">
            <text:p>-276</text:p>
          </table:table-cell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[.A230]/44100" office:value-type="float" office:value="0.00517006802721089" calcext:value-type="float">
            <text:p>0.00517006802721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[.A231]/44100" office:value-type="float" office:value="0.00519274376417234" calcext:value-type="float">
            <text:p>0.005192743764172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[.A232]/44100" office:value-type="float" office:value="0.00521541950113379" calcext:value-type="float">
            <text:p>0.005215419501134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[.A233]/44100" office:value-type="float" office:value="0.00523809523809524" calcext:value-type="float">
            <text:p>0.005238095238095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[.A234]/44100" office:value-type="float" office:value="0.00526077097505669" calcext:value-type="float">
            <text:p>0.005260770975057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[.A235]/44100" office:value-type="float" office:value="0.00528344671201814" calcext:value-type="float">
            <text:p>0.005283446712018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[.A236]/44100" office:value-type="float" office:value="0.00530612244897959" calcext:value-type="float">
            <text:p>0.00530612244898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[.A237]/44100" office:value-type="float" office:value="0.00532879818594104" calcext:value-type="float">
            <text:p>0.005328798185941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[.A238]/44100" office:value-type="float" office:value="0.00535147392290249" calcext:value-type="float">
            <text:p>0.005351473922903</text:p>
          </table:table-cell>
          <table:table-cell office:value-type="float" office:value="5299" calcext:value-type="float">
            <text:p>5299</text:p>
          </table:table-cell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[.A239]/44100" office:value-type="float" office:value="0.00537414965986395" calcext:value-type="float">
            <text:p>0.005374149659864</text:p>
          </table:table-cell>
          <table:table-cell office:value-type="float" office:value="5566" calcext:value-type="float">
            <text:p>5566</text:p>
          </table:table-cell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[.A240]/44100" office:value-type="float" office:value="0.0053968253968254" calcext:value-type="float">
            <text:p>0.005396825396825</text:p>
          </table:table-cell>
          <table:table-cell office:value-type="float" office:value="5805" calcext:value-type="float">
            <text:p>5805</text:p>
          </table:table-cell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[.A241]/44100" office:value-type="float" office:value="0.00541950113378685" calcext:value-type="float">
            <text:p>0.005419501133787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[.A242]/44100" office:value-type="float" office:value="0.0054421768707483" calcext:value-type="float">
            <text:p>0.005442176870748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[.A243]/44100" office:value-type="float" office:value="0.00546485260770975" calcext:value-type="float">
            <text:p>0.00546485260771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[.A244]/44100" office:value-type="float" office:value="0.0054875283446712" calcext:value-type="float">
            <text:p>0.005487528344671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[.A245]/44100" office:value-type="float" office:value="0.00551020408163265" calcext:value-type="float">
            <text:p>0.005510204081633</text:p>
          </table:table-cell>
          <table:table-cell office:value-type="float" office:value="5624" calcext:value-type="float">
            <text:p>5624</text:p>
          </table:table-cell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[.A246]/44100" office:value-type="float" office:value="0.0055328798185941" calcext:value-type="float">
            <text:p>0.005532879818594</text:p>
          </table:table-cell>
          <table:table-cell office:value-type="float" office:value="5274" calcext:value-type="float">
            <text:p>5274</text:p>
          </table:table-cell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[.A247]/44100" office:value-type="float" office:value="0.00555555555555556" calcext:value-type="float">
            <text:p>0.005555555555556</text:p>
          </table:table-cell>
          <table:table-cell office:value-type="float" office:value="4858" calcext:value-type="float">
            <text:p>4858</text:p>
          </table:table-cell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[.A248]/44100" office:value-type="float" office:value="0.00557823129251701" calcext:value-type="float">
            <text:p>0.005578231292517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[.A249]/44100" office:value-type="float" office:value="0.00560090702947846" calcext:value-type="float">
            <text:p>0.005600907029478</text:p>
          </table:table-cell>
          <table:table-cell office:value-type="float" office:value="3826" calcext:value-type="float">
            <text:p>3826</text:p>
          </table:table-cell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[.A250]/44100" office:value-type="float" office:value="0.00562358276643991" calcext:value-type="float">
            <text:p>0.00562358276644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[.A251]/44100" office:value-type="float" office:value="0.00564625850340136" calcext:value-type="float">
            <text:p>0.005646258503401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[.A252]/44100" office:value-type="float" office:value="0.00566893424036281" calcext:value-type="float">
            <text:p>0.005668934240363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[.A253]/44100" office:value-type="float" office:value="0.00569160997732426" calcext:value-type="float">
            <text:p>0.005691609977324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[.A254]/44100" office:value-type="float" office:value="0.00571428571428571" calcext:value-type="float">
            <text:p>0.005714285714286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[.A255]/44100" office:value-type="float" office:value="0.00573696145124717" calcext:value-type="float">
            <text:p>0.00573696145124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[.A256]/44100" office:value-type="float" office:value="0.00575963718820862" calcext:value-type="float">
            <text:p>0.005759637188209</text:p>
          </table:table-cell>
          <table:table-cell office:value-type="float" office:value="-260" calcext:value-type="float">
            <text:p>-260</text:p>
          </table:table-cell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[.A257]/44100" office:value-type="float" office:value="0.00578231292517007" calcext:value-type="float">
            <text:p>0.00578231292517</text:p>
          </table:table-cell>
          <table:table-cell office:value-type="float" office:value="-715" calcext:value-type="float">
            <text:p>-715</text:p>
          </table:table-cell>
        </table:table-row>
        <table:table-row table:style-name="ro1">
          <table:table-cell table:formula="of:=[.A257]+1" office:value-type="float" office:value="256" calcext:value-type="float">
            <text:p>256</text:p>
          </table:table-cell>
          <table:table-cell table:formula="of:=[.A258]/44100" office:value-type="float" office:value="0.00580498866213152" calcext:value-type="float">
            <text:p>0.005804988662132</text:p>
          </table:table-cell>
          <table:table-cell office:value-type="float" office:value="-1034" calcext:value-type="float">
            <text:p>-1034</text:p>
          </table:table-cell>
        </table:table-row>
        <table:table-row table:style-name="ro1">
          <table:table-cell table:formula="of:=[.A258]+1" office:value-type="float" office:value="257" calcext:value-type="float">
            <text:p>257</text:p>
          </table:table-cell>
          <table:table-cell table:formula="of:=[.A259]/44100" office:value-type="float" office:value="0.00582766439909297" calcext:value-type="float">
            <text:p>0.005827664399093</text:p>
          </table:table-cell>
          <table:table-cell office:value-type="float" office:value="-1279" calcext:value-type="float">
            <text:p>-1279</text:p>
          </table:table-cell>
        </table:table-row>
        <table:table-row table:style-name="ro1">
          <table:table-cell table:formula="of:=[.A259]+1" office:value-type="float" office:value="258" calcext:value-type="float">
            <text:p>258</text:p>
          </table:table-cell>
          <table:table-cell table:formula="of:=[.A260]/44100" office:value-type="float" office:value="0.00585034013605442" calcext:value-type="float">
            <text:p>0.005850340136054</text:p>
          </table:table-cell>
          <table:table-cell office:value-type="float" office:value="-1466" calcext:value-type="float">
            <text:p>-1466</text:p>
          </table:table-cell>
        </table:table-row>
        <table:table-row table:style-name="ro1">
          <table:table-cell table:formula="of:=[.A260]+1" office:value-type="float" office:value="259" calcext:value-type="float">
            <text:p>259</text:p>
          </table:table-cell>
          <table:table-cell table:formula="of:=[.A261]/44100" office:value-type="float" office:value="0.00587301587301587" calcext:value-type="float">
            <text:p>0.005873015873016</text:p>
          </table:table-cell>
          <table:table-cell office:value-type="float" office:value="-1468" calcext:value-type="float">
            <text:p>-1468</text:p>
          </table:table-cell>
        </table:table-row>
        <table:table-row table:style-name="ro1">
          <table:table-cell table:formula="of:=[.A261]+1" office:value-type="float" office:value="260" calcext:value-type="float">
            <text:p>260</text:p>
          </table:table-cell>
          <table:table-cell table:formula="of:=[.A262]/44100" office:value-type="float" office:value="0.00589569160997732" calcext:value-type="float">
            <text:p>0.005895691609977</text:p>
          </table:table-cell>
          <table:table-cell office:value-type="float" office:value="-1457" calcext:value-type="float">
            <text:p>-1457</text:p>
          </table:table-cell>
        </table:table-row>
        <table:table-row table:style-name="ro1">
          <table:table-cell table:formula="of:=[.A262]+1" office:value-type="float" office:value="261" calcext:value-type="float">
            <text:p>261</text:p>
          </table:table-cell>
          <table:table-cell table:formula="of:=[.A263]/44100" office:value-type="float" office:value="0.00591836734693878" calcext:value-type="float">
            <text:p>0.005918367346939</text:p>
          </table:table-cell>
          <table:table-cell office:value-type="float" office:value="-1314" calcext:value-type="float">
            <text:p>-1314</text:p>
          </table:table-cell>
        </table:table-row>
        <table:table-row table:style-name="ro1">
          <table:table-cell table:formula="of:=[.A263]+1" office:value-type="float" office:value="262" calcext:value-type="float">
            <text:p>262</text:p>
          </table:table-cell>
          <table:table-cell table:formula="of:=[.A264]/44100" office:value-type="float" office:value="0.00594104308390023" calcext:value-type="float">
            <text:p>0.0059410430839</text:p>
          </table:table-cell>
          <table:table-cell office:value-type="float" office:value="-1058" calcext:value-type="float">
            <text:p>-1058</text:p>
          </table:table-cell>
        </table:table-row>
        <table:table-row table:style-name="ro1">
          <table:table-cell table:formula="of:=[.A264]+1" office:value-type="float" office:value="263" calcext:value-type="float">
            <text:p>263</text:p>
          </table:table-cell>
          <table:table-cell table:formula="of:=[.A265]/44100" office:value-type="float" office:value="0.00596371882086168" calcext:value-type="float">
            <text:p>0.005963718820862</text:p>
          </table:table-cell>
          <table:table-cell office:value-type="float" office:value="-725" calcext:value-type="float">
            <text:p>-725</text:p>
          </table:table-cell>
        </table:table-row>
        <table:table-row table:style-name="ro1">
          <table:table-cell table:formula="of:=[.A265]+1" office:value-type="float" office:value="264" calcext:value-type="float">
            <text:p>264</text:p>
          </table:table-cell>
          <table:table-cell table:formula="of:=[.A266]/44100" office:value-type="float" office:value="0.00598639455782313" calcext:value-type="float">
            <text:p>0.005986394557823</text:p>
          </table:table-cell>
          <table:table-cell office:value-type="float" office:value="-314" calcext:value-type="float">
            <text:p>-314</text:p>
          </table:table-cell>
        </table:table-row>
        <table:table-row table:style-name="ro1">
          <table:table-cell table:formula="of:=[.A266]+1" office:value-type="float" office:value="265" calcext:value-type="float">
            <text:p>265</text:p>
          </table:table-cell>
          <table:table-cell table:formula="of:=[.A267]/44100" office:value-type="float" office:value="0.00600907029478458" calcext:value-type="float">
            <text:p>0.00600907029478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267]+1" office:value-type="float" office:value="266" calcext:value-type="float">
            <text:p>266</text:p>
          </table:table-cell>
          <table:table-cell table:formula="of:=[.A268]/44100" office:value-type="float" office:value="0.00603174603174603" calcext:value-type="float">
            <text:p>0.0060317460317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table:formula="of:=[.A268]+1" office:value-type="float" office:value="267" calcext:value-type="float">
            <text:p>267</text:p>
          </table:table-cell>
          <table:table-cell table:formula="of:=[.A269]/44100" office:value-type="float" office:value="0.00605442176870748" calcext:value-type="float">
            <text:p>0.006054421768707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table:formula="of:=[.A269]+1" office:value-type="float" office:value="268" calcext:value-type="float">
            <text:p>268</text:p>
          </table:table-cell>
          <table:table-cell table:formula="of:=[.A270]/44100" office:value-type="float" office:value="0.00607709750566893" calcext:value-type="float">
            <text:p>0.006077097505669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table:formula="of:=[.A270]+1" office:value-type="float" office:value="269" calcext:value-type="float">
            <text:p>269</text:p>
          </table:table-cell>
          <table:table-cell table:formula="of:=[.A271]/44100" office:value-type="float" office:value="0.00609977324263039" calcext:value-type="float">
            <text:p>0.00609977324263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table:formula="of:=[.A271]+1" office:value-type="float" office:value="270" calcext:value-type="float">
            <text:p>270</text:p>
          </table:table-cell>
          <table:table-cell table:formula="of:=[.A272]/44100" office:value-type="float" office:value="0.00612244897959184" calcext:value-type="float">
            <text:p>0.006122448979592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table:formula="of:=[.A272]+1" office:value-type="float" office:value="271" calcext:value-type="float">
            <text:p>271</text:p>
          </table:table-cell>
          <table:table-cell table:formula="of:=[.A273]/44100" office:value-type="float" office:value="0.00614512471655329" calcext:value-type="float">
            <text:p>0.006145124716553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table:formula="of:=[.A273]+1" office:value-type="float" office:value="272" calcext:value-type="float">
            <text:p>272</text:p>
          </table:table-cell>
          <table:table-cell table:formula="of:=[.A274]/44100" office:value-type="float" office:value="0.00616780045351474" calcext:value-type="float">
            <text:p>0.006167800453515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table:formula="of:=[.A274]+1" office:value-type="float" office:value="273" calcext:value-type="float">
            <text:p>273</text:p>
          </table:table-cell>
          <table:table-cell table:formula="of:=[.A275]/44100" office:value-type="float" office:value="0.00619047619047619" calcext:value-type="float">
            <text:p>0.006190476190476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table:formula="of:=[.A275]+1" office:value-type="float" office:value="274" calcext:value-type="float">
            <text:p>274</text:p>
          </table:table-cell>
          <table:table-cell table:formula="of:=[.A276]/44100" office:value-type="float" office:value="0.00621315192743764" calcext:value-type="float">
            <text:p>0.006213151927438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table:formula="of:=[.A276]+1" office:value-type="float" office:value="275" calcext:value-type="float">
            <text:p>275</text:p>
          </table:table-cell>
          <table:table-cell table:formula="of:=[.A277]/44100" office:value-type="float" office:value="0.00623582766439909" calcext:value-type="float">
            <text:p>0.006235827664399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table:formula="of:=[.A277]+1" office:value-type="float" office:value="276" calcext:value-type="float">
            <text:p>276</text:p>
          </table:table-cell>
          <table:table-cell table:formula="of:=[.A278]/44100" office:value-type="float" office:value="0.00625850340136054" calcext:value-type="float">
            <text:p>0.006258503401361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table:formula="of:=[.A278]+1" office:value-type="float" office:value="277" calcext:value-type="float">
            <text:p>277</text:p>
          </table:table-cell>
          <table:table-cell table:formula="of:=[.A279]/44100" office:value-type="float" office:value="0.006281179138322" calcext:value-type="float">
            <text:p>0.006281179138322</text:p>
          </table:table-cell>
          <table:table-cell office:value-type="float" office:value="3057" calcext:value-type="float">
            <text:p>3057</text:p>
          </table:table-cell>
        </table:table-row>
        <table:table-row table:style-name="ro1">
          <table:table-cell table:formula="of:=[.A279]+1" office:value-type="float" office:value="278" calcext:value-type="float">
            <text:p>278</text:p>
          </table:table-cell>
          <table:table-cell table:formula="of:=[.A280]/44100" office:value-type="float" office:value="0.00630385487528345" calcext:value-type="float">
            <text:p>0.006303854875283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table:formula="of:=[.A280]+1" office:value-type="float" office:value="279" calcext:value-type="float">
            <text:p>279</text:p>
          </table:table-cell>
          <table:table-cell table:formula="of:=[.A281]/44100" office:value-type="float" office:value="0.0063265306122449" calcext:value-type="float">
            <text:p>0.006326530612245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table:formula="of:=[.A281]+1" office:value-type="float" office:value="280" calcext:value-type="float">
            <text:p>280</text:p>
          </table:table-cell>
          <table:table-cell table:formula="of:=[.A282]/44100" office:value-type="float" office:value="0.00634920634920635" calcext:value-type="float">
            <text:p>0.006349206349206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table:formula="of:=[.A282]+1" office:value-type="float" office:value="281" calcext:value-type="float">
            <text:p>281</text:p>
          </table:table-cell>
          <table:table-cell table:formula="of:=[.A283]/44100" office:value-type="float" office:value="0.0063718820861678" calcext:value-type="float">
            <text:p>0.006371882086168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table:formula="of:=[.A283]+1" office:value-type="float" office:value="282" calcext:value-type="float">
            <text:p>282</text:p>
          </table:table-cell>
          <table:table-cell table:formula="of:=[.A284]/44100" office:value-type="float" office:value="0.00639455782312925" calcext:value-type="float">
            <text:p>0.006394557823129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formula="of:=[.A284]+1" office:value-type="float" office:value="283" calcext:value-type="float">
            <text:p>283</text:p>
          </table:table-cell>
          <table:table-cell table:formula="of:=[.A285]/44100" office:value-type="float" office:value="0.0064172335600907" calcext:value-type="float">
            <text:p>0.006417233560091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table:formula="of:=[.A285]+1" office:value-type="float" office:value="284" calcext:value-type="float">
            <text:p>284</text:p>
          </table:table-cell>
          <table:table-cell table:formula="of:=[.A286]/44100" office:value-type="float" office:value="0.00643990929705215" calcext:value-type="float">
            <text:p>0.00643990929705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formula="of:=[.A286]+1" office:value-type="float" office:value="285" calcext:value-type="float">
            <text:p>285</text:p>
          </table:table-cell>
          <table:table-cell table:formula="of:=[.A287]/44100" office:value-type="float" office:value="0.00646258503401361" calcext:value-type="float">
            <text:p>0.00646258503401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formula="of:=[.A287]+1" office:value-type="float" office:value="286" calcext:value-type="float">
            <text:p>286</text:p>
          </table:table-cell>
          <table:table-cell table:formula="of:=[.A288]/44100" office:value-type="float" office:value="0.00648526077097506" calcext:value-type="float">
            <text:p>0.006485260770975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table:formula="of:=[.A288]+1" office:value-type="float" office:value="287" calcext:value-type="float">
            <text:p>287</text:p>
          </table:table-cell>
          <table:table-cell table:formula="of:=[.A289]/44100" office:value-type="float" office:value="0.00650793650793651" calcext:value-type="float">
            <text:p>0.006507936507937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table:formula="of:=[.A289]+1" office:value-type="float" office:value="288" calcext:value-type="float">
            <text:p>288</text:p>
          </table:table-cell>
          <table:table-cell table:formula="of:=[.A290]/44100" office:value-type="float" office:value="0.00653061224489796" calcext:value-type="float">
            <text:p>0.006530612244898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table:formula="of:=[.A290]+1" office:value-type="float" office:value="289" calcext:value-type="float">
            <text:p>289</text:p>
          </table:table-cell>
          <table:table-cell table:formula="of:=[.A291]/44100" office:value-type="float" office:value="0.00655328798185941" calcext:value-type="float">
            <text:p>0.006553287981859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table:formula="of:=[.A291]+1" office:value-type="float" office:value="290" calcext:value-type="float">
            <text:p>290</text:p>
          </table:table-cell>
          <table:table-cell table:formula="of:=[.A292]/44100" office:value-type="float" office:value="0.00657596371882086" calcext:value-type="float">
            <text:p>0.006575963718821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table:formula="of:=[.A292]+1" office:value-type="float" office:value="291" calcext:value-type="float">
            <text:p>291</text:p>
          </table:table-cell>
          <table:table-cell table:formula="of:=[.A293]/44100" office:value-type="float" office:value="0.00659863945578231" calcext:value-type="float">
            <text:p>0.00659863945578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table:formula="of:=[.A293]+1" office:value-type="float" office:value="292" calcext:value-type="float">
            <text:p>292</text:p>
          </table:table-cell>
          <table:table-cell table:formula="of:=[.A294]/44100" office:value-type="float" office:value="0.00662131519274376" calcext:value-type="float">
            <text:p>0.006621315192744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 table:formula="of:=[.A294]+1" office:value-type="float" office:value="293" calcext:value-type="float">
            <text:p>293</text:p>
          </table:table-cell>
          <table:table-cell table:formula="of:=[.A295]/44100" office:value-type="float" office:value="0.00664399092970522" calcext:value-type="float">
            <text:p>0.006643990929705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table:formula="of:=[.A295]+1" office:value-type="float" office:value="294" calcext:value-type="float">
            <text:p>294</text:p>
          </table:table-cell>
          <table:table-cell table:formula="of:=[.A296]/44100" office:value-type="float" office:value="0.00666666666666667" calcext:value-type="float">
            <text:p>0.006666666666667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table:formula="of:=[.A296]+1" office:value-type="float" office:value="295" calcext:value-type="float">
            <text:p>295</text:p>
          </table:table-cell>
          <table:table-cell table:formula="of:=[.A297]/44100" office:value-type="float" office:value="0.00668934240362812" calcext:value-type="float">
            <text:p>0.006689342403628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table:formula="of:=[.A297]+1" office:value-type="float" office:value="296" calcext:value-type="float">
            <text:p>296</text:p>
          </table:table-cell>
          <table:table-cell table:formula="of:=[.A298]/44100" office:value-type="float" office:value="0.00671201814058957" calcext:value-type="float">
            <text:p>0.00671201814059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table:formula="of:=[.A298]+1" office:value-type="float" office:value="297" calcext:value-type="float">
            <text:p>297</text:p>
          </table:table-cell>
          <table:table-cell table:formula="of:=[.A299]/44100" office:value-type="float" office:value="0.00673469387755102" calcext:value-type="float">
            <text:p>0.006734693877551</text:p>
          </table:table-cell>
          <table:table-cell office:value-type="float" office:value="5146" calcext:value-type="float">
            <text:p>5146</text:p>
          </table:table-cell>
        </table:table-row>
        <table:table-row table:style-name="ro1">
          <table:table-cell table:formula="of:=[.A299]+1" office:value-type="float" office:value="298" calcext:value-type="float">
            <text:p>298</text:p>
          </table:table-cell>
          <table:table-cell table:formula="of:=[.A300]/44100" office:value-type="float" office:value="0.00675736961451247" calcext:value-type="float">
            <text:p>0.006757369614512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table:formula="of:=[.A300]+1" office:value-type="float" office:value="299" calcext:value-type="float">
            <text:p>299</text:p>
          </table:table-cell>
          <table:table-cell table:formula="of:=[.A301]/44100" office:value-type="float" office:value="0.00678004535147392" calcext:value-type="float">
            <text:p>0.006780045351474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table:formula="of:=[.A301]+1" office:value-type="float" office:value="300" calcext:value-type="float">
            <text:p>300</text:p>
          </table:table-cell>
          <table:table-cell table:formula="of:=[.A302]/44100" office:value-type="float" office:value="0.00680272108843537" calcext:value-type="float">
            <text:p>0.006802721088435</text:p>
          </table:table-cell>
          <table:table-cell office:value-type="float" office:value="4695" calcext:value-type="float">
            <text:p>4695</text:p>
          </table:table-cell>
        </table:table-row>
        <table:table-row table:style-name="ro1">
          <table:table-cell table:formula="of:=[.A302]+1" office:value-type="float" office:value="301" calcext:value-type="float">
            <text:p>301</text:p>
          </table:table-cell>
          <table:table-cell table:formula="of:=[.A303]/44100" office:value-type="float" office:value="0.00682539682539683" calcext:value-type="float">
            <text:p>0.006825396825397</text:p>
          </table:table-cell>
          <table:table-cell office:value-type="float" office:value="4086" calcext:value-type="float">
            <text:p>4086</text:p>
          </table:table-cell>
        </table:table-row>
        <table:table-row table:style-name="ro1">
          <table:table-cell table:formula="of:=[.A303]+1" office:value-type="float" office:value="302" calcext:value-type="float">
            <text:p>302</text:p>
          </table:table-cell>
          <table:table-cell table:formula="of:=[.A304]/44100" office:value-type="float" office:value="0.00684807256235828" calcext:value-type="float">
            <text:p>0.006848072562358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table:formula="of:=[.A304]+1" office:value-type="float" office:value="303" calcext:value-type="float">
            <text:p>303</text:p>
          </table:table-cell>
          <table:table-cell table:formula="of:=[.A305]/44100" office:value-type="float" office:value="0.00687074829931973" calcext:value-type="float">
            <text:p>0.00687074829932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table:formula="of:=[.A305]+1" office:value-type="float" office:value="304" calcext:value-type="float">
            <text:p>304</text:p>
          </table:table-cell>
          <table:table-cell table:formula="of:=[.A306]/44100" office:value-type="float" office:value="0.00689342403628118" calcext:value-type="float">
            <text:p>0.006893424036281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formula="of:=[.A306]+1" office:value-type="float" office:value="305" calcext:value-type="float">
            <text:p>305</text:p>
          </table:table-cell>
          <table:table-cell table:formula="of:=[.A307]/44100" office:value-type="float" office:value="0.00691609977324263" calcext:value-type="float">
            <text:p>0.006916099773243</text:p>
          </table:table-cell>
          <table:table-cell office:value-type="float" office:value="-372" calcext:value-type="float">
            <text:p>-372</text:p>
          </table:table-cell>
        </table:table-row>
        <table:table-row table:style-name="ro1">
          <table:table-cell table:formula="of:=[.A307]+1" office:value-type="float" office:value="306" calcext:value-type="float">
            <text:p>306</text:p>
          </table:table-cell>
          <table:table-cell table:formula="of:=[.A308]/44100" office:value-type="float" office:value="0.00693877551020408" calcext:value-type="float">
            <text:p>0.006938775510204</text:p>
          </table:table-cell>
          <table:table-cell office:value-type="float" office:value="-1773" calcext:value-type="float">
            <text:p>-1773</text:p>
          </table:table-cell>
        </table:table-row>
        <table:table-row table:style-name="ro1">
          <table:table-cell table:formula="of:=[.A308]+1" office:value-type="float" office:value="307" calcext:value-type="float">
            <text:p>307</text:p>
          </table:table-cell>
          <table:table-cell table:formula="of:=[.A309]/44100" office:value-type="float" office:value="0.00696145124716553" calcext:value-type="float">
            <text:p>0.006961451247166</text:p>
          </table:table-cell>
          <table:table-cell office:value-type="float" office:value="-3313" calcext:value-type="float">
            <text:p>-3313</text:p>
          </table:table-cell>
        </table:table-row>
        <table:table-row table:style-name="ro1">
          <table:table-cell table:formula="of:=[.A309]+1" office:value-type="float" office:value="308" calcext:value-type="float">
            <text:p>308</text:p>
          </table:table-cell>
          <table:table-cell table:formula="of:=[.A310]/44100" office:value-type="float" office:value="0.00698412698412698" calcext:value-type="float">
            <text:p>0.006984126984127</text:p>
          </table:table-cell>
          <table:table-cell office:value-type="float" office:value="-4765" calcext:value-type="float">
            <text:p>-4765</text:p>
          </table:table-cell>
        </table:table-row>
        <table:table-row table:style-name="ro1">
          <table:table-cell table:formula="of:=[.A310]+1" office:value-type="float" office:value="309" calcext:value-type="float">
            <text:p>309</text:p>
          </table:table-cell>
          <table:table-cell table:formula="of:=[.A311]/44100" office:value-type="float" office:value="0.00700680272108844" calcext:value-type="float">
            <text:p>0.007006802721088</text:p>
          </table:table-cell>
          <table:table-cell office:value-type="float" office:value="-6156" calcext:value-type="float">
            <text:p>-6156</text:p>
          </table:table-cell>
        </table:table-row>
        <table:table-row table:style-name="ro1">
          <table:table-cell table:formula="of:=[.A311]+1" office:value-type="float" office:value="310" calcext:value-type="float">
            <text:p>310</text:p>
          </table:table-cell>
          <table:table-cell table:formula="of:=[.A312]/44100" office:value-type="float" office:value="0.00702947845804989" calcext:value-type="float">
            <text:p>0.00702947845805</text:p>
          </table:table-cell>
          <table:table-cell office:value-type="float" office:value="-7414" calcext:value-type="float">
            <text:p>-7414</text:p>
          </table:table-cell>
        </table:table-row>
        <table:table-row table:style-name="ro1">
          <table:table-cell table:formula="of:=[.A312]+1" office:value-type="float" office:value="311" calcext:value-type="float">
            <text:p>311</text:p>
          </table:table-cell>
          <table:table-cell table:formula="of:=[.A313]/44100" office:value-type="float" office:value="0.00705215419501134" calcext:value-type="float">
            <text:p>0.007052154195011</text:p>
          </table:table-cell>
          <table:table-cell office:value-type="float" office:value="-8442" calcext:value-type="float">
            <text:p>-8442</text:p>
          </table:table-cell>
        </table:table-row>
        <table:table-row table:style-name="ro1">
          <table:table-cell table:formula="of:=[.A313]+1" office:value-type="float" office:value="312" calcext:value-type="float">
            <text:p>312</text:p>
          </table:table-cell>
          <table:table-cell table:formula="of:=[.A314]/44100" office:value-type="float" office:value="0.00707482993197279" calcext:value-type="float">
            <text:p>0.007074829931973</text:p>
          </table:table-cell>
          <table:table-cell office:value-type="float" office:value="-9302" calcext:value-type="float">
            <text:p>-9302</text:p>
          </table:table-cell>
        </table:table-row>
        <table:table-row table:style-name="ro1">
          <table:table-cell table:formula="of:=[.A314]+1" office:value-type="float" office:value="313" calcext:value-type="float">
            <text:p>313</text:p>
          </table:table-cell>
          <table:table-cell table:formula="of:=[.A315]/44100" office:value-type="float" office:value="0.00709750566893424" calcext:value-type="float">
            <text:p>0.007097505668934</text:p>
          </table:table-cell>
          <table:table-cell office:value-type="float" office:value="-9825" calcext:value-type="float">
            <text:p>-9825</text:p>
          </table:table-cell>
        </table:table-row>
        <table:table-row table:style-name="ro1">
          <table:table-cell table:formula="of:=[.A315]+1" office:value-type="float" office:value="314" calcext:value-type="float">
            <text:p>314</text:p>
          </table:table-cell>
          <table:table-cell table:formula="of:=[.A316]/44100" office:value-type="float" office:value="0.00712018140589569" calcext:value-type="float">
            <text:p>0.007120181405896</text:p>
          </table:table-cell>
          <table:table-cell office:value-type="float" office:value="-10096" calcext:value-type="float">
            <text:p>-10096</text:p>
          </table:table-cell>
        </table:table-row>
        <table:table-row table:style-name="ro1">
          <table:table-cell table:formula="of:=[.A316]+1" office:value-type="float" office:value="315" calcext:value-type="float">
            <text:p>315</text:p>
          </table:table-cell>
          <table:table-cell table:formula="of:=[.A317]/44100" office:value-type="float" office:value="0.00714285714285714" calcext:value-type="float">
            <text:p>0.007142857142857</text:p>
          </table:table-cell>
          <table:table-cell office:value-type="float" office:value="-9969" calcext:value-type="float">
            <text:p>-9969</text:p>
          </table:table-cell>
        </table:table-row>
        <table:table-row table:style-name="ro1">
          <table:table-cell table:formula="of:=[.A317]+1" office:value-type="float" office:value="316" calcext:value-type="float">
            <text:p>316</text:p>
          </table:table-cell>
          <table:table-cell table:formula="of:=[.A318]/44100" office:value-type="float" office:value="0.00716553287981859" calcext:value-type="float">
            <text:p>0.007165532879819</text:p>
          </table:table-cell>
          <table:table-cell office:value-type="float" office:value="-9600" calcext:value-type="float">
            <text:p>-9600</text:p>
          </table:table-cell>
        </table:table-row>
        <table:table-row table:style-name="ro1">
          <table:table-cell table:formula="of:=[.A318]+1" office:value-type="float" office:value="317" calcext:value-type="float">
            <text:p>317</text:p>
          </table:table-cell>
          <table:table-cell table:formula="of:=[.A319]/44100" office:value-type="float" office:value="0.00718820861678005" calcext:value-type="float">
            <text:p>0.00718820861678</text:p>
          </table:table-cell>
          <table:table-cell office:value-type="float" office:value="-8878" calcext:value-type="float">
            <text:p>-8878</text:p>
          </table:table-cell>
        </table:table-row>
        <table:table-row table:style-name="ro1">
          <table:table-cell table:formula="of:=[.A319]+1" office:value-type="float" office:value="318" calcext:value-type="float">
            <text:p>318</text:p>
          </table:table-cell>
          <table:table-cell table:formula="of:=[.A320]/44100" office:value-type="float" office:value="0.0072108843537415" calcext:value-type="float">
            <text:p>0.007210884353742</text:p>
          </table:table-cell>
          <table:table-cell office:value-type="float" office:value="-7876" calcext:value-type="float">
            <text:p>-7876</text:p>
          </table:table-cell>
        </table:table-row>
        <table:table-row table:style-name="ro1">
          <table:table-cell table:formula="of:=[.A320]+1" office:value-type="float" office:value="319" calcext:value-type="float">
            <text:p>319</text:p>
          </table:table-cell>
          <table:table-cell table:formula="of:=[.A321]/44100" office:value-type="float" office:value="0.00723356009070295" calcext:value-type="float">
            <text:p>0.007233560090703</text:p>
          </table:table-cell>
          <table:table-cell office:value-type="float" office:value="-6599" calcext:value-type="float">
            <text:p>-6599</text:p>
          </table:table-cell>
        </table:table-row>
        <table:table-row table:style-name="ro1">
          <table:table-cell table:formula="of:=[.A321]+1" office:value-type="float" office:value="320" calcext:value-type="float">
            <text:p>320</text:p>
          </table:table-cell>
          <table:table-cell table:formula="of:=[.A322]/44100" office:value-type="float" office:value="0.0072562358276644" calcext:value-type="float">
            <text:p>0.007256235827664</text:p>
          </table:table-cell>
          <table:table-cell office:value-type="float" office:value="-5206" calcext:value-type="float">
            <text:p>-5206</text:p>
          </table:table-cell>
        </table:table-row>
        <table:table-row table:style-name="ro1">
          <table:table-cell table:formula="of:=[.A322]+1" office:value-type="float" office:value="321" calcext:value-type="float">
            <text:p>321</text:p>
          </table:table-cell>
          <table:table-cell table:formula="of:=[.A323]/44100" office:value-type="float" office:value="0.00727891156462585" calcext:value-type="float">
            <text:p>0.007278911564626</text:p>
          </table:table-cell>
          <table:table-cell office:value-type="float" office:value="-3605" calcext:value-type="float">
            <text:p>-3605</text:p>
          </table:table-cell>
        </table:table-row>
        <table:table-row table:style-name="ro1">
          <table:table-cell table:formula="of:=[.A323]+1" office:value-type="float" office:value="322" calcext:value-type="float">
            <text:p>322</text:p>
          </table:table-cell>
          <table:table-cell table:formula="of:=[.A324]/44100" office:value-type="float" office:value="0.0073015873015873" calcext:value-type="float">
            <text:p>0.007301587301587</text:p>
          </table:table-cell>
          <table:table-cell office:value-type="float" office:value="-1928" calcext:value-type="float">
            <text:p>-1928</text:p>
          </table:table-cell>
        </table:table-row>
        <table:table-row table:style-name="ro1">
          <table:table-cell table:formula="of:=[.A324]+1" office:value-type="float" office:value="323" calcext:value-type="float">
            <text:p>323</text:p>
          </table:table-cell>
          <table:table-cell table:formula="of:=[.A325]/44100" office:value-type="float" office:value="0.00732426303854875" calcext:value-type="float">
            <text:p>0.007324263038549</text:p>
          </table:table-cell>
          <table:table-cell office:value-type="float" office:value="-205" calcext:value-type="float">
            <text:p>-205</text:p>
          </table:table-cell>
        </table:table-row>
        <table:table-row table:style-name="ro1">
          <table:table-cell table:formula="of:=[.A325]+1" office:value-type="float" office:value="324" calcext:value-type="float">
            <text:p>324</text:p>
          </table:table-cell>
          <table:table-cell table:formula="of:=[.A326]/44100" office:value-type="float" office:value="0.0073469387755102" calcext:value-type="float">
            <text:p>0.00734693877551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table:formula="of:=[.A326]+1" office:value-type="float" office:value="325" calcext:value-type="float">
            <text:p>325</text:p>
          </table:table-cell>
          <table:table-cell table:formula="of:=[.A327]/44100" office:value-type="float" office:value="0.00736961451247166" calcext:value-type="float">
            <text:p>0.007369614512472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table:formula="of:=[.A327]+1" office:value-type="float" office:value="326" calcext:value-type="float">
            <text:p>326</text:p>
          </table:table-cell>
          <table:table-cell table:formula="of:=[.A328]/44100" office:value-type="float" office:value="0.00739229024943311" calcext:value-type="float">
            <text:p>0.007392290249433</text:p>
          </table:table-cell>
          <table:table-cell office:value-type="float" office:value="4530" calcext:value-type="float">
            <text:p>4530</text:p>
          </table:table-cell>
        </table:table-row>
        <table:table-row table:style-name="ro1">
          <table:table-cell table:formula="of:=[.A328]+1" office:value-type="float" office:value="327" calcext:value-type="float">
            <text:p>327</text:p>
          </table:table-cell>
          <table:table-cell table:formula="of:=[.A329]/44100" office:value-type="float" office:value="0.00741496598639456" calcext:value-type="float">
            <text:p>0.007414965986395</text:p>
          </table:table-cell>
          <table:table-cell office:value-type="float" office:value="5851" calcext:value-type="float">
            <text:p>5851</text:p>
          </table:table-cell>
        </table:table-row>
        <table:table-row table:style-name="ro1">
          <table:table-cell table:formula="of:=[.A329]+1" office:value-type="float" office:value="328" calcext:value-type="float">
            <text:p>328</text:p>
          </table:table-cell>
          <table:table-cell table:formula="of:=[.A330]/44100" office:value-type="float" office:value="0.00743764172335601" calcext:value-type="float">
            <text:p>0.007437641723356</text:p>
          </table:table-cell>
          <table:table-cell office:value-type="float" office:value="6877" calcext:value-type="float">
            <text:p>6877</text:p>
          </table:table-cell>
        </table:table-row>
        <table:table-row table:style-name="ro1">
          <table:table-cell table:formula="of:=[.A330]+1" office:value-type="float" office:value="329" calcext:value-type="float">
            <text:p>329</text:p>
          </table:table-cell>
          <table:table-cell table:formula="of:=[.A331]/44100" office:value-type="float" office:value="0.00746031746031746" calcext:value-type="float">
            <text:p>0.007460317460317</text:p>
          </table:table-cell>
          <table:table-cell office:value-type="float" office:value="7743" calcext:value-type="float">
            <text:p>7743</text:p>
          </table:table-cell>
        </table:table-row>
        <table:table-row table:style-name="ro1">
          <table:table-cell table:formula="of:=[.A331]+1" office:value-type="float" office:value="330" calcext:value-type="float">
            <text:p>330</text:p>
          </table:table-cell>
          <table:table-cell table:formula="of:=[.A332]/44100" office:value-type="float" office:value="0.00748299319727891" calcext:value-type="float">
            <text:p>0.007482993197279</text:p>
          </table:table-cell>
          <table:table-cell office:value-type="float" office:value="8262" calcext:value-type="float">
            <text:p>8262</text:p>
          </table:table-cell>
        </table:table-row>
        <table:table-row table:style-name="ro1">
          <table:table-cell table:formula="of:=[.A332]+1" office:value-type="float" office:value="331" calcext:value-type="float">
            <text:p>331</text:p>
          </table:table-cell>
          <table:table-cell table:formula="of:=[.A333]/44100" office:value-type="float" office:value="0.00750566893424036" calcext:value-type="float">
            <text:p>0.00750566893424</text:p>
          </table:table-cell>
          <table:table-cell office:value-type="float" office:value="8526" calcext:value-type="float">
            <text:p>8526</text:p>
          </table:table-cell>
        </table:table-row>
        <table:table-row table:style-name="ro1">
          <table:table-cell table:formula="of:=[.A333]+1" office:value-type="float" office:value="332" calcext:value-type="float">
            <text:p>332</text:p>
          </table:table-cell>
          <table:table-cell table:formula="of:=[.A334]/44100" office:value-type="float" office:value="0.00752834467120181" calcext:value-type="float">
            <text:p>0.007528344671202</text:p>
          </table:table-cell>
          <table:table-cell office:value-type="float" office:value="8524" calcext:value-type="float">
            <text:p>8524</text:p>
          </table:table-cell>
        </table:table-row>
        <table:table-row table:style-name="ro1">
          <table:table-cell table:formula="of:=[.A334]+1" office:value-type="float" office:value="333" calcext:value-type="float">
            <text:p>333</text:p>
          </table:table-cell>
          <table:table-cell table:formula="of:=[.A335]/44100" office:value-type="float" office:value="0.00755102040816327" calcext:value-type="float">
            <text:p>0.007551020408163</text:p>
          </table:table-cell>
          <table:table-cell office:value-type="float" office:value="8215" calcext:value-type="float">
            <text:p>8215</text:p>
          </table:table-cell>
        </table:table-row>
        <table:table-row table:style-name="ro1">
          <table:table-cell table:formula="of:=[.A335]+1" office:value-type="float" office:value="334" calcext:value-type="float">
            <text:p>334</text:p>
          </table:table-cell>
          <table:table-cell table:formula="of:=[.A336]/44100" office:value-type="float" office:value="0.00757369614512472" calcext:value-type="float">
            <text:p>0.007573696145125</text:p>
          </table:table-cell>
          <table:table-cell office:value-type="float" office:value="7688" calcext:value-type="float">
            <text:p>7688</text:p>
          </table:table-cell>
        </table:table-row>
        <table:table-row table:style-name="ro1">
          <table:table-cell table:formula="of:=[.A336]+1" office:value-type="float" office:value="335" calcext:value-type="float">
            <text:p>335</text:p>
          </table:table-cell>
          <table:table-cell table:formula="of:=[.A337]/44100" office:value-type="float" office:value="0.00759637188208617" calcext:value-type="float">
            <text:p>0.007596371882086</text:p>
          </table:table-cell>
          <table:table-cell office:value-type="float" office:value="6898" calcext:value-type="float">
            <text:p>6898</text:p>
          </table:table-cell>
        </table:table-row>
        <table:table-row table:style-name="ro1">
          <table:table-cell table:formula="of:=[.A337]+1" office:value-type="float" office:value="336" calcext:value-type="float">
            <text:p>336</text:p>
          </table:table-cell>
          <table:table-cell table:formula="of:=[.A338]/44100" office:value-type="float" office:value="0.00761904761904762" calcext:value-type="float">
            <text:p>0.007619047619048</text:p>
          </table:table-cell>
          <table:table-cell office:value-type="float" office:value="5899" calcext:value-type="float">
            <text:p>5899</text:p>
          </table:table-cell>
        </table:table-row>
        <table:table-row table:style-name="ro1">
          <table:table-cell table:formula="of:=[.A338]+1" office:value-type="float" office:value="337" calcext:value-type="float">
            <text:p>337</text:p>
          </table:table-cell>
          <table:table-cell table:formula="of:=[.A339]/44100" office:value-type="float" office:value="0.00764172335600907" calcext:value-type="float">
            <text:p>0.007641723356009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table:formula="of:=[.A339]+1" office:value-type="float" office:value="338" calcext:value-type="float">
            <text:p>338</text:p>
          </table:table-cell>
          <table:table-cell table:formula="of:=[.A340]/44100" office:value-type="float" office:value="0.00766439909297052" calcext:value-type="float">
            <text:p>0.007664399092971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table:formula="of:=[.A340]+1" office:value-type="float" office:value="339" calcext:value-type="float">
            <text:p>339</text:p>
          </table:table-cell>
          <table:table-cell table:formula="of:=[.A341]/44100" office:value-type="float" office:value="0.00768707482993197" calcext:value-type="float">
            <text:p>0.007687074829932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table:formula="of:=[.A341]+1" office:value-type="float" office:value="340" calcext:value-type="float">
            <text:p>340</text:p>
          </table:table-cell>
          <table:table-cell table:formula="of:=[.A342]/44100" office:value-type="float" office:value="0.00770975056689342" calcext:value-type="float">
            <text:p>0.007709750566893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table:formula="of:=[.A342]+1" office:value-type="float" office:value="341" calcext:value-type="float">
            <text:p>341</text:p>
          </table:table-cell>
          <table:table-cell table:formula="of:=[.A343]/44100" office:value-type="float" office:value="0.00773242630385488" calcext:value-type="float">
            <text:p>0.007732426303855</text:p>
          </table:table-cell>
          <table:table-cell office:value-type="float" office:value="-654" calcext:value-type="float">
            <text:p>-654</text:p>
          </table:table-cell>
        </table:table-row>
        <table:table-row table:style-name="ro1">
          <table:table-cell table:formula="of:=[.A343]+1" office:value-type="float" office:value="342" calcext:value-type="float">
            <text:p>342</text:p>
          </table:table-cell>
          <table:table-cell table:formula="of:=[.A344]/44100" office:value-type="float" office:value="0.00775510204081633" calcext:value-type="float">
            <text:p>0.007755102040816</text:p>
          </table:table-cell>
          <table:table-cell office:value-type="float" office:value="-2016" calcext:value-type="float">
            <text:p>-2016</text:p>
          </table:table-cell>
        </table:table-row>
        <table:table-row table:style-name="ro1">
          <table:table-cell table:formula="of:=[.A344]+1" office:value-type="float" office:value="343" calcext:value-type="float">
            <text:p>343</text:p>
          </table:table-cell>
          <table:table-cell table:formula="of:=[.A345]/44100" office:value-type="float" office:value="0.00777777777777778" calcext:value-type="float">
            <text:p>0.007777777777778</text:p>
          </table:table-cell>
          <table:table-cell office:value-type="float" office:value="-3291" calcext:value-type="float">
            <text:p>-3291</text:p>
          </table:table-cell>
        </table:table-row>
        <table:table-row table:style-name="ro1">
          <table:table-cell table:formula="of:=[.A345]+1" office:value-type="float" office:value="344" calcext:value-type="float">
            <text:p>344</text:p>
          </table:table-cell>
          <table:table-cell table:formula="of:=[.A346]/44100" office:value-type="float" office:value="0.00780045351473923" calcext:value-type="float">
            <text:p>0.007800453514739</text:p>
          </table:table-cell>
          <table:table-cell office:value-type="float" office:value="-4498" calcext:value-type="float">
            <text:p>-4498</text:p>
          </table:table-cell>
        </table:table-row>
        <table:table-row table:style-name="ro1">
          <table:table-cell table:formula="of:=[.A346]+1" office:value-type="float" office:value="345" calcext:value-type="float">
            <text:p>345</text:p>
          </table:table-cell>
          <table:table-cell table:formula="of:=[.A347]/44100" office:value-type="float" office:value="0.00782312925170068" calcext:value-type="float">
            <text:p>0.007823129251701</text:p>
          </table:table-cell>
          <table:table-cell office:value-type="float" office:value="-5576" calcext:value-type="float">
            <text:p>-5576</text:p>
          </table:table-cell>
        </table:table-row>
        <table:table-row table:style-name="ro1">
          <table:table-cell table:formula="of:=[.A347]+1" office:value-type="float" office:value="346" calcext:value-type="float">
            <text:p>346</text:p>
          </table:table-cell>
          <table:table-cell table:formula="of:=[.A348]/44100" office:value-type="float" office:value="0.00784580498866213" calcext:value-type="float">
            <text:p>0.007845804988662</text:p>
          </table:table-cell>
          <table:table-cell office:value-type="float" office:value="-6543" calcext:value-type="float">
            <text:p>-6543</text:p>
          </table:table-cell>
        </table:table-row>
        <table:table-row table:style-name="ro1">
          <table:table-cell table:formula="of:=[.A348]+1" office:value-type="float" office:value="347" calcext:value-type="float">
            <text:p>347</text:p>
          </table:table-cell>
          <table:table-cell table:formula="of:=[.A349]/44100" office:value-type="float" office:value="0.00786848072562358" calcext:value-type="float">
            <text:p>0.007868480725624</text:p>
          </table:table-cell>
          <table:table-cell office:value-type="float" office:value="-7344" calcext:value-type="float">
            <text:p>-7344</text:p>
          </table:table-cell>
        </table:table-row>
        <table:table-row table:style-name="ro1">
          <table:table-cell table:formula="of:=[.A349]+1" office:value-type="float" office:value="348" calcext:value-type="float">
            <text:p>348</text:p>
          </table:table-cell>
          <table:table-cell table:formula="of:=[.A350]/44100" office:value-type="float" office:value="0.00789115646258503" calcext:value-type="float">
            <text:p>0.007891156462585</text:p>
          </table:table-cell>
          <table:table-cell office:value-type="float" office:value="-8025" calcext:value-type="float">
            <text:p>-8025</text:p>
          </table:table-cell>
        </table:table-row>
        <table:table-row table:style-name="ro1">
          <table:table-cell table:formula="of:=[.A350]+1" office:value-type="float" office:value="349" calcext:value-type="float">
            <text:p>349</text:p>
          </table:table-cell>
          <table:table-cell table:formula="of:=[.A351]/44100" office:value-type="float" office:value="0.00791383219954649" calcext:value-type="float">
            <text:p>0.007913832199546</text:p>
          </table:table-cell>
          <table:table-cell office:value-type="float" office:value="-8521" calcext:value-type="float">
            <text:p>-8521</text:p>
          </table:table-cell>
        </table:table-row>
        <table:table-row table:style-name="ro1">
          <table:table-cell table:formula="of:=[.A351]+1" office:value-type="float" office:value="350" calcext:value-type="float">
            <text:p>350</text:p>
          </table:table-cell>
          <table:table-cell table:formula="of:=[.A352]/44100" office:value-type="float" office:value="0.00793650793650794" calcext:value-type="float">
            <text:p>0.007936507936508</text:p>
          </table:table-cell>
          <table:table-cell office:value-type="float" office:value="-8830" calcext:value-type="float">
            <text:p>-8830</text:p>
          </table:table-cell>
        </table:table-row>
        <table:table-row table:style-name="ro1">
          <table:table-cell table:formula="of:=[.A352]+1" office:value-type="float" office:value="351" calcext:value-type="float">
            <text:p>351</text:p>
          </table:table-cell>
          <table:table-cell table:formula="of:=[.A353]/44100" office:value-type="float" office:value="0.00795918367346939" calcext:value-type="float">
            <text:p>0.007959183673469</text:p>
          </table:table-cell>
          <table:table-cell office:value-type="float" office:value="-9043" calcext:value-type="float">
            <text:p>-9043</text:p>
          </table:table-cell>
        </table:table-row>
        <table:table-row table:style-name="ro1">
          <table:table-cell table:formula="of:=[.A353]+1" office:value-type="float" office:value="352" calcext:value-type="float">
            <text:p>352</text:p>
          </table:table-cell>
          <table:table-cell table:formula="of:=[.A354]/44100" office:value-type="float" office:value="0.00798185941043084" calcext:value-type="float">
            <text:p>0.007981859410431</text:p>
          </table:table-cell>
          <table:table-cell office:value-type="float" office:value="-9126" calcext:value-type="float">
            <text:p>-9126</text:p>
          </table:table-cell>
        </table:table-row>
        <table:table-row table:style-name="ro1">
          <table:table-cell table:formula="of:=[.A354]+1" office:value-type="float" office:value="353" calcext:value-type="float">
            <text:p>353</text:p>
          </table:table-cell>
          <table:table-cell table:formula="of:=[.A355]/44100" office:value-type="float" office:value="0.00800453514739229" calcext:value-type="float">
            <text:p>0.008004535147392</text:p>
          </table:table-cell>
          <table:table-cell office:value-type="float" office:value="-9084" calcext:value-type="float">
            <text:p>-9084</text:p>
          </table:table-cell>
        </table:table-row>
        <table:table-row table:style-name="ro1">
          <table:table-cell table:formula="of:=[.A355]+1" office:value-type="float" office:value="354" calcext:value-type="float">
            <text:p>354</text:p>
          </table:table-cell>
          <table:table-cell table:formula="of:=[.A356]/44100" office:value-type="float" office:value="0.00802721088435374" calcext:value-type="float">
            <text:p>0.008027210884354</text:p>
          </table:table-cell>
          <table:table-cell office:value-type="float" office:value="-8967" calcext:value-type="float">
            <text:p>-8967</text:p>
          </table:table-cell>
        </table:table-row>
        <table:table-row table:style-name="ro1">
          <table:table-cell table:formula="of:=[.A356]+1" office:value-type="float" office:value="355" calcext:value-type="float">
            <text:p>355</text:p>
          </table:table-cell>
          <table:table-cell table:formula="of:=[.A357]/44100" office:value-type="float" office:value="0.00804988662131519" calcext:value-type="float">
            <text:p>0.008049886621315</text:p>
          </table:table-cell>
          <table:table-cell office:value-type="float" office:value="-8658" calcext:value-type="float">
            <text:p>-8658</text:p>
          </table:table-cell>
        </table:table-row>
        <table:table-row table:style-name="ro1">
          <table:table-cell table:formula="of:=[.A357]+1" office:value-type="float" office:value="356" calcext:value-type="float">
            <text:p>356</text:p>
          </table:table-cell>
          <table:table-cell table:formula="of:=[.A358]/44100" office:value-type="float" office:value="0.00807256235827665" calcext:value-type="float">
            <text:p>0.008072562358277</text:p>
          </table:table-cell>
          <table:table-cell office:value-type="float" office:value="-8294" calcext:value-type="float">
            <text:p>-8294</text:p>
          </table:table-cell>
        </table:table-row>
        <table:table-row table:style-name="ro1">
          <table:table-cell table:formula="of:=[.A358]+1" office:value-type="float" office:value="357" calcext:value-type="float">
            <text:p>357</text:p>
          </table:table-cell>
          <table:table-cell table:formula="of:=[.A359]/44100" office:value-type="float" office:value="0.0080952380952381" calcext:value-type="float">
            <text:p>0.008095238095238</text:p>
          </table:table-cell>
          <table:table-cell office:value-type="float" office:value="-7822" calcext:value-type="float">
            <text:p>-7822</text:p>
          </table:table-cell>
        </table:table-row>
        <table:table-row table:style-name="ro1">
          <table:table-cell table:formula="of:=[.A359]+1" office:value-type="float" office:value="358" calcext:value-type="float">
            <text:p>358</text:p>
          </table:table-cell>
          <table:table-cell table:formula="of:=[.A360]/44100" office:value-type="float" office:value="0.00811791383219955" calcext:value-type="float">
            <text:p>0.0081179138322</text:p>
          </table:table-cell>
          <table:table-cell office:value-type="float" office:value="-7220" calcext:value-type="float">
            <text:p>-7220</text:p>
          </table:table-cell>
        </table:table-row>
        <table:table-row table:style-name="ro1">
          <table:table-cell table:formula="of:=[.A360]+1" office:value-type="float" office:value="359" calcext:value-type="float">
            <text:p>359</text:p>
          </table:table-cell>
          <table:table-cell table:formula="of:=[.A361]/44100" office:value-type="float" office:value="0.008140589569161" calcext:value-type="float">
            <text:p>0.008140589569161</text:p>
          </table:table-cell>
          <table:table-cell office:value-type="float" office:value="-6605" calcext:value-type="float">
            <text:p>-6605</text:p>
          </table:table-cell>
        </table:table-row>
        <table:table-row table:style-name="ro1">
          <table:table-cell table:formula="of:=[.A361]+1" office:value-type="float" office:value="360" calcext:value-type="float">
            <text:p>360</text:p>
          </table:table-cell>
          <table:table-cell table:formula="of:=[.A362]/44100" office:value-type="float" office:value="0.00816326530612245" calcext:value-type="float">
            <text:p>0.008163265306122</text:p>
          </table:table-cell>
          <table:table-cell office:value-type="float" office:value="-5808" calcext:value-type="float">
            <text:p>-5808</text:p>
          </table:table-cell>
        </table:table-row>
        <table:table-row table:style-name="ro1">
          <table:table-cell table:formula="of:=[.A362]+1" office:value-type="float" office:value="361" calcext:value-type="float">
            <text:p>361</text:p>
          </table:table-cell>
          <table:table-cell table:formula="of:=[.A363]/44100" office:value-type="float" office:value="0.0081859410430839" calcext:value-type="float">
            <text:p>0.008185941043084</text:p>
          </table:table-cell>
          <table:table-cell office:value-type="float" office:value="-4951" calcext:value-type="float">
            <text:p>-4951</text:p>
          </table:table-cell>
        </table:table-row>
        <table:table-row table:style-name="ro1">
          <table:table-cell table:formula="of:=[.A363]+1" office:value-type="float" office:value="362" calcext:value-type="float">
            <text:p>362</text:p>
          </table:table-cell>
          <table:table-cell table:formula="of:=[.A364]/44100" office:value-type="float" office:value="0.00820861678004535" calcext:value-type="float">
            <text:p>0.008208616780045</text:p>
          </table:table-cell>
          <table:table-cell office:value-type="float" office:value="-4037" calcext:value-type="float">
            <text:p>-4037</text:p>
          </table:table-cell>
        </table:table-row>
        <table:table-row table:style-name="ro1">
          <table:table-cell table:formula="of:=[.A364]+1" office:value-type="float" office:value="363" calcext:value-type="float">
            <text:p>363</text:p>
          </table:table-cell>
          <table:table-cell table:formula="of:=[.A365]/44100" office:value-type="float" office:value="0.0082312925170068" calcext:value-type="float">
            <text:p>0.008231292517007</text:p>
          </table:table-cell>
          <table:table-cell office:value-type="float" office:value="-3029" calcext:value-type="float">
            <text:p>-3029</text:p>
          </table:table-cell>
        </table:table-row>
        <table:table-row table:style-name="ro1">
          <table:table-cell table:formula="of:=[.A365]+1" office:value-type="float" office:value="364" calcext:value-type="float">
            <text:p>364</text:p>
          </table:table-cell>
          <table:table-cell table:formula="of:=[.A366]/44100" office:value-type="float" office:value="0.00825396825396826" calcext:value-type="float">
            <text:p>0.008253968253968</text:p>
          </table:table-cell>
          <table:table-cell office:value-type="float" office:value="-1945" calcext:value-type="float">
            <text:p>-1945</text:p>
          </table:table-cell>
        </table:table-row>
        <table:table-row table:style-name="ro1">
          <table:table-cell table:formula="of:=[.A366]+1" office:value-type="float" office:value="365" calcext:value-type="float">
            <text:p>365</text:p>
          </table:table-cell>
          <table:table-cell table:formula="of:=[.A367]/44100" office:value-type="float" office:value="0.0082766439909297" calcext:value-type="float">
            <text:p>0.00827664399093</text:p>
          </table:table-cell>
          <table:table-cell office:value-type="float" office:value="-787" calcext:value-type="float">
            <text:p>-787</text:p>
          </table:table-cell>
        </table:table-row>
        <table:table-row table:style-name="ro1">
          <table:table-cell table:formula="of:=[.A367]+1" office:value-type="float" office:value="366" calcext:value-type="float">
            <text:p>366</text:p>
          </table:table-cell>
          <table:table-cell table:formula="of:=[.A368]/44100" office:value-type="float" office:value="0.00829931972789116" calcext:value-type="float">
            <text:p>0.00829931972789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formula="of:=[.A368]+1" office:value-type="float" office:value="367" calcext:value-type="float">
            <text:p>367</text:p>
          </table:table-cell>
          <table:table-cell table:formula="of:=[.A369]/44100" office:value-type="float" office:value="0.00832199546485261" calcext:value-type="float">
            <text:p>0.008321995464853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table:formula="of:=[.A369]+1" office:value-type="float" office:value="368" calcext:value-type="float">
            <text:p>368</text:p>
          </table:table-cell>
          <table:table-cell table:formula="of:=[.A370]/44100" office:value-type="float" office:value="0.00834467120181406" calcext:value-type="float">
            <text:p>0.008344671201814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table:formula="of:=[.A370]+1" office:value-type="float" office:value="369" calcext:value-type="float">
            <text:p>369</text:p>
          </table:table-cell>
          <table:table-cell table:formula="of:=[.A371]/44100" office:value-type="float" office:value="0.00836734693877551" calcext:value-type="float">
            <text:p>0.008367346938776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table:formula="of:=[.A371]+1" office:value-type="float" office:value="370" calcext:value-type="float">
            <text:p>370</text:p>
          </table:table-cell>
          <table:table-cell table:formula="of:=[.A372]/44100" office:value-type="float" office:value="0.00839002267573696" calcext:value-type="float">
            <text:p>0.008390022675737</text:p>
          </table:table-cell>
          <table:table-cell office:value-type="float" office:value="5429" calcext:value-type="float">
            <text:p>5429</text:p>
          </table:table-cell>
        </table:table-row>
        <table:table-row table:style-name="ro1">
          <table:table-cell table:formula="of:=[.A372]+1" office:value-type="float" office:value="371" calcext:value-type="float">
            <text:p>371</text:p>
          </table:table-cell>
          <table:table-cell table:formula="of:=[.A373]/44100" office:value-type="float" office:value="0.00841269841269841" calcext:value-type="float">
            <text:p>0.008412698412698</text:p>
          </table:table-cell>
          <table:table-cell office:value-type="float" office:value="6599" calcext:value-type="float">
            <text:p>6599</text:p>
          </table:table-cell>
        </table:table-row>
        <table:table-row table:style-name="ro1">
          <table:table-cell table:formula="of:=[.A373]+1" office:value-type="float" office:value="372" calcext:value-type="float">
            <text:p>372</text:p>
          </table:table-cell>
          <table:table-cell table:formula="of:=[.A374]/44100" office:value-type="float" office:value="0.00843537414965986" calcext:value-type="float">
            <text:p>0.00843537414966</text:p>
          </table:table-cell>
          <table:table-cell office:value-type="float" office:value="7672" calcext:value-type="float">
            <text:p>7672</text:p>
          </table:table-cell>
        </table:table-row>
        <table:table-row table:style-name="ro1">
          <table:table-cell table:formula="of:=[.A374]+1" office:value-type="float" office:value="373" calcext:value-type="float">
            <text:p>373</text:p>
          </table:table-cell>
          <table:table-cell table:formula="of:=[.A375]/44100" office:value-type="float" office:value="0.00845804988662131" calcext:value-type="float">
            <text:p>0.008458049886621</text:p>
          </table:table-cell>
          <table:table-cell office:value-type="float" office:value="8642" calcext:value-type="float">
            <text:p>8642</text:p>
          </table:table-cell>
        </table:table-row>
        <table:table-row table:style-name="ro1">
          <table:table-cell table:formula="of:=[.A375]+1" office:value-type="float" office:value="374" calcext:value-type="float">
            <text:p>374</text:p>
          </table:table-cell>
          <table:table-cell table:formula="of:=[.A376]/44100" office:value-type="float" office:value="0.00848072562358277" calcext:value-type="float">
            <text:p>0.008480725623583</text:p>
          </table:table-cell>
          <table:table-cell office:value-type="float" office:value="9446" calcext:value-type="float">
            <text:p>9446</text:p>
          </table:table-cell>
        </table:table-row>
        <table:table-row table:style-name="ro1">
          <table:table-cell table:formula="of:=[.A376]+1" office:value-type="float" office:value="375" calcext:value-type="float">
            <text:p>375</text:p>
          </table:table-cell>
          <table:table-cell table:formula="of:=[.A377]/44100" office:value-type="float" office:value="0.00850340136054422" calcext:value-type="float">
            <text:p>0.008503401360544</text:p>
          </table:table-cell>
          <table:table-cell office:value-type="float" office:value="10038" calcext:value-type="float">
            <text:p>10038</text:p>
          </table:table-cell>
        </table:table-row>
        <table:table-row table:style-name="ro1">
          <table:table-cell table:formula="of:=[.A377]+1" office:value-type="float" office:value="376" calcext:value-type="float">
            <text:p>376</text:p>
          </table:table-cell>
          <table:table-cell table:formula="of:=[.A378]/44100" office:value-type="float" office:value="0.00852607709750567" calcext:value-type="float">
            <text:p>0.008526077097506</text:p>
          </table:table-cell>
          <table:table-cell office:value-type="float" office:value="10445" calcext:value-type="float">
            <text:p>10445</text:p>
          </table:table-cell>
        </table:table-row>
        <table:table-row table:style-name="ro1">
          <table:table-cell table:formula="of:=[.A378]+1" office:value-type="float" office:value="377" calcext:value-type="float">
            <text:p>377</text:p>
          </table:table-cell>
          <table:table-cell table:formula="of:=[.A379]/44100" office:value-type="float" office:value="0.00854875283446712" calcext:value-type="float">
            <text:p>0.008548752834467</text:p>
          </table:table-cell>
          <table:table-cell office:value-type="float" office:value="10645" calcext:value-type="float">
            <text:p>10645</text:p>
          </table:table-cell>
        </table:table-row>
        <table:table-row table:style-name="ro1">
          <table:table-cell table:formula="of:=[.A379]+1" office:value-type="float" office:value="378" calcext:value-type="float">
            <text:p>378</text:p>
          </table:table-cell>
          <table:table-cell table:formula="of:=[.A380]/44100" office:value-type="float" office:value="0.00857142857142857" calcext:value-type="float">
            <text:p>0.008571428571429</text:p>
          </table:table-cell>
          <table:table-cell office:value-type="float" office:value="10593" calcext:value-type="float">
            <text:p>10593</text:p>
          </table:table-cell>
        </table:table-row>
        <table:table-row table:style-name="ro1">
          <table:table-cell table:formula="of:=[.A380]+1" office:value-type="float" office:value="379" calcext:value-type="float">
            <text:p>379</text:p>
          </table:table-cell>
          <table:table-cell table:formula="of:=[.A381]/44100" office:value-type="float" office:value="0.00859410430839002" calcext:value-type="float">
            <text:p>0.00859410430839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table:formula="of:=[.A381]+1" office:value-type="float" office:value="380" calcext:value-type="float">
            <text:p>380</text:p>
          </table:table-cell>
          <table:table-cell table:formula="of:=[.A382]/44100" office:value-type="float" office:value="0.00861678004535147" calcext:value-type="float">
            <text:p>0.008616780045351</text:p>
          </table:table-cell>
          <table:table-cell office:value-type="float" office:value="9729" calcext:value-type="float">
            <text:p>9729</text:p>
          </table:table-cell>
        </table:table-row>
        <table:table-row table:style-name="ro1">
          <table:table-cell table:formula="of:=[.A382]+1" office:value-type="float" office:value="381" calcext:value-type="float">
            <text:p>381</text:p>
          </table:table-cell>
          <table:table-cell table:formula="of:=[.A383]/44100" office:value-type="float" office:value="0.00863945578231293" calcext:value-type="float">
            <text:p>0.008639455782313</text:p>
          </table:table-cell>
          <table:table-cell office:value-type="float" office:value="8889" calcext:value-type="float">
            <text:p>8889</text:p>
          </table:table-cell>
        </table:table-row>
        <table:table-row table:style-name="ro1">
          <table:table-cell table:formula="of:=[.A383]+1" office:value-type="float" office:value="382" calcext:value-type="float">
            <text:p>382</text:p>
          </table:table-cell>
          <table:table-cell table:formula="of:=[.A384]/44100" office:value-type="float" office:value="0.00866213151927438" calcext:value-type="float">
            <text:p>0.008662131519274</text:p>
          </table:table-cell>
          <table:table-cell office:value-type="float" office:value="7832" calcext:value-type="float">
            <text:p>7832</text:p>
          </table:table-cell>
        </table:table-row>
        <table:table-row table:style-name="ro1">
          <table:table-cell table:formula="of:=[.A384]+1" office:value-type="float" office:value="383" calcext:value-type="float">
            <text:p>383</text:p>
          </table:table-cell>
          <table:table-cell table:formula="of:=[.A385]/44100" office:value-type="float" office:value="0.00868480725623583" calcext:value-type="float">
            <text:p>0.008684807256236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table:formula="of:=[.A385]+1" office:value-type="float" office:value="384" calcext:value-type="float">
            <text:p>384</text:p>
          </table:table-cell>
          <table:table-cell table:formula="of:=[.A386]/44100" office:value-type="float" office:value="0.00870748299319728" calcext:value-type="float">
            <text:p>0.008707482993197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table:formula="of:=[.A386]+1" office:value-type="float" office:value="385" calcext:value-type="float">
            <text:p>385</text:p>
          </table:table-cell>
          <table:table-cell table:formula="of:=[.A387]/44100" office:value-type="float" office:value="0.00873015873015873" calcext:value-type="float">
            <text:p>0.008730158730159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table:formula="of:=[.A387]+1" office:value-type="float" office:value="386" calcext:value-type="float">
            <text:p>386</text:p>
          </table:table-cell>
          <table:table-cell table:formula="of:=[.A388]/44100" office:value-type="float" office:value="0.00875283446712018" calcext:value-type="float">
            <text:p>0.00875283446712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table:formula="of:=[.A388]+1" office:value-type="float" office:value="387" calcext:value-type="float">
            <text:p>387</text:p>
          </table:table-cell>
          <table:table-cell table:formula="of:=[.A389]/44100" office:value-type="float" office:value="0.00877551020408163" calcext:value-type="float">
            <text:p>0.008775510204082</text:p>
          </table:table-cell>
          <table:table-cell office:value-type="float" office:value="-289" calcext:value-type="float">
            <text:p>-289</text:p>
          </table:table-cell>
        </table:table-row>
        <table:table-row table:style-name="ro1">
          <table:table-cell table:formula="of:=[.A389]+1" office:value-type="float" office:value="388" calcext:value-type="float">
            <text:p>388</text:p>
          </table:table-cell>
          <table:table-cell table:formula="of:=[.A390]/44100" office:value-type="float" office:value="0.00879818594104308" calcext:value-type="float">
            <text:p>0.008798185941043</text:p>
          </table:table-cell>
          <table:table-cell office:value-type="float" office:value="-2220" calcext:value-type="float">
            <text:p>-2220</text:p>
          </table:table-cell>
        </table:table-row>
        <table:table-row table:style-name="ro1">
          <table:table-cell table:formula="of:=[.A390]+1" office:value-type="float" office:value="389" calcext:value-type="float">
            <text:p>389</text:p>
          </table:table-cell>
          <table:table-cell table:formula="of:=[.A391]/44100" office:value-type="float" office:value="0.00882086167800454" calcext:value-type="float">
            <text:p>0.008820861678005</text:p>
          </table:table-cell>
          <table:table-cell office:value-type="float" office:value="-4122" calcext:value-type="float">
            <text:p>-4122</text:p>
          </table:table-cell>
        </table:table-row>
        <table:table-row table:style-name="ro1">
          <table:table-cell table:formula="of:=[.A391]+1" office:value-type="float" office:value="390" calcext:value-type="float">
            <text:p>390</text:p>
          </table:table-cell>
          <table:table-cell table:formula="of:=[.A392]/44100" office:value-type="float" office:value="0.00884353741496599" calcext:value-type="float">
            <text:p>0.008843537414966</text:p>
          </table:table-cell>
          <table:table-cell office:value-type="float" office:value="-5912" calcext:value-type="float">
            <text:p>-5912</text:p>
          </table:table-cell>
        </table:table-row>
        <table:table-row table:style-name="ro1">
          <table:table-cell table:formula="of:=[.A392]+1" office:value-type="float" office:value="391" calcext:value-type="float">
            <text:p>391</text:p>
          </table:table-cell>
          <table:table-cell table:formula="of:=[.A393]/44100" office:value-type="float" office:value="0.00886621315192744" calcext:value-type="float">
            <text:p>0.008866213151927</text:p>
          </table:table-cell>
          <table:table-cell office:value-type="float" office:value="-7611" calcext:value-type="float">
            <text:p>-7611</text:p>
          </table:table-cell>
        </table:table-row>
        <table:table-row table:style-name="ro1">
          <table:table-cell table:formula="of:=[.A393]+1" office:value-type="float" office:value="392" calcext:value-type="float">
            <text:p>392</text:p>
          </table:table-cell>
          <table:table-cell table:formula="of:=[.A394]/44100" office:value-type="float" office:value="0.00888888888888889" calcext:value-type="float">
            <text:p>0.008888888888889</text:p>
          </table:table-cell>
          <table:table-cell office:value-type="float" office:value="-9112" calcext:value-type="float">
            <text:p>-9112</text:p>
          </table:table-cell>
        </table:table-row>
        <table:table-row table:style-name="ro1">
          <table:table-cell table:formula="of:=[.A394]+1" office:value-type="float" office:value="393" calcext:value-type="float">
            <text:p>393</text:p>
          </table:table-cell>
          <table:table-cell table:formula="of:=[.A395]/44100" office:value-type="float" office:value="0.00891156462585034" calcext:value-type="float">
            <text:p>0.00891156462585</text:p>
          </table:table-cell>
          <table:table-cell office:value-type="float" office:value="-10463" calcext:value-type="float">
            <text:p>-10463</text:p>
          </table:table-cell>
        </table:table-row>
        <table:table-row table:style-name="ro1">
          <table:table-cell table:formula="of:=[.A395]+1" office:value-type="float" office:value="394" calcext:value-type="float">
            <text:p>394</text:p>
          </table:table-cell>
          <table:table-cell table:formula="of:=[.A396]/44100" office:value-type="float" office:value="0.00893424036281179" calcext:value-type="float">
            <text:p>0.008934240362812</text:p>
          </table:table-cell>
          <table:table-cell office:value-type="float" office:value="-11493" calcext:value-type="float">
            <text:p>-11493</text:p>
          </table:table-cell>
        </table:table-row>
        <table:table-row table:style-name="ro1">
          <table:table-cell table:formula="of:=[.A396]+1" office:value-type="float" office:value="395" calcext:value-type="float">
            <text:p>395</text:p>
          </table:table-cell>
          <table:table-cell table:formula="of:=[.A397]/44100" office:value-type="float" office:value="0.00895691609977324" calcext:value-type="float">
            <text:p>0.008956916099773</text:p>
          </table:table-cell>
          <table:table-cell office:value-type="float" office:value="-12222" calcext:value-type="float">
            <text:p>-12222</text:p>
          </table:table-cell>
        </table:table-row>
        <table:table-row table:style-name="ro1">
          <table:table-cell table:formula="of:=[.A397]+1" office:value-type="float" office:value="396" calcext:value-type="float">
            <text:p>396</text:p>
          </table:table-cell>
          <table:table-cell table:formula="of:=[.A398]/44100" office:value-type="float" office:value="0.00897959183673469" calcext:value-type="float">
            <text:p>0.008979591836735</text:p>
          </table:table-cell>
          <table:table-cell office:value-type="float" office:value="-12646" calcext:value-type="float">
            <text:p>-12646</text:p>
          </table:table-cell>
        </table:table-row>
        <table:table-row table:style-name="ro1">
          <table:table-cell table:formula="of:=[.A398]+1" office:value-type="float" office:value="397" calcext:value-type="float">
            <text:p>397</text:p>
          </table:table-cell>
          <table:table-cell table:formula="of:=[.A399]/44100" office:value-type="float" office:value="0.00900226757369615" calcext:value-type="float">
            <text:p>0.009002267573696</text:p>
          </table:table-cell>
          <table:table-cell office:value-type="float" office:value="-12688" calcext:value-type="float">
            <text:p>-12688</text:p>
          </table:table-cell>
        </table:table-row>
        <table:table-row table:style-name="ro1">
          <table:table-cell table:formula="of:=[.A399]+1" office:value-type="float" office:value="398" calcext:value-type="float">
            <text:p>398</text:p>
          </table:table-cell>
          <table:table-cell table:formula="of:=[.A400]/44100" office:value-type="float" office:value="0.0090249433106576" calcext:value-type="float">
            <text:p>0.009024943310658</text:p>
          </table:table-cell>
          <table:table-cell office:value-type="float" office:value="-12378" calcext:value-type="float">
            <text:p>-12378</text:p>
          </table:table-cell>
        </table:table-row>
        <table:table-row table:style-name="ro1">
          <table:table-cell table:formula="of:=[.A400]+1" office:value-type="float" office:value="399" calcext:value-type="float">
            <text:p>399</text:p>
          </table:table-cell>
          <table:table-cell table:formula="of:=[.A401]/44100" office:value-type="float" office:value="0.00904761904761905" calcext:value-type="float">
            <text:p>0.009047619047619</text:p>
          </table:table-cell>
          <table:table-cell office:value-type="float" office:value="-11695" calcext:value-type="float">
            <text:p>-11695</text:p>
          </table:table-cell>
        </table:table-row>
        <table:table-row table:style-name="ro1">
          <table:table-cell table:formula="of:=[.A401]+1" office:value-type="float" office:value="400" calcext:value-type="float">
            <text:p>400</text:p>
          </table:table-cell>
          <table:table-cell table:formula="of:=[.A402]/44100" office:value-type="float" office:value="0.0090702947845805" calcext:value-type="float">
            <text:p>0.009070294784581</text:p>
          </table:table-cell>
          <table:table-cell office:value-type="float" office:value="-10666" calcext:value-type="float">
            <text:p>-10666</text:p>
          </table:table-cell>
        </table:table-row>
        <table:table-row table:style-name="ro1">
          <table:table-cell table:formula="of:=[.A402]+1" office:value-type="float" office:value="401" calcext:value-type="float">
            <text:p>401</text:p>
          </table:table-cell>
          <table:table-cell table:formula="of:=[.A403]/44100" office:value-type="float" office:value="0.00909297052154195" calcext:value-type="float">
            <text:p>0.009092970521542</text:p>
          </table:table-cell>
          <table:table-cell office:value-type="float" office:value="-9272" calcext:value-type="float">
            <text:p>-9272</text:p>
          </table:table-cell>
        </table:table-row>
        <table:table-row table:style-name="ro1">
          <table:table-cell table:formula="of:=[.A403]+1" office:value-type="float" office:value="402" calcext:value-type="float">
            <text:p>402</text:p>
          </table:table-cell>
          <table:table-cell table:formula="of:=[.A404]/44100" office:value-type="float" office:value="0.0091156462585034" calcext:value-type="float">
            <text:p>0.009115646258503</text:p>
          </table:table-cell>
          <table:table-cell office:value-type="float" office:value="-7499" calcext:value-type="float">
            <text:p>-7499</text:p>
          </table:table-cell>
        </table:table-row>
        <table:table-row table:style-name="ro1">
          <table:table-cell table:formula="of:=[.A404]+1" office:value-type="float" office:value="403" calcext:value-type="float">
            <text:p>403</text:p>
          </table:table-cell>
          <table:table-cell table:formula="of:=[.A405]/44100" office:value-type="float" office:value="0.00913832199546485" calcext:value-type="float">
            <text:p>0.009138321995465</text:p>
          </table:table-cell>
          <table:table-cell office:value-type="float" office:value="-5518" calcext:value-type="float">
            <text:p>-5518</text:p>
          </table:table-cell>
        </table:table-row>
        <table:table-row table:style-name="ro1">
          <table:table-cell table:formula="of:=[.A405]+1" office:value-type="float" office:value="404" calcext:value-type="float">
            <text:p>404</text:p>
          </table:table-cell>
          <table:table-cell table:formula="of:=[.A406]/44100" office:value-type="float" office:value="0.0091609977324263" calcext:value-type="float">
            <text:p>0.009160997732426</text:p>
          </table:table-cell>
          <table:table-cell office:value-type="float" office:value="-3281" calcext:value-type="float">
            <text:p>-3281</text:p>
          </table:table-cell>
        </table:table-row>
        <table:table-row table:style-name="ro1">
          <table:table-cell table:formula="of:=[.A406]+1" office:value-type="float" office:value="405" calcext:value-type="float">
            <text:p>405</text:p>
          </table:table-cell>
          <table:table-cell table:formula="of:=[.A407]/44100" office:value-type="float" office:value="0.00918367346938776" calcext:value-type="float">
            <text:p>0.009183673469388</text:p>
          </table:table-cell>
          <table:table-cell office:value-type="float" office:value="-831" calcext:value-type="float">
            <text:p>-831</text:p>
          </table:table-cell>
        </table:table-row>
        <table:table-row table:style-name="ro1">
          <table:table-cell table:formula="of:=[.A407]+1" office:value-type="float" office:value="406" calcext:value-type="float">
            <text:p>406</text:p>
          </table:table-cell>
          <table:table-cell table:formula="of:=[.A408]/44100" office:value-type="float" office:value="0.00920634920634921" calcext:value-type="float">
            <text:p>0.009206349206349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table:formula="of:=[.A408]+1" office:value-type="float" office:value="407" calcext:value-type="float">
            <text:p>407</text:p>
          </table:table-cell>
          <table:table-cell table:formula="of:=[.A409]/44100" office:value-type="float" office:value="0.00922902494331066" calcext:value-type="float">
            <text:p>0.009229024943311</text:p>
          </table:table-cell>
          <table:table-cell office:value-type="float" office:value="4287" calcext:value-type="float">
            <text:p>4287</text:p>
          </table:table-cell>
        </table:table-row>
        <table:table-row table:style-name="ro1">
          <table:table-cell table:formula="of:=[.A409]+1" office:value-type="float" office:value="408" calcext:value-type="float">
            <text:p>408</text:p>
          </table:table-cell>
          <table:table-cell table:formula="of:=[.A410]/44100" office:value-type="float" office:value="0.00925170068027211" calcext:value-type="float">
            <text:p>0.009251700680272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table:formula="of:=[.A410]+1" office:value-type="float" office:value="409" calcext:value-type="float">
            <text:p>409</text:p>
          </table:table-cell>
          <table:table-cell table:formula="of:=[.A411]/44100" office:value-type="float" office:value="0.00927437641723356" calcext:value-type="float">
            <text:p>0.009274376417234</text:p>
          </table:table-cell>
          <table:table-cell office:value-type="float" office:value="9237" calcext:value-type="float">
            <text:p>9237</text:p>
          </table:table-cell>
        </table:table-row>
        <table:table-row table:style-name="ro1">
          <table:table-cell table:formula="of:=[.A411]+1" office:value-type="float" office:value="410" calcext:value-type="float">
            <text:p>410</text:p>
          </table:table-cell>
          <table:table-cell table:formula="of:=[.A412]/44100" office:value-type="float" office:value="0.00929705215419501" calcext:value-type="float">
            <text:p>0.009297052154195</text:p>
          </table:table-cell>
          <table:table-cell office:value-type="float" office:value="11498" calcext:value-type="float">
            <text:p>11498</text:p>
          </table:table-cell>
        </table:table-row>
        <table:table-row table:style-name="ro1">
          <table:table-cell table:formula="of:=[.A412]+1" office:value-type="float" office:value="411" calcext:value-type="float">
            <text:p>411</text:p>
          </table:table-cell>
          <table:table-cell table:formula="of:=[.A413]/44100" office:value-type="float" office:value="0.00931972789115646" calcext:value-type="float">
            <text:p>0.009319727891156</text:p>
          </table:table-cell>
          <table:table-cell office:value-type="float" office:value="13419" calcext:value-type="float">
            <text:p>13419</text:p>
          </table:table-cell>
        </table:table-row>
        <table:table-row table:style-name="ro1">
          <table:table-cell table:formula="of:=[.A413]+1" office:value-type="float" office:value="412" calcext:value-type="float">
            <text:p>412</text:p>
          </table:table-cell>
          <table:table-cell table:formula="of:=[.A414]/44100" office:value-type="float" office:value="0.00934240362811791" calcext:value-type="float">
            <text:p>0.009342403628118</text:p>
          </table:table-cell>
          <table:table-cell office:value-type="float" office:value="15098" calcext:value-type="float">
            <text:p>15098</text:p>
          </table:table-cell>
        </table:table-row>
        <table:table-row table:style-name="ro1">
          <table:table-cell table:formula="of:=[.A414]+1" office:value-type="float" office:value="413" calcext:value-type="float">
            <text:p>413</text:p>
          </table:table-cell>
          <table:table-cell table:formula="of:=[.A415]/44100" office:value-type="float" office:value="0.00936507936507936" calcext:value-type="float">
            <text:p>0.009365079365079</text:p>
          </table:table-cell>
          <table:table-cell office:value-type="float" office:value="16348" calcext:value-type="float">
            <text:p>16348</text:p>
          </table:table-cell>
        </table:table-row>
        <table:table-row table:style-name="ro1">
          <table:table-cell table:formula="of:=[.A415]+1" office:value-type="float" office:value="414" calcext:value-type="float">
            <text:p>414</text:p>
          </table:table-cell>
          <table:table-cell table:formula="of:=[.A416]/44100" office:value-type="float" office:value="0.00938775510204082" calcext:value-type="float">
            <text:p>0.009387755102041</text:p>
          </table:table-cell>
          <table:table-cell office:value-type="float" office:value="17176" calcext:value-type="float">
            <text:p>17176</text:p>
          </table:table-cell>
        </table:table-row>
        <table:table-row table:style-name="ro1">
          <table:table-cell table:formula="of:=[.A416]+1" office:value-type="float" office:value="415" calcext:value-type="float">
            <text:p>415</text:p>
          </table:table-cell>
          <table:table-cell table:formula="of:=[.A417]/44100" office:value-type="float" office:value="0.00941043083900227" calcext:value-type="float">
            <text:p>0.009410430839002</text:p>
          </table:table-cell>
          <table:table-cell office:value-type="float" office:value="17478" calcext:value-type="float">
            <text:p>17478</text:p>
          </table:table-cell>
        </table:table-row>
        <table:table-row table:style-name="ro1">
          <table:table-cell table:formula="of:=[.A417]+1" office:value-type="float" office:value="416" calcext:value-type="float">
            <text:p>416</text:p>
          </table:table-cell>
          <table:table-cell table:formula="of:=[.A418]/44100" office:value-type="float" office:value="0.00943310657596372" calcext:value-type="float">
            <text:p>0.009433106575964</text:p>
          </table:table-cell>
          <table:table-cell office:value-type="float" office:value="17381" calcext:value-type="float">
            <text:p>17381</text:p>
          </table:table-cell>
        </table:table-row>
        <table:table-row table:style-name="ro1">
          <table:table-cell table:formula="of:=[.A418]+1" office:value-type="float" office:value="417" calcext:value-type="float">
            <text:p>417</text:p>
          </table:table-cell>
          <table:table-cell table:formula="of:=[.A419]/44100" office:value-type="float" office:value="0.00945578231292517" calcext:value-type="float">
            <text:p>0.009455782312925</text:p>
          </table:table-cell>
          <table:table-cell office:value-type="float" office:value="16806" calcext:value-type="float">
            <text:p>16806</text:p>
          </table:table-cell>
        </table:table-row>
        <table:table-row table:style-name="ro1">
          <table:table-cell table:formula="of:=[.A419]+1" office:value-type="float" office:value="418" calcext:value-type="float">
            <text:p>418</text:p>
          </table:table-cell>
          <table:table-cell table:formula="of:=[.A420]/44100" office:value-type="float" office:value="0.00947845804988662" calcext:value-type="float">
            <text:p>0.009478458049887</text:p>
          </table:table-cell>
          <table:table-cell office:value-type="float" office:value="15733" calcext:value-type="float">
            <text:p>15733</text:p>
          </table:table-cell>
        </table:table-row>
        <table:table-row table:style-name="ro1">
          <table:table-cell table:formula="of:=[.A420]+1" office:value-type="float" office:value="419" calcext:value-type="float">
            <text:p>419</text:p>
          </table:table-cell>
          <table:table-cell table:formula="of:=[.A421]/44100" office:value-type="float" office:value="0.00950113378684807" calcext:value-type="float">
            <text:p>0.009501133786848</text:p>
          </table:table-cell>
          <table:table-cell office:value-type="float" office:value="14262" calcext:value-type="float">
            <text:p>14262</text:p>
          </table:table-cell>
        </table:table-row>
        <table:table-row table:style-name="ro1">
          <table:table-cell table:formula="of:=[.A421]+1" office:value-type="float" office:value="420" calcext:value-type="float">
            <text:p>420</text:p>
          </table:table-cell>
          <table:table-cell table:formula="of:=[.A422]/44100" office:value-type="float" office:value="0.00952380952380952" calcext:value-type="float">
            <text:p>0.00952380952381</text:p>
          </table:table-cell>
          <table:table-cell office:value-type="float" office:value="12365" calcext:value-type="float">
            <text:p>12365</text:p>
          </table:table-cell>
        </table:table-row>
        <table:table-row table:style-name="ro1">
          <table:table-cell table:formula="of:=[.A422]+1" office:value-type="float" office:value="421" calcext:value-type="float">
            <text:p>421</text:p>
          </table:table-cell>
          <table:table-cell table:formula="of:=[.A423]/44100" office:value-type="float" office:value="0.00954648526077098" calcext:value-type="float">
            <text:p>0.009546485260771</text:p>
          </table:table-cell>
          <table:table-cell office:value-type="float" office:value="10211" calcext:value-type="float">
            <text:p>10211</text:p>
          </table:table-cell>
        </table:table-row>
        <table:table-row table:style-name="ro1">
          <table:table-cell table:formula="of:=[.A423]+1" office:value-type="float" office:value="422" calcext:value-type="float">
            <text:p>422</text:p>
          </table:table-cell>
          <table:table-cell table:formula="of:=[.A424]/44100" office:value-type="float" office:value="0.00956916099773243" calcext:value-type="float">
            <text:p>0.009569160997732</text:p>
          </table:table-cell>
          <table:table-cell office:value-type="float" office:value="7809" calcext:value-type="float">
            <text:p>7809</text:p>
          </table:table-cell>
        </table:table-row>
        <table:table-row table:style-name="ro1">
          <table:table-cell table:formula="of:=[.A424]+1" office:value-type="float" office:value="423" calcext:value-type="float">
            <text:p>423</text:p>
          </table:table-cell>
          <table:table-cell table:formula="of:=[.A425]/44100" office:value-type="float" office:value="0.00959183673469388" calcext:value-type="float">
            <text:p>0.009591836734694</text:p>
          </table:table-cell>
          <table:table-cell office:value-type="float" office:value="5207" calcext:value-type="float">
            <text:p>5207</text:p>
          </table:table-cell>
        </table:table-row>
        <table:table-row table:style-name="ro1">
          <table:table-cell table:formula="of:=[.A425]+1" office:value-type="float" office:value="424" calcext:value-type="float">
            <text:p>424</text:p>
          </table:table-cell>
          <table:table-cell table:formula="of:=[.A426]/44100" office:value-type="float" office:value="0.00961451247165533" calcext:value-type="float">
            <text:p>0.009614512471655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table:formula="of:=[.A426]+1" office:value-type="float" office:value="425" calcext:value-type="float">
            <text:p>425</text:p>
          </table:table-cell>
          <table:table-cell table:formula="of:=[.A427]/44100" office:value-type="float" office:value="0.00963718820861678" calcext:value-type="float">
            <text:p>0.009637188208617</text:p>
          </table:table-cell>
          <table:table-cell office:value-type="float" office:value="-178" calcext:value-type="float">
            <text:p>-178</text:p>
          </table:table-cell>
        </table:table-row>
        <table:table-row table:style-name="ro1">
          <table:table-cell table:formula="of:=[.A427]+1" office:value-type="float" office:value="426" calcext:value-type="float">
            <text:p>426</text:p>
          </table:table-cell>
          <table:table-cell table:formula="of:=[.A428]/44100" office:value-type="float" office:value="0.00965986394557823" calcext:value-type="float">
            <text:p>0.009659863945578</text:p>
          </table:table-cell>
          <table:table-cell office:value-type="float" office:value="-2815" calcext:value-type="float">
            <text:p>-2815</text:p>
          </table:table-cell>
        </table:table-row>
        <table:table-row table:style-name="ro1">
          <table:table-cell table:formula="of:=[.A428]+1" office:value-type="float" office:value="427" calcext:value-type="float">
            <text:p>427</text:p>
          </table:table-cell>
          <table:table-cell table:formula="of:=[.A429]/44100" office:value-type="float" office:value="0.00968253968253968" calcext:value-type="float">
            <text:p>0.00968253968254</text:p>
          </table:table-cell>
          <table:table-cell office:value-type="float" office:value="-5247" calcext:value-type="float">
            <text:p>-5247</text:p>
          </table:table-cell>
        </table:table-row>
        <table:table-row table:style-name="ro1">
          <table:table-cell table:formula="of:=[.A429]+1" office:value-type="float" office:value="428" calcext:value-type="float">
            <text:p>428</text:p>
          </table:table-cell>
          <table:table-cell table:formula="of:=[.A430]/44100" office:value-type="float" office:value="0.00970521541950113" calcext:value-type="float">
            <text:p>0.009705215419501</text:p>
          </table:table-cell>
          <table:table-cell office:value-type="float" office:value="-7523" calcext:value-type="float">
            <text:p>-7523</text:p>
          </table:table-cell>
        </table:table-row>
        <table:table-row table:style-name="ro1">
          <table:table-cell table:formula="of:=[.A430]+1" office:value-type="float" office:value="429" calcext:value-type="float">
            <text:p>429</text:p>
          </table:table-cell>
          <table:table-cell table:formula="of:=[.A431]/44100" office:value-type="float" office:value="0.00972789115646259" calcext:value-type="float">
            <text:p>0.009727891156463</text:p>
          </table:table-cell>
          <table:table-cell office:value-type="float" office:value="-9503" calcext:value-type="float">
            <text:p>-9503</text:p>
          </table:table-cell>
        </table:table-row>
        <table:table-row table:style-name="ro1">
          <table:table-cell table:formula="of:=[.A431]+1" office:value-type="float" office:value="430" calcext:value-type="float">
            <text:p>430</text:p>
          </table:table-cell>
          <table:table-cell table:formula="of:=[.A432]/44100" office:value-type="float" office:value="0.00975056689342404" calcext:value-type="float">
            <text:p>0.009750566893424</text:p>
          </table:table-cell>
          <table:table-cell office:value-type="float" office:value="-11194" calcext:value-type="float">
            <text:p>-11194</text:p>
          </table:table-cell>
        </table:table-row>
        <table:table-row table:style-name="ro1">
          <table:table-cell table:formula="of:=[.A432]+1" office:value-type="float" office:value="431" calcext:value-type="float">
            <text:p>431</text:p>
          </table:table-cell>
          <table:table-cell table:formula="of:=[.A433]/44100" office:value-type="float" office:value="0.00977324263038549" calcext:value-type="float">
            <text:p>0.009773242630385</text:p>
          </table:table-cell>
          <table:table-cell office:value-type="float" office:value="-12529" calcext:value-type="float">
            <text:p>-12529</text:p>
          </table:table-cell>
        </table:table-row>
        <table:table-row table:style-name="ro1">
          <table:table-cell table:formula="of:=[.A433]+1" office:value-type="float" office:value="432" calcext:value-type="float">
            <text:p>432</text:p>
          </table:table-cell>
          <table:table-cell table:formula="of:=[.A434]/44100" office:value-type="float" office:value="0.00979591836734694" calcext:value-type="float">
            <text:p>0.009795918367347</text:p>
          </table:table-cell>
          <table:table-cell office:value-type="float" office:value="-13468" calcext:value-type="float">
            <text:p>-13468</text:p>
          </table:table-cell>
        </table:table-row>
        <table:table-row table:style-name="ro1">
          <table:table-cell table:formula="of:=[.A434]+1" office:value-type="float" office:value="433" calcext:value-type="float">
            <text:p>433</text:p>
          </table:table-cell>
          <table:table-cell table:formula="of:=[.A435]/44100" office:value-type="float" office:value="0.00981859410430839" calcext:value-type="float">
            <text:p>0.009818594104308</text:p>
          </table:table-cell>
          <table:table-cell office:value-type="float" office:value="-14058" calcext:value-type="float">
            <text:p>-14058</text:p>
          </table:table-cell>
        </table:table-row>
        <table:table-row table:style-name="ro1">
          <table:table-cell table:formula="of:=[.A435]+1" office:value-type="float" office:value="434" calcext:value-type="float">
            <text:p>434</text:p>
          </table:table-cell>
          <table:table-cell table:formula="of:=[.A436]/44100" office:value-type="float" office:value="0.00984126984126984" calcext:value-type="float">
            <text:p>0.00984126984127</text:p>
          </table:table-cell>
          <table:table-cell office:value-type="float" office:value="-14276" calcext:value-type="float">
            <text:p>-14276</text:p>
          </table:table-cell>
        </table:table-row>
        <table:table-row table:style-name="ro1">
          <table:table-cell table:formula="of:=[.A436]+1" office:value-type="float" office:value="435" calcext:value-type="float">
            <text:p>435</text:p>
          </table:table-cell>
          <table:table-cell table:formula="of:=[.A437]/44100" office:value-type="float" office:value="0.00986394557823129" calcext:value-type="float">
            <text:p>0.009863945578231</text:p>
          </table:table-cell>
          <table:table-cell office:value-type="float" office:value="-14068" calcext:value-type="float">
            <text:p>-14068</text:p>
          </table:table-cell>
        </table:table-row>
        <table:table-row table:style-name="ro1">
          <table:table-cell table:formula="of:=[.A437]+1" office:value-type="float" office:value="436" calcext:value-type="float">
            <text:p>436</text:p>
          </table:table-cell>
          <table:table-cell table:formula="of:=[.A438]/44100" office:value-type="float" office:value="0.00988662131519274" calcext:value-type="float">
            <text:p>0.009886621315193</text:p>
          </table:table-cell>
          <table:table-cell office:value-type="float" office:value="-13572" calcext:value-type="float">
            <text:p>-13572</text:p>
          </table:table-cell>
        </table:table-row>
        <table:table-row table:style-name="ro1">
          <table:table-cell table:formula="of:=[.A438]+1" office:value-type="float" office:value="437" calcext:value-type="float">
            <text:p>437</text:p>
          </table:table-cell>
          <table:table-cell table:formula="of:=[.A439]/44100" office:value-type="float" office:value="0.00990929705215419" calcext:value-type="float">
            <text:p>0.009909297052154</text:p>
          </table:table-cell>
          <table:table-cell office:value-type="float" office:value="-12760" calcext:value-type="float">
            <text:p>-12760</text:p>
          </table:table-cell>
        </table:table-row>
        <table:table-row table:style-name="ro1">
          <table:table-cell table:formula="of:=[.A439]+1" office:value-type="float" office:value="438" calcext:value-type="float">
            <text:p>438</text:p>
          </table:table-cell>
          <table:table-cell table:formula="of:=[.A440]/44100" office:value-type="float" office:value="0.00993197278911565" calcext:value-type="float">
            <text:p>0.009931972789116</text:p>
          </table:table-cell>
          <table:table-cell office:value-type="float" office:value="-11634" calcext:value-type="float">
            <text:p>-11634</text:p>
          </table:table-cell>
        </table:table-row>
        <table:table-row table:style-name="ro1">
          <table:table-cell table:formula="of:=[.A440]+1" office:value-type="float" office:value="439" calcext:value-type="float">
            <text:p>439</text:p>
          </table:table-cell>
          <table:table-cell table:formula="of:=[.A441]/44100" office:value-type="float" office:value="0.0099546485260771" calcext:value-type="float">
            <text:p>0.009954648526077</text:p>
          </table:table-cell>
          <table:table-cell office:value-type="float" office:value="-10343" calcext:value-type="float">
            <text:p>-10343</text:p>
          </table:table-cell>
        </table:table-row>
        <table:table-row table:style-name="ro1">
          <table:table-cell table:formula="of:=[.A441]+1" office:value-type="float" office:value="440" calcext:value-type="float">
            <text:p>440</text:p>
          </table:table-cell>
          <table:table-cell table:formula="of:=[.A442]/44100" office:value-type="float" office:value="0.00997732426303855" calcext:value-type="float">
            <text:p>0.009977324263039</text:p>
          </table:table-cell>
          <table:table-cell office:value-type="float" office:value="-8769" calcext:value-type="float">
            <text:p>-8769</text:p>
          </table:table-cell>
        </table:table-row>
        <table:table-row table:style-name="ro1">
          <table:table-cell table:formula="of:=[.A442]+1" office:value-type="float" office:value="441" calcext:value-type="float">
            <text:p>441</text:p>
          </table:table-cell>
          <table:table-cell table:formula="of:=[.A443]/44100" office:value-type="float" office:value="0.01" calcext:value-type="float">
            <text:p>0.01</text:p>
          </table:table-cell>
          <table:table-cell office:value-type="float" office:value="-7146" calcext:value-type="float">
            <text:p>-7146</text:p>
          </table:table-cell>
        </table:table-row>
        <table:table-row table:style-name="ro1">
          <table:table-cell table:formula="of:=[.A443]+1" office:value-type="float" office:value="442" calcext:value-type="float">
            <text:p>442</text:p>
          </table:table-cell>
          <table:table-cell table:formula="of:=[.A444]/44100" office:value-type="float" office:value="0.0100226757369615" calcext:value-type="float">
            <text:p>0.010022675736962</text:p>
          </table:table-cell>
          <table:table-cell office:value-type="float" office:value="-5321" calcext:value-type="float">
            <text:p>-5321</text:p>
          </table:table-cell>
        </table:table-row>
        <table:table-row table:style-name="ro1">
          <table:table-cell table:formula="of:=[.A444]+1" office:value-type="float" office:value="443" calcext:value-type="float">
            <text:p>443</text:p>
          </table:table-cell>
          <table:table-cell table:formula="of:=[.A445]/44100" office:value-type="float" office:value="0.0100453514739229" calcext:value-type="float">
            <text:p>0.010045351473923</text:p>
          </table:table-cell>
          <table:table-cell office:value-type="float" office:value="-3534" calcext:value-type="float">
            <text:p>-3534</text:p>
          </table:table-cell>
        </table:table-row>
        <table:table-row table:style-name="ro1">
          <table:table-cell table:formula="of:=[.A445]+1" office:value-type="float" office:value="444" calcext:value-type="float">
            <text:p>444</text:p>
          </table:table-cell>
          <table:table-cell table:formula="of:=[.A446]/44100" office:value-type="float" office:value="0.0100680272108844" calcext:value-type="float">
            <text:p>0.010068027210884</text:p>
          </table:table-cell>
          <table:table-cell office:value-type="float" office:value="-1653" calcext:value-type="float">
            <text:p>-1653</text:p>
          </table:table-cell>
        </table:table-row>
        <table:table-row table:style-name="ro1">
          <table:table-cell table:formula="of:=[.A446]+1" office:value-type="float" office:value="445" calcext:value-type="float">
            <text:p>445</text:p>
          </table:table-cell>
          <table:table-cell table:formula="of:=[.A447]/44100" office:value-type="float" office:value="0.0100907029478458" calcext:value-type="float">
            <text:p>0.01009070294784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447]+1" office:value-type="float" office:value="446" calcext:value-type="float">
            <text:p>446</text:p>
          </table:table-cell>
          <table:table-cell table:formula="of:=[.A448]/44100" office:value-type="float" office:value="0.0101133786848073" calcext:value-type="float">
            <text:p>0.010113378684807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table:formula="of:=[.A448]+1" office:value-type="float" office:value="447" calcext:value-type="float">
            <text:p>447</text:p>
          </table:table-cell>
          <table:table-cell table:formula="of:=[.A449]/44100" office:value-type="float" office:value="0.0101360544217687" calcext:value-type="float">
            <text:p>0.010136054421769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table:formula="of:=[.A449]+1" office:value-type="float" office:value="448" calcext:value-type="float">
            <text:p>448</text:p>
          </table:table-cell>
          <table:table-cell table:formula="of:=[.A450]/44100" office:value-type="float" office:value="0.0101587301587302" calcext:value-type="float">
            <text:p>0.01015873015873</text:p>
          </table:table-cell>
          <table:table-cell office:value-type="float" office:value="5135" calcext:value-type="float">
            <text:p>5135</text:p>
          </table:table-cell>
        </table:table-row>
        <table:table-row table:style-name="ro1">
          <table:table-cell table:formula="of:=[.A450]+1" office:value-type="float" office:value="449" calcext:value-type="float">
            <text:p>449</text:p>
          </table:table-cell>
          <table:table-cell table:formula="of:=[.A451]/44100" office:value-type="float" office:value="0.0101814058956916" calcext:value-type="float">
            <text:p>0.010181405895692</text:p>
          </table:table-cell>
          <table:table-cell office:value-type="float" office:value="6522" calcext:value-type="float">
            <text:p>6522</text:p>
          </table:table-cell>
        </table:table-row>
        <table:table-row table:style-name="ro1">
          <table:table-cell table:formula="of:=[.A451]+1" office:value-type="float" office:value="450" calcext:value-type="float">
            <text:p>450</text:p>
          </table:table-cell>
          <table:table-cell table:formula="of:=[.A452]/44100" office:value-type="float" office:value="0.0102040816326531" calcext:value-type="float">
            <text:p>0.010204081632653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table:formula="of:=[.A452]+1" office:value-type="float" office:value="451" calcext:value-type="float">
            <text:p>451</text:p>
          </table:table-cell>
          <table:table-cell table:formula="of:=[.A453]/44100" office:value-type="float" office:value="0.0102267573696145" calcext:value-type="float">
            <text:p>0.010226757369615</text:p>
          </table:table-cell>
          <table:table-cell office:value-type="float" office:value="8799" calcext:value-type="float">
            <text:p>8799</text:p>
          </table:table-cell>
        </table:table-row>
        <table:table-row table:style-name="ro1">
          <table:table-cell table:formula="of:=[.A453]+1" office:value-type="float" office:value="452" calcext:value-type="float">
            <text:p>452</text:p>
          </table:table-cell>
          <table:table-cell table:formula="of:=[.A454]/44100" office:value-type="float" office:value="0.010249433106576" calcext:value-type="float">
            <text:p>0.010249433106576</text:p>
          </table:table-cell>
          <table:table-cell office:value-type="float" office:value="9681" calcext:value-type="float">
            <text:p>9681</text:p>
          </table:table-cell>
        </table:table-row>
        <table:table-row table:style-name="ro1">
          <table:table-cell table:formula="of:=[.A454]+1" office:value-type="float" office:value="453" calcext:value-type="float">
            <text:p>453</text:p>
          </table:table-cell>
          <table:table-cell table:formula="of:=[.A455]/44100" office:value-type="float" office:value="0.0102721088435374" calcext:value-type="float">
            <text:p>0.010272108843538</text:p>
          </table:table-cell>
          <table:table-cell office:value-type="float" office:value="10330" calcext:value-type="float">
            <text:p>10330</text:p>
          </table:table-cell>
        </table:table-row>
        <table:table-row table:style-name="ro1">
          <table:table-cell table:formula="of:=[.A455]+1" office:value-type="float" office:value="454" calcext:value-type="float">
            <text:p>454</text:p>
          </table:table-cell>
          <table:table-cell table:formula="of:=[.A456]/44100" office:value-type="float" office:value="0.0102947845804989" calcext:value-type="float">
            <text:p>0.010294784580499</text:p>
          </table:table-cell>
          <table:table-cell office:value-type="float" office:value="10743" calcext:value-type="float">
            <text:p>10743</text:p>
          </table:table-cell>
        </table:table-row>
        <table:table-row table:style-name="ro1">
          <table:table-cell table:formula="of:=[.A456]+1" office:value-type="float" office:value="455" calcext:value-type="float">
            <text:p>455</text:p>
          </table:table-cell>
          <table:table-cell table:formula="of:=[.A457]/44100" office:value-type="float" office:value="0.0103174603174603" calcext:value-type="float">
            <text:p>0.01031746031746</text:p>
          </table:table-cell>
          <table:table-cell office:value-type="float" office:value="10912" calcext:value-type="float">
            <text:p>10912</text:p>
          </table:table-cell>
        </table:table-row>
        <table:table-row table:style-name="ro1">
          <table:table-cell table:formula="of:=[.A457]+1" office:value-type="float" office:value="456" calcext:value-type="float">
            <text:p>456</text:p>
          </table:table-cell>
          <table:table-cell table:formula="of:=[.A458]/44100" office:value-type="float" office:value="0.0103401360544218" calcext:value-type="float">
            <text:p>0.010340136054422</text:p>
          </table:table-cell>
          <table:table-cell office:value-type="float" office:value="10862" calcext:value-type="float">
            <text:p>10862</text:p>
          </table:table-cell>
        </table:table-row>
        <table:table-row table:style-name="ro1">
          <table:table-cell table:formula="of:=[.A458]+1" office:value-type="float" office:value="457" calcext:value-type="float">
            <text:p>457</text:p>
          </table:table-cell>
          <table:table-cell table:formula="of:=[.A459]/44100" office:value-type="float" office:value="0.0103628117913832" calcext:value-type="float">
            <text:p>0.010362811791383</text:p>
          </table:table-cell>
          <table:table-cell office:value-type="float" office:value="10553" calcext:value-type="float">
            <text:p>10553</text:p>
          </table:table-cell>
        </table:table-row>
        <table:table-row table:style-name="ro1">
          <table:table-cell table:formula="of:=[.A459]+1" office:value-type="float" office:value="458" calcext:value-type="float">
            <text:p>458</text:p>
          </table:table-cell>
          <table:table-cell table:formula="of:=[.A460]/44100" office:value-type="float" office:value="0.0103854875283447" calcext:value-type="float">
            <text:p>0.010385487528345</text:p>
          </table:table-cell>
          <table:table-cell office:value-type="float" office:value="10039" calcext:value-type="float">
            <text:p>10039</text:p>
          </table:table-cell>
        </table:table-row>
        <table:table-row table:style-name="ro1">
          <table:table-cell table:formula="of:=[.A460]+1" office:value-type="float" office:value="459" calcext:value-type="float">
            <text:p>459</text:p>
          </table:table-cell>
          <table:table-cell table:formula="of:=[.A461]/44100" office:value-type="float" office:value="0.0104081632653061" calcext:value-type="float">
            <text:p>0.010408163265306</text:p>
          </table:table-cell>
          <table:table-cell office:value-type="float" office:value="9252" calcext:value-type="float">
            <text:p>9252</text:p>
          </table:table-cell>
        </table:table-row>
        <table:table-row table:style-name="ro1">
          <table:table-cell table:formula="of:=[.A461]+1" office:value-type="float" office:value="460" calcext:value-type="float">
            <text:p>460</text:p>
          </table:table-cell>
          <table:table-cell table:formula="of:=[.A462]/44100" office:value-type="float" office:value="0.0104308390022676" calcext:value-type="float">
            <text:p>0.010430839002268</text:p>
          </table:table-cell>
          <table:table-cell office:value-type="float" office:value="8266" calcext:value-type="float">
            <text:p>8266</text:p>
          </table:table-cell>
        </table:table-row>
        <table:table-row table:style-name="ro1">
          <table:table-cell table:formula="of:=[.A462]+1" office:value-type="float" office:value="461" calcext:value-type="float">
            <text:p>461</text:p>
          </table:table-cell>
          <table:table-cell table:formula="of:=[.A463]/44100" office:value-type="float" office:value="0.010453514739229" calcext:value-type="float">
            <text:p>0.010453514739229</text:p>
          </table:table-cell>
          <table:table-cell office:value-type="float" office:value="7093" calcext:value-type="float">
            <text:p>7093</text:p>
          </table:table-cell>
        </table:table-row>
        <table:table-row table:style-name="ro1">
          <table:table-cell table:formula="of:=[.A463]+1" office:value-type="float" office:value="462" calcext:value-type="float">
            <text:p>462</text:p>
          </table:table-cell>
          <table:table-cell table:formula="of:=[.A464]/44100" office:value-type="float" office:value="0.0104761904761905" calcext:value-type="float">
            <text:p>0.010476190476191</text:p>
          </table:table-cell>
          <table:table-cell office:value-type="float" office:value="5774" calcext:value-type="float">
            <text:p>5774</text:p>
          </table:table-cell>
        </table:table-row>
        <table:table-row table:style-name="ro1">
          <table:table-cell table:formula="of:=[.A464]+1" office:value-type="float" office:value="463" calcext:value-type="float">
            <text:p>463</text:p>
          </table:table-cell>
          <table:table-cell table:formula="of:=[.A465]/44100" office:value-type="float" office:value="0.0104988662131519" calcext:value-type="float">
            <text:p>0.010498866213152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table:formula="of:=[.A465]+1" office:value-type="float" office:value="464" calcext:value-type="float">
            <text:p>464</text:p>
          </table:table-cell>
          <table:table-cell table:formula="of:=[.A466]/44100" office:value-type="float" office:value="0.0105215419501134" calcext:value-type="float">
            <text:p>0.010521541950113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table:formula="of:=[.A466]+1" office:value-type="float" office:value="465" calcext:value-type="float">
            <text:p>465</text:p>
          </table:table-cell>
          <table:table-cell table:formula="of:=[.A467]/44100" office:value-type="float" office:value="0.0105442176870748" calcext:value-type="float">
            <text:p>0.010544217687075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table:formula="of:=[.A467]+1" office:value-type="float" office:value="466" calcext:value-type="float">
            <text:p>466</text:p>
          </table:table-cell>
          <table:table-cell table:formula="of:=[.A468]/44100" office:value-type="float" office:value="0.0105668934240363" calcext:value-type="float">
            <text:p>0.010566893424036</text:p>
          </table:table-cell>
          <table:table-cell office:value-type="float" office:value="-753" calcext:value-type="float">
            <text:p>-753</text:p>
          </table:table-cell>
        </table:table-row>
        <table:table-row table:style-name="ro1">
          <table:table-cell table:formula="of:=[.A468]+1" office:value-type="float" office:value="467" calcext:value-type="float">
            <text:p>467</text:p>
          </table:table-cell>
          <table:table-cell table:formula="of:=[.A469]/44100" office:value-type="float" office:value="0.0105895691609977" calcext:value-type="float">
            <text:p>0.010589569160998</text:p>
          </table:table-cell>
          <table:table-cell office:value-type="float" office:value="-2470" calcext:value-type="float">
            <text:p>-2470</text:p>
          </table:table-cell>
        </table:table-row>
        <table:table-row table:style-name="ro1">
          <table:table-cell table:formula="of:=[.A469]+1" office:value-type="float" office:value="468" calcext:value-type="float">
            <text:p>468</text:p>
          </table:table-cell>
          <table:table-cell table:formula="of:=[.A470]/44100" office:value-type="float" office:value="0.0106122448979592" calcext:value-type="float">
            <text:p>0.010612244897959</text:p>
          </table:table-cell>
          <table:table-cell office:value-type="float" office:value="-4178" calcext:value-type="float">
            <text:p>-4178</text:p>
          </table:table-cell>
        </table:table-row>
        <table:table-row table:style-name="ro1">
          <table:table-cell table:formula="of:=[.A470]+1" office:value-type="float" office:value="469" calcext:value-type="float">
            <text:p>469</text:p>
          </table:table-cell>
          <table:table-cell table:formula="of:=[.A471]/44100" office:value-type="float" office:value="0.0106349206349206" calcext:value-type="float">
            <text:p>0.010634920634921</text:p>
          </table:table-cell>
          <table:table-cell office:value-type="float" office:value="-5736" calcext:value-type="float">
            <text:p>-5736</text:p>
          </table:table-cell>
        </table:table-row>
        <table:table-row table:style-name="ro1">
          <table:table-cell table:formula="of:=[.A471]+1" office:value-type="float" office:value="470" calcext:value-type="float">
            <text:p>470</text:p>
          </table:table-cell>
          <table:table-cell table:formula="of:=[.A472]/44100" office:value-type="float" office:value="0.0106575963718821" calcext:value-type="float">
            <text:p>0.010657596371882</text:p>
          </table:table-cell>
          <table:table-cell office:value-type="float" office:value="-7177" calcext:value-type="float">
            <text:p>-7177</text:p>
          </table:table-cell>
        </table:table-row>
        <table:table-row table:style-name="ro1">
          <table:table-cell table:formula="of:=[.A472]+1" office:value-type="float" office:value="471" calcext:value-type="float">
            <text:p>471</text:p>
          </table:table-cell>
          <table:table-cell table:formula="of:=[.A473]/44100" office:value-type="float" office:value="0.0106802721088435" calcext:value-type="float">
            <text:p>0.010680272108844</text:p>
          </table:table-cell>
          <table:table-cell office:value-type="float" office:value="-8461" calcext:value-type="float">
            <text:p>-8461</text:p>
          </table:table-cell>
        </table:table-row>
        <table:table-row table:style-name="ro1">
          <table:table-cell table:formula="of:=[.A473]+1" office:value-type="float" office:value="472" calcext:value-type="float">
            <text:p>472</text:p>
          </table:table-cell>
          <table:table-cell table:formula="of:=[.A474]/44100" office:value-type="float" office:value="0.010702947845805" calcext:value-type="float">
            <text:p>0.010702947845805</text:p>
          </table:table-cell>
          <table:table-cell office:value-type="float" office:value="-9444" calcext:value-type="float">
            <text:p>-9444</text:p>
          </table:table-cell>
        </table:table-row>
        <table:table-row table:style-name="ro1">
          <table:table-cell table:formula="of:=[.A474]+1" office:value-type="float" office:value="473" calcext:value-type="float">
            <text:p>473</text:p>
          </table:table-cell>
          <table:table-cell table:formula="of:=[.A475]/44100" office:value-type="float" office:value="0.0107256235827664" calcext:value-type="float">
            <text:p>0.010725623582767</text:p>
          </table:table-cell>
          <table:table-cell office:value-type="float" office:value="-10259" calcext:value-type="float">
            <text:p>-10259</text:p>
          </table:table-cell>
        </table:table-row>
        <table:table-row table:style-name="ro1">
          <table:table-cell table:formula="of:=[.A475]+1" office:value-type="float" office:value="474" calcext:value-type="float">
            <text:p>474</text:p>
          </table:table-cell>
          <table:table-cell table:formula="of:=[.A476]/44100" office:value-type="float" office:value="0.0107482993197279" calcext:value-type="float">
            <text:p>0.010748299319728</text:p>
          </table:table-cell>
          <table:table-cell office:value-type="float" office:value="-10743" calcext:value-type="float">
            <text:p>-10743</text:p>
          </table:table-cell>
        </table:table-row>
        <table:table-row table:style-name="ro1">
          <table:table-cell table:formula="of:=[.A476]+1" office:value-type="float" office:value="475" calcext:value-type="float">
            <text:p>475</text:p>
          </table:table-cell>
          <table:table-cell table:formula="of:=[.A477]/44100" office:value-type="float" office:value="0.0107709750566893" calcext:value-type="float">
            <text:p>0.010770975056689</text:p>
          </table:table-cell>
          <table:table-cell office:value-type="float" office:value="-11010" calcext:value-type="float">
            <text:p>-11010</text:p>
          </table:table-cell>
        </table:table-row>
        <table:table-row table:style-name="ro1">
          <table:table-cell table:formula="of:=[.A477]+1" office:value-type="float" office:value="476" calcext:value-type="float">
            <text:p>476</text:p>
          </table:table-cell>
          <table:table-cell table:formula="of:=[.A478]/44100" office:value-type="float" office:value="0.0107936507936508" calcext:value-type="float">
            <text:p>0.010793650793651</text:p>
          </table:table-cell>
          <table:table-cell office:value-type="float" office:value="-10905" calcext:value-type="float">
            <text:p>-10905</text:p>
          </table:table-cell>
        </table:table-row>
        <table:table-row table:style-name="ro1">
          <table:table-cell table:formula="of:=[.A478]+1" office:value-type="float" office:value="477" calcext:value-type="float">
            <text:p>477</text:p>
          </table:table-cell>
          <table:table-cell table:formula="of:=[.A479]/44100" office:value-type="float" office:value="0.0108163265306122" calcext:value-type="float">
            <text:p>0.010816326530612</text:p>
          </table:table-cell>
          <table:table-cell office:value-type="float" office:value="-10561" calcext:value-type="float">
            <text:p>-10561</text:p>
          </table:table-cell>
        </table:table-row>
        <table:table-row table:style-name="ro1">
          <table:table-cell table:formula="of:=[.A479]+1" office:value-type="float" office:value="478" calcext:value-type="float">
            <text:p>478</text:p>
          </table:table-cell>
          <table:table-cell table:formula="of:=[.A480]/44100" office:value-type="float" office:value="0.0108390022675737" calcext:value-type="float">
            <text:p>0.010839002267574</text:p>
          </table:table-cell>
          <table:table-cell office:value-type="float" office:value="-9900" calcext:value-type="float">
            <text:p>-9900</text:p>
          </table:table-cell>
        </table:table-row>
        <table:table-row table:style-name="ro1">
          <table:table-cell table:formula="of:=[.A480]+1" office:value-type="float" office:value="479" calcext:value-type="float">
            <text:p>479</text:p>
          </table:table-cell>
          <table:table-cell table:formula="of:=[.A481]/44100" office:value-type="float" office:value="0.0108616780045351" calcext:value-type="float">
            <text:p>0.010861678004535</text:p>
          </table:table-cell>
          <table:table-cell office:value-type="float" office:value="-9013" calcext:value-type="float">
            <text:p>-9013</text:p>
          </table:table-cell>
        </table:table-row>
        <table:table-row table:style-name="ro1">
          <table:table-cell table:formula="of:=[.A481]+1" office:value-type="float" office:value="480" calcext:value-type="float">
            <text:p>480</text:p>
          </table:table-cell>
          <table:table-cell table:formula="of:=[.A482]/44100" office:value-type="float" office:value="0.0108843537414966" calcext:value-type="float">
            <text:p>0.010884353741497</text:p>
          </table:table-cell>
          <table:table-cell office:value-type="float" office:value="-7820" calcext:value-type="float">
            <text:p>-7820</text:p>
          </table:table-cell>
        </table:table-row>
        <table:table-row table:style-name="ro1">
          <table:table-cell table:formula="of:=[.A482]+1" office:value-type="float" office:value="481" calcext:value-type="float">
            <text:p>481</text:p>
          </table:table-cell>
          <table:table-cell table:formula="of:=[.A483]/44100" office:value-type="float" office:value="0.0109070294784581" calcext:value-type="float">
            <text:p>0.010907029478458</text:p>
          </table:table-cell>
          <table:table-cell office:value-type="float" office:value="-6502" calcext:value-type="float">
            <text:p>-6502</text:p>
          </table:table-cell>
        </table:table-row>
        <table:table-row table:style-name="ro1">
          <table:table-cell table:formula="of:=[.A483]+1" office:value-type="float" office:value="482" calcext:value-type="float">
            <text:p>482</text:p>
          </table:table-cell>
          <table:table-cell table:formula="of:=[.A484]/44100" office:value-type="float" office:value="0.0109297052154195" calcext:value-type="float">
            <text:p>0.01092970521542</text:p>
          </table:table-cell>
          <table:table-cell office:value-type="float" office:value="-4998" calcext:value-type="float">
            <text:p>-4998</text:p>
          </table:table-cell>
        </table:table-row>
        <table:table-row table:style-name="ro1">
          <table:table-cell table:formula="of:=[.A484]+1" office:value-type="float" office:value="483" calcext:value-type="float">
            <text:p>483</text:p>
          </table:table-cell>
          <table:table-cell table:formula="of:=[.A485]/44100" office:value-type="float" office:value="0.010952380952381" calcext:value-type="float">
            <text:p>0.010952380952381</text:p>
          </table:table-cell>
          <table:table-cell office:value-type="float" office:value="-3344" calcext:value-type="float">
            <text:p>-3344</text:p>
          </table:table-cell>
        </table:table-row>
        <table:table-row table:style-name="ro1">
          <table:table-cell table:formula="of:=[.A485]+1" office:value-type="float" office:value="484" calcext:value-type="float">
            <text:p>484</text:p>
          </table:table-cell>
          <table:table-cell table:formula="of:=[.A486]/44100" office:value-type="float" office:value="0.0109750566893424" calcext:value-type="float">
            <text:p>0.010975056689342</text:p>
          </table:table-cell>
          <table:table-cell office:value-type="float" office:value="-1669" calcext:value-type="float">
            <text:p>-1669</text:p>
          </table:table-cell>
        </table:table-row>
        <table:table-row table:style-name="ro1">
          <table:table-cell table:formula="of:=[.A486]+1" office:value-type="float" office:value="485" calcext:value-type="float">
            <text:p>485</text:p>
          </table:table-cell>
          <table:table-cell table:formula="of:=[.A487]/44100" office:value-type="float" office:value="0.0109977324263039" calcext:value-type="float">
            <text:p>0.0109977324263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487]+1" office:value-type="float" office:value="486" calcext:value-type="float">
            <text:p>486</text:p>
          </table:table-cell>
          <table:table-cell table:formula="of:=[.A488]/44100" office:value-type="float" office:value="0.0110204081632653" calcext:value-type="float">
            <text:p>0.011020408163265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table:formula="of:=[.A488]+1" office:value-type="float" office:value="487" calcext:value-type="float">
            <text:p>487</text:p>
          </table:table-cell>
          <table:table-cell table:formula="of:=[.A489]/44100" office:value-type="float" office:value="0.0110430839002268" calcext:value-type="float">
            <text:p>0.011043083900227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table:formula="of:=[.A489]+1" office:value-type="float" office:value="488" calcext:value-type="float">
            <text:p>488</text:p>
          </table:table-cell>
          <table:table-cell table:formula="of:=[.A490]/44100" office:value-type="float" office:value="0.0110657596371882" calcext:value-type="float">
            <text:p>0.011065759637188</text:p>
          </table:table-cell>
          <table:table-cell office:value-type="float" office:value="4692" calcext:value-type="float">
            <text:p>4692</text:p>
          </table:table-cell>
        </table:table-row>
        <table:table-row table:style-name="ro1">
          <table:table-cell table:formula="of:=[.A490]+1" office:value-type="float" office:value="489" calcext:value-type="float">
            <text:p>489</text:p>
          </table:table-cell>
          <table:table-cell table:formula="of:=[.A491]/44100" office:value-type="float" office:value="0.0110884353741497" calcext:value-type="float">
            <text:p>0.01108843537415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table:formula="of:=[.A491]+1" office:value-type="float" office:value="490" calcext:value-type="float">
            <text:p>490</text:p>
          </table:table-cell>
          <table:table-cell table:formula="of:=[.A492]/44100" office:value-type="float" office:value="0.0111111111111111" calcext:value-type="float">
            <text:p>0.011111111111111</text:p>
          </table:table-cell>
          <table:table-cell office:value-type="float" office:value="6985" calcext:value-type="float">
            <text:p>6985</text:p>
          </table:table-cell>
        </table:table-row>
        <table:table-row table:style-name="ro1">
          <table:table-cell table:formula="of:=[.A492]+1" office:value-type="float" office:value="491" calcext:value-type="float">
            <text:p>491</text:p>
          </table:table-cell>
          <table:table-cell table:formula="of:=[.A493]/44100" office:value-type="float" office:value="0.0111337868480726" calcext:value-type="float">
            <text:p>0.011133786848073</text:p>
          </table:table-cell>
          <table:table-cell office:value-type="float" office:value="7807" calcext:value-type="float">
            <text:p>7807</text:p>
          </table:table-cell>
        </table:table-row>
        <table:table-row table:style-name="ro1">
          <table:table-cell table:formula="of:=[.A493]+1" office:value-type="float" office:value="492" calcext:value-type="float">
            <text:p>492</text:p>
          </table:table-cell>
          <table:table-cell table:formula="of:=[.A494]/44100" office:value-type="float" office:value="0.011156462585034" calcext:value-type="float">
            <text:p>0.011156462585034</text:p>
          </table:table-cell>
          <table:table-cell office:value-type="float" office:value="8353" calcext:value-type="float">
            <text:p>8353</text:p>
          </table:table-cell>
        </table:table-row>
        <table:table-row table:style-name="ro1">
          <table:table-cell table:formula="of:=[.A494]+1" office:value-type="float" office:value="493" calcext:value-type="float">
            <text:p>493</text:p>
          </table:table-cell>
          <table:table-cell table:formula="of:=[.A495]/44100" office:value-type="float" office:value="0.0111791383219955" calcext:value-type="float">
            <text:p>0.011179138321996</text:p>
          </table:table-cell>
          <table:table-cell office:value-type="float" office:value="8677" calcext:value-type="float">
            <text:p>8677</text:p>
          </table:table-cell>
        </table:table-row>
        <table:table-row table:style-name="ro1">
          <table:table-cell table:formula="of:=[.A495]+1" office:value-type="float" office:value="494" calcext:value-type="float">
            <text:p>494</text:p>
          </table:table-cell>
          <table:table-cell table:formula="of:=[.A496]/44100" office:value-type="float" office:value="0.0112018140589569" calcext:value-type="float">
            <text:p>0.011201814058957</text:p>
          </table:table-cell>
          <table:table-cell office:value-type="float" office:value="8748" calcext:value-type="float">
            <text:p>8748</text:p>
          </table:table-cell>
        </table:table-row>
        <table:table-row table:style-name="ro1">
          <table:table-cell table:formula="of:=[.A496]+1" office:value-type="float" office:value="495" calcext:value-type="float">
            <text:p>495</text:p>
          </table:table-cell>
          <table:table-cell table:formula="of:=[.A497]/44100" office:value-type="float" office:value="0.0112244897959184" calcext:value-type="float">
            <text:p>0.011224489795918</text:p>
          </table:table-cell>
          <table:table-cell office:value-type="float" office:value="8615" calcext:value-type="float">
            <text:p>8615</text:p>
          </table:table-cell>
        </table:table-row>
        <table:table-row table:style-name="ro1">
          <table:table-cell table:formula="of:=[.A497]+1" office:value-type="float" office:value="496" calcext:value-type="float">
            <text:p>496</text:p>
          </table:table-cell>
          <table:table-cell table:formula="of:=[.A498]/44100" office:value-type="float" office:value="0.0112471655328798" calcext:value-type="float">
            <text:p>0.01124716553288</text:p>
          </table:table-cell>
          <table:table-cell office:value-type="float" office:value="8212" calcext:value-type="float">
            <text:p>8212</text:p>
          </table:table-cell>
        </table:table-row>
        <table:table-row table:style-name="ro1">
          <table:table-cell table:formula="of:=[.A498]+1" office:value-type="float" office:value="497" calcext:value-type="float">
            <text:p>497</text:p>
          </table:table-cell>
          <table:table-cell table:formula="of:=[.A499]/44100" office:value-type="float" office:value="0.0112698412698413" calcext:value-type="float">
            <text:p>0.011269841269841</text:p>
          </table:table-cell>
          <table:table-cell office:value-type="float" office:value="7651" calcext:value-type="float">
            <text:p>7651</text:p>
          </table:table-cell>
        </table:table-row>
        <table:table-row table:style-name="ro1">
          <table:table-cell table:formula="of:=[.A499]+1" office:value-type="float" office:value="498" calcext:value-type="float">
            <text:p>498</text:p>
          </table:table-cell>
          <table:table-cell table:formula="of:=[.A500]/44100" office:value-type="float" office:value="0.0112925170068027" calcext:value-type="float">
            <text:p>0.011292517006803</text:p>
          </table:table-cell>
          <table:table-cell office:value-type="float" office:value="6918" calcext:value-type="float">
            <text:p>6918</text:p>
          </table:table-cell>
        </table:table-row>
        <table:table-row table:style-name="ro1">
          <table:table-cell table:formula="of:=[.A500]+1" office:value-type="float" office:value="499" calcext:value-type="float">
            <text:p>499</text:p>
          </table:table-cell>
          <table:table-cell table:formula="of:=[.A501]/44100" office:value-type="float" office:value="0.0113151927437642" calcext:value-type="float">
            <text:p>0.011315192743764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table:formula="of:=[.A501]+1" office:value-type="float" office:value="500" calcext:value-type="float">
            <text:p>500</text:p>
          </table:table-cell>
          <table:table-cell table:formula="of:=[.A502]/44100" office:value-type="float" office:value="0.0113378684807256" calcext:value-type="float">
            <text:p>0.011337868480726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table:formula="of:=[.A502]+1" office:value-type="float" office:value="501" calcext:value-type="float">
            <text:p>501</text:p>
          </table:table-cell>
          <table:table-cell table:formula="of:=[.A503]/44100" office:value-type="float" office:value="0.0113605442176871" calcext:value-type="float">
            <text:p>0.011360544217687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table:formula="of:=[.A503]+1" office:value-type="float" office:value="502" calcext:value-type="float">
            <text:p>502</text:p>
          </table:table-cell>
          <table:table-cell table:formula="of:=[.A504]/44100" office:value-type="float" office:value="0.0113832199546485" calcext:value-type="float">
            <text:p>0.011383219954649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table:formula="of:=[.A504]+1" office:value-type="float" office:value="503" calcext:value-type="float">
            <text:p>503</text:p>
          </table:table-cell>
          <table:table-cell table:formula="of:=[.A505]/44100" office:value-type="float" office:value="0.01140589569161" calcext:value-type="float">
            <text:p>0.01140589569161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table:formula="of:=[.A505]+1" office:value-type="float" office:value="504" calcext:value-type="float">
            <text:p>504</text:p>
          </table:table-cell>
          <table:table-cell table:formula="of:=[.A506]/44100" office:value-type="float" office:value="0.0114285714285714" calcext:value-type="float">
            <text:p>0.011428571428572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table:formula="of:=[.A506]+1" office:value-type="float" office:value="505" calcext:value-type="float">
            <text:p>505</text:p>
          </table:table-cell>
          <table:table-cell table:formula="of:=[.A507]/44100" office:value-type="float" office:value="0.0114512471655329" calcext:value-type="float">
            <text:p>0.011451247165533</text:p>
          </table:table-cell>
          <table:table-cell office:value-type="float" office:value="-221" calcext:value-type="float">
            <text:p>-221</text:p>
          </table:table-cell>
        </table:table-row>
        <table:table-row table:style-name="ro1">
          <table:table-cell table:formula="of:=[.A507]+1" office:value-type="float" office:value="506" calcext:value-type="float">
            <text:p>506</text:p>
          </table:table-cell>
          <table:table-cell table:formula="of:=[.A508]/44100" office:value-type="float" office:value="0.0114739229024943" calcext:value-type="float">
            <text:p>0.011473922902494</text:p>
          </table:table-cell>
          <table:table-cell office:value-type="float" office:value="-1139" calcext:value-type="float">
            <text:p>-1139</text:p>
          </table:table-cell>
        </table:table-row>
        <table:table-row table:style-name="ro1">
          <table:table-cell table:formula="of:=[.A508]+1" office:value-type="float" office:value="507" calcext:value-type="float">
            <text:p>507</text:p>
          </table:table-cell>
          <table:table-cell table:formula="of:=[.A509]/44100" office:value-type="float" office:value="0.0114965986394558" calcext:value-type="float">
            <text:p>0.011496598639456</text:p>
          </table:table-cell>
          <table:table-cell office:value-type="float" office:value="-2045" calcext:value-type="float">
            <text:p>-2045</text:p>
          </table:table-cell>
        </table:table-row>
        <table:table-row table:style-name="ro1">
          <table:table-cell table:formula="of:=[.A509]+1" office:value-type="float" office:value="508" calcext:value-type="float">
            <text:p>508</text:p>
          </table:table-cell>
          <table:table-cell table:formula="of:=[.A510]/44100" office:value-type="float" office:value="0.0115192743764172" calcext:value-type="float">
            <text:p>0.011519274376417</text:p>
          </table:table-cell>
          <table:table-cell office:value-type="float" office:value="-2789" calcext:value-type="float">
            <text:p>-2789</text:p>
          </table:table-cell>
        </table:table-row>
        <table:table-row table:style-name="ro1">
          <table:table-cell table:formula="of:=[.A510]+1" office:value-type="float" office:value="509" calcext:value-type="float">
            <text:p>509</text:p>
          </table:table-cell>
          <table:table-cell table:formula="of:=[.A511]/44100" office:value-type="float" office:value="0.0115419501133787" calcext:value-type="float">
            <text:p>0.011541950113379</text:p>
          </table:table-cell>
          <table:table-cell office:value-type="float" office:value="-3530" calcext:value-type="float">
            <text:p>-3530</text:p>
          </table:table-cell>
        </table:table-row>
        <table:table-row table:style-name="ro1">
          <table:table-cell table:formula="of:=[.A511]+1" office:value-type="float" office:value="510" calcext:value-type="float">
            <text:p>510</text:p>
          </table:table-cell>
          <table:table-cell table:formula="of:=[.A512]/44100" office:value-type="float" office:value="0.0115646258503401" calcext:value-type="float">
            <text:p>0.01156462585034</text:p>
          </table:table-cell>
          <table:table-cell office:value-type="float" office:value="-4114" calcext:value-type="float">
            <text:p>-4114</text:p>
          </table:table-cell>
        </table:table-row>
        <table:table-row table:style-name="ro1">
          <table:table-cell table:formula="of:=[.A512]+1" office:value-type="float" office:value="511" calcext:value-type="float">
            <text:p>511</text:p>
          </table:table-cell>
          <table:table-cell table:formula="of:=[.A513]/44100" office:value-type="float" office:value="0.0115873015873016" calcext:value-type="float">
            <text:p>0.011587301587302</text:p>
          </table:table-cell>
          <table:table-cell office:value-type="float" office:value="-4614" calcext:value-type="float">
            <text:p>-4614</text:p>
          </table:table-cell>
        </table:table-row>
        <table:table-row table:style-name="ro1">
          <table:table-cell table:formula="of:=[.A513]+1" office:value-type="float" office:value="512" calcext:value-type="float">
            <text:p>512</text:p>
          </table:table-cell>
          <table:table-cell table:formula="of:=[.A514]/44100" office:value-type="float" office:value="0.011609977324263" calcext:value-type="float">
            <text:p>0.011609977324263</text:p>
          </table:table-cell>
          <table:table-cell office:value-type="float" office:value="-5091" calcext:value-type="float">
            <text:p>-5091</text:p>
          </table:table-cell>
        </table:table-row>
        <table:table-row table:style-name="ro1">
          <table:table-cell table:formula="of:=[.A514]+1" office:value-type="float" office:value="513" calcext:value-type="float">
            <text:p>513</text:p>
          </table:table-cell>
          <table:table-cell table:formula="of:=[.A515]/44100" office:value-type="float" office:value="0.0116326530612245" calcext:value-type="float">
            <text:p>0.011632653061225</text:p>
          </table:table-cell>
          <table:table-cell office:value-type="float" office:value="-5389" calcext:value-type="float">
            <text:p>-5389</text:p>
          </table:table-cell>
        </table:table-row>
        <table:table-row table:style-name="ro1">
          <table:table-cell table:formula="of:=[.A515]+1" office:value-type="float" office:value="514" calcext:value-type="float">
            <text:p>514</text:p>
          </table:table-cell>
          <table:table-cell table:formula="of:=[.A516]/44100" office:value-type="float" office:value="0.0116553287981859" calcext:value-type="float">
            <text:p>0.011655328798186</text:p>
          </table:table-cell>
          <table:table-cell office:value-type="float" office:value="-5693" calcext:value-type="float">
            <text:p>-5693</text:p>
          </table:table-cell>
        </table:table-row>
        <table:table-row table:style-name="ro1">
          <table:table-cell table:formula="of:=[.A516]+1" office:value-type="float" office:value="515" calcext:value-type="float">
            <text:p>515</text:p>
          </table:table-cell>
          <table:table-cell table:formula="of:=[.A517]/44100" office:value-type="float" office:value="0.0116780045351474" calcext:value-type="float">
            <text:p>0.011678004535147</text:p>
          </table:table-cell>
          <table:table-cell office:value-type="float" office:value="-5834" calcext:value-type="float">
            <text:p>-5834</text:p>
          </table:table-cell>
        </table:table-row>
        <table:table-row table:style-name="ro1">
          <table:table-cell table:formula="of:=[.A517]+1" office:value-type="float" office:value="516" calcext:value-type="float">
            <text:p>516</text:p>
          </table:table-cell>
          <table:table-cell table:formula="of:=[.A518]/44100" office:value-type="float" office:value="0.0117006802721088" calcext:value-type="float">
            <text:p>0.011700680272109</text:p>
          </table:table-cell>
          <table:table-cell office:value-type="float" office:value="-5961" calcext:value-type="float">
            <text:p>-5961</text:p>
          </table:table-cell>
        </table:table-row>
        <table:table-row table:style-name="ro1">
          <table:table-cell table:formula="of:=[.A518]+1" office:value-type="float" office:value="517" calcext:value-type="float">
            <text:p>517</text:p>
          </table:table-cell>
          <table:table-cell table:formula="of:=[.A519]/44100" office:value-type="float" office:value="0.0117233560090703" calcext:value-type="float">
            <text:p>0.01172335600907</text:p>
          </table:table-cell>
          <table:table-cell office:value-type="float" office:value="-5899" calcext:value-type="float">
            <text:p>-5899</text:p>
          </table:table-cell>
        </table:table-row>
        <table:table-row table:style-name="ro1">
          <table:table-cell table:formula="of:=[.A519]+1" office:value-type="float" office:value="518" calcext:value-type="float">
            <text:p>518</text:p>
          </table:table-cell>
          <table:table-cell table:formula="of:=[.A520]/44100" office:value-type="float" office:value="0.0117460317460317" calcext:value-type="float">
            <text:p>0.011746031746032</text:p>
          </table:table-cell>
          <table:table-cell office:value-type="float" office:value="-5766" calcext:value-type="float">
            <text:p>-5766</text:p>
          </table:table-cell>
        </table:table-row>
        <table:table-row table:style-name="ro1">
          <table:table-cell table:formula="of:=[.A520]+1" office:value-type="float" office:value="519" calcext:value-type="float">
            <text:p>519</text:p>
          </table:table-cell>
          <table:table-cell table:formula="of:=[.A521]/44100" office:value-type="float" office:value="0.0117687074829932" calcext:value-type="float">
            <text:p>0.011768707482993</text:p>
          </table:table-cell>
          <table:table-cell office:value-type="float" office:value="-5553" calcext:value-type="float">
            <text:p>-5553</text:p>
          </table:table-cell>
        </table:table-row>
        <table:table-row table:style-name="ro1">
          <table:table-cell table:formula="of:=[.A521]+1" office:value-type="float" office:value="520" calcext:value-type="float">
            <text:p>520</text:p>
          </table:table-cell>
          <table:table-cell table:formula="of:=[.A522]/44100" office:value-type="float" office:value="0.0117913832199547" calcext:value-type="float">
            <text:p>0.011791383219955</text:p>
          </table:table-cell>
          <table:table-cell office:value-type="float" office:value="-5235" calcext:value-type="float">
            <text:p>-5235</text:p>
          </table:table-cell>
        </table:table-row>
        <table:table-row table:style-name="ro1">
          <table:table-cell table:formula="of:=[.A522]+1" office:value-type="float" office:value="521" calcext:value-type="float">
            <text:p>521</text:p>
          </table:table-cell>
          <table:table-cell table:formula="of:=[.A523]/44100" office:value-type="float" office:value="0.0118140589569161" calcext:value-type="float">
            <text:p>0.011814058956916</text:p>
          </table:table-cell>
          <table:table-cell office:value-type="float" office:value="-4865" calcext:value-type="float">
            <text:p>-4865</text:p>
          </table:table-cell>
        </table:table-row>
        <table:table-row table:style-name="ro1">
          <table:table-cell table:formula="of:=[.A523]+1" office:value-type="float" office:value="522" calcext:value-type="float">
            <text:p>522</text:p>
          </table:table-cell>
          <table:table-cell table:formula="of:=[.A524]/44100" office:value-type="float" office:value="0.0118367346938776" calcext:value-type="float">
            <text:p>0.011836734693878</text:p>
          </table:table-cell>
          <table:table-cell office:value-type="float" office:value="-4334" calcext:value-type="float">
            <text:p>-4334</text:p>
          </table:table-cell>
        </table:table-row>
        <table:table-row table:style-name="ro1">
          <table:table-cell table:formula="of:=[.A524]+1" office:value-type="float" office:value="523" calcext:value-type="float">
            <text:p>523</text:p>
          </table:table-cell>
          <table:table-cell table:formula="of:=[.A525]/44100" office:value-type="float" office:value="0.011859410430839" calcext:value-type="float">
            <text:p>0.011859410430839</text:p>
          </table:table-cell>
          <table:table-cell office:value-type="float" office:value="-3753" calcext:value-type="float">
            <text:p>-3753</text:p>
          </table:table-cell>
        </table:table-row>
        <table:table-row table:style-name="ro1">
          <table:table-cell table:formula="of:=[.A525]+1" office:value-type="float" office:value="524" calcext:value-type="float">
            <text:p>524</text:p>
          </table:table-cell>
          <table:table-cell table:formula="of:=[.A526]/44100" office:value-type="float" office:value="0.0118820861678005" calcext:value-type="float">
            <text:p>0.011882086167801</text:p>
          </table:table-cell>
          <table:table-cell office:value-type="float" office:value="-3045" calcext:value-type="float">
            <text:p>-3045</text:p>
          </table:table-cell>
        </table:table-row>
        <table:table-row table:style-name="ro1">
          <table:table-cell table:formula="of:=[.A526]+1" office:value-type="float" office:value="525" calcext:value-type="float">
            <text:p>525</text:p>
          </table:table-cell>
          <table:table-cell table:formula="of:=[.A527]/44100" office:value-type="float" office:value="0.0119047619047619" calcext:value-type="float">
            <text:p>0.011904761904762</text:p>
          </table:table-cell>
          <table:table-cell office:value-type="float" office:value="-2301" calcext:value-type="float">
            <text:p>-2301</text:p>
          </table:table-cell>
        </table:table-row>
        <table:table-row table:style-name="ro1">
          <table:table-cell table:formula="of:=[.A527]+1" office:value-type="float" office:value="526" calcext:value-type="float">
            <text:p>526</text:p>
          </table:table-cell>
          <table:table-cell table:formula="of:=[.A528]/44100" office:value-type="float" office:value="0.0119274376417234" calcext:value-type="float">
            <text:p>0.011927437641723</text:p>
          </table:table-cell>
          <table:table-cell office:value-type="float" office:value="-1508" calcext:value-type="float">
            <text:p>-1508</text:p>
          </table:table-cell>
        </table:table-row>
        <table:table-row table:style-name="ro1">
          <table:table-cell table:formula="of:=[.A528]+1" office:value-type="float" office:value="527" calcext:value-type="float">
            <text:p>527</text:p>
          </table:table-cell>
          <table:table-cell table:formula="of:=[.A529]/44100" office:value-type="float" office:value="0.0119501133786848" calcext:value-type="float">
            <text:p>0.011950113378685</text:p>
          </table:table-cell>
          <table:table-cell office:value-type="float" office:value="-644" calcext:value-type="float">
            <text:p>-644</text:p>
          </table:table-cell>
        </table:table-row>
        <table:table-row table:style-name="ro1">
          <table:table-cell table:formula="of:=[.A529]+1" office:value-type="float" office:value="528" calcext:value-type="float">
            <text:p>528</text:p>
          </table:table-cell>
          <table:table-cell table:formula="of:=[.A530]/44100" office:value-type="float" office:value="0.0119727891156463" calcext:value-type="float">
            <text:p>0.01197278911564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formula="of:=[.A530]+1" office:value-type="float" office:value="529" calcext:value-type="float">
            <text:p>529</text:p>
          </table:table-cell>
          <table:table-cell table:formula="of:=[.A531]/44100" office:value-type="float" office:value="0.0119954648526077" calcext:value-type="float">
            <text:p>0.011995464852608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table:formula="of:=[.A531]+1" office:value-type="float" office:value="530" calcext:value-type="float">
            <text:p>530</text:p>
          </table:table-cell>
          <table:table-cell table:formula="of:=[.A532]/44100" office:value-type="float" office:value="0.0120181405895692" calcext:value-type="float">
            <text:p>0.01201814058956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formula="of:=[.A532]+1" office:value-type="float" office:value="531" calcext:value-type="float">
            <text:p>531</text:p>
          </table:table-cell>
          <table:table-cell table:formula="of:=[.A533]/44100" office:value-type="float" office:value="0.0120408163265306" calcext:value-type="float">
            <text:p>0.012040816326531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table:formula="of:=[.A533]+1" office:value-type="float" office:value="532" calcext:value-type="float">
            <text:p>532</text:p>
          </table:table-cell>
          <table:table-cell table:formula="of:=[.A534]/44100" office:value-type="float" office:value="0.0120634920634921" calcext:value-type="float">
            <text:p>0.012063492063492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table:formula="of:=[.A534]+1" office:value-type="float" office:value="533" calcext:value-type="float">
            <text:p>533</text:p>
          </table:table-cell>
          <table:table-cell table:formula="of:=[.A535]/44100" office:value-type="float" office:value="0.0120861678004535" calcext:value-type="float">
            <text:p>0.012086167800454</text:p>
          </table:table-cell>
          <table:table-cell office:value-type="float" office:value="4233" calcext:value-type="float">
            <text:p>4233</text:p>
          </table:table-cell>
        </table:table-row>
        <table:table-row table:style-name="ro1">
          <table:table-cell table:formula="of:=[.A535]+1" office:value-type="float" office:value="534" calcext:value-type="float">
            <text:p>534</text:p>
          </table:table-cell>
          <table:table-cell table:formula="of:=[.A536]/44100" office:value-type="float" office:value="0.012108843537415" calcext:value-type="float">
            <text:p>0.012108843537415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table:formula="of:=[.A536]+1" office:value-type="float" office:value="535" calcext:value-type="float">
            <text:p>535</text:p>
          </table:table-cell>
          <table:table-cell table:formula="of:=[.A537]/44100" office:value-type="float" office:value="0.0121315192743764" calcext:value-type="float">
            <text:p>0.012131519274377</text:p>
          </table:table-cell>
          <table:table-cell office:value-type="float" office:value="5186" calcext:value-type="float">
            <text:p>5186</text:p>
          </table:table-cell>
        </table:table-row>
        <table:table-row table:style-name="ro1">
          <table:table-cell table:formula="of:=[.A537]+1" office:value-type="float" office:value="536" calcext:value-type="float">
            <text:p>536</text:p>
          </table:table-cell>
          <table:table-cell table:formula="of:=[.A538]/44100" office:value-type="float" office:value="0.0121541950113379" calcext:value-type="float">
            <text:p>0.012154195011338</text:p>
          </table:table-cell>
          <table:table-cell office:value-type="float" office:value="5502" calcext:value-type="float">
            <text:p>5502</text:p>
          </table:table-cell>
        </table:table-row>
        <table:table-row table:style-name="ro1">
          <table:table-cell table:formula="of:=[.A538]+1" office:value-type="float" office:value="537" calcext:value-type="float">
            <text:p>537</text:p>
          </table:table-cell>
          <table:table-cell table:formula="of:=[.A539]/44100" office:value-type="float" office:value="0.0121768707482993" calcext:value-type="float">
            <text:p>0.012176870748299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table:formula="of:=[.A539]+1" office:value-type="float" office:value="538" calcext:value-type="float">
            <text:p>538</text:p>
          </table:table-cell>
          <table:table-cell table:formula="of:=[.A540]/44100" office:value-type="float" office:value="0.0121995464852608" calcext:value-type="float">
            <text:p>0.012199546485261</text:p>
          </table:table-cell>
          <table:table-cell office:value-type="float" office:value="5606" calcext:value-type="float">
            <text:p>5606</text:p>
          </table:table-cell>
        </table:table-row>
        <table:table-row table:style-name="ro1">
          <table:table-cell table:formula="of:=[.A540]+1" office:value-type="float" office:value="539" calcext:value-type="float">
            <text:p>539</text:p>
          </table:table-cell>
          <table:table-cell table:formula="of:=[.A541]/44100" office:value-type="float" office:value="0.0122222222222222" calcext:value-type="float">
            <text:p>0.012222222222222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table:formula="of:=[.A541]+1" office:value-type="float" office:value="540" calcext:value-type="float">
            <text:p>540</text:p>
          </table:table-cell>
          <table:table-cell table:formula="of:=[.A542]/44100" office:value-type="float" office:value="0.0122448979591837" calcext:value-type="float">
            <text:p>0.012244897959184</text:p>
          </table:table-cell>
          <table:table-cell office:value-type="float" office:value="5171" calcext:value-type="float">
            <text:p>5171</text:p>
          </table:table-cell>
        </table:table-row>
        <table:table-row table:style-name="ro1">
          <table:table-cell table:formula="of:=[.A542]+1" office:value-type="float" office:value="541" calcext:value-type="float">
            <text:p>541</text:p>
          </table:table-cell>
          <table:table-cell table:formula="of:=[.A543]/44100" office:value-type="float" office:value="0.0122675736961451" calcext:value-type="float">
            <text:p>0.012267573696145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table:formula="of:=[.A543]+1" office:value-type="float" office:value="542" calcext:value-type="float">
            <text:p>542</text:p>
          </table:table-cell>
          <table:table-cell table:formula="of:=[.A544]/44100" office:value-type="float" office:value="0.0122902494331066" calcext:value-type="float">
            <text:p>0.012290249433107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formula="of:=[.A544]+1" office:value-type="float" office:value="543" calcext:value-type="float">
            <text:p>543</text:p>
          </table:table-cell>
          <table:table-cell table:formula="of:=[.A545]/44100" office:value-type="float" office:value="0.012312925170068" calcext:value-type="float">
            <text:p>0.012312925170068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table:formula="of:=[.A545]+1" office:value-type="float" office:value="544" calcext:value-type="float">
            <text:p>544</text:p>
          </table:table-cell>
          <table:table-cell table:formula="of:=[.A546]/44100" office:value-type="float" office:value="0.0123356009070295" calcext:value-type="float">
            <text:p>0.01233560090703</text:p>
          </table:table-cell>
          <table:table-cell office:value-type="float" office:value="2989" calcext:value-type="float">
            <text:p>2989</text:p>
          </table:table-cell>
        </table:table-row>
        <table:table-row table:style-name="ro1">
          <table:table-cell table:formula="of:=[.A546]+1" office:value-type="float" office:value="545" calcext:value-type="float">
            <text:p>545</text:p>
          </table:table-cell>
          <table:table-cell table:formula="of:=[.A547]/44100" office:value-type="float" office:value="0.0123582766439909" calcext:value-type="float">
            <text:p>0.012358276643991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table:formula="of:=[.A547]+1" office:value-type="float" office:value="546" calcext:value-type="float">
            <text:p>546</text:p>
          </table:table-cell>
          <table:table-cell table:formula="of:=[.A548]/44100" office:value-type="float" office:value="0.0123809523809524" calcext:value-type="float">
            <text:p>0.012380952380952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table:formula="of:=[.A548]+1" office:value-type="float" office:value="547" calcext:value-type="float">
            <text:p>547</text:p>
          </table:table-cell>
          <table:table-cell table:formula="of:=[.A549]/44100" office:value-type="float" office:value="0.0124036281179138" calcext:value-type="float">
            <text:p>0.01240362811791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table:formula="of:=[.A549]+1" office:value-type="float" office:value="548" calcext:value-type="float">
            <text:p>548</text:p>
          </table:table-cell>
          <table:table-cell table:formula="of:=[.A550]/44100" office:value-type="float" office:value="0.0124263038548753" calcext:value-type="float">
            <text:p>0.01242630385487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550]+1" office:value-type="float" office:value="549" calcext:value-type="float">
            <text:p>549</text:p>
          </table:table-cell>
          <table:table-cell table:formula="of:=[.A551]/44100" office:value-type="float" office:value="0.0124489795918367" calcext:value-type="float">
            <text:p>0.012448979591837</text:p>
          </table:table-cell>
          <table:table-cell office:value-type="float" office:value="-571" calcext:value-type="float">
            <text:p>-571</text:p>
          </table:table-cell>
        </table:table-row>
        <table:table-row table:style-name="ro1">
          <table:table-cell table:formula="of:=[.A551]+1" office:value-type="float" office:value="550" calcext:value-type="float">
            <text:p>550</text:p>
          </table:table-cell>
          <table:table-cell table:formula="of:=[.A552]/44100" office:value-type="float" office:value="0.0124716553287982" calcext:value-type="float">
            <text:p>0.012471655328798</text:p>
          </table:table-cell>
          <table:table-cell office:value-type="float" office:value="-1187" calcext:value-type="float">
            <text:p>-1187</text:p>
          </table:table-cell>
        </table:table-row>
        <table:table-row table:style-name="ro1">
          <table:table-cell table:formula="of:=[.A552]+1" office:value-type="float" office:value="551" calcext:value-type="float">
            <text:p>551</text:p>
          </table:table-cell>
          <table:table-cell table:formula="of:=[.A553]/44100" office:value-type="float" office:value="0.0124943310657596" calcext:value-type="float">
            <text:p>0.01249433106576</text:p>
          </table:table-cell>
          <table:table-cell office:value-type="float" office:value="-1768" calcext:value-type="float">
            <text:p>-1768</text:p>
          </table:table-cell>
        </table:table-row>
        <table:table-row table:style-name="ro1">
          <table:table-cell table:formula="of:=[.A553]+1" office:value-type="float" office:value="552" calcext:value-type="float">
            <text:p>552</text:p>
          </table:table-cell>
          <table:table-cell table:formula="of:=[.A554]/44100" office:value-type="float" office:value="0.0125170068027211" calcext:value-type="float">
            <text:p>0.012517006802721</text:p>
          </table:table-cell>
          <table:table-cell office:value-type="float" office:value="-2222" calcext:value-type="float">
            <text:p>-2222</text:p>
          </table:table-cell>
        </table:table-row>
        <table:table-row table:style-name="ro1">
          <table:table-cell table:formula="of:=[.A554]+1" office:value-type="float" office:value="553" calcext:value-type="float">
            <text:p>553</text:p>
          </table:table-cell>
          <table:table-cell table:formula="of:=[.A555]/44100" office:value-type="float" office:value="0.0125396825396825" calcext:value-type="float">
            <text:p>0.012539682539683</text:p>
          </table:table-cell>
          <table:table-cell office:value-type="float" office:value="-2598" calcext:value-type="float">
            <text:p>-2598</text:p>
          </table:table-cell>
        </table:table-row>
        <table:table-row table:style-name="ro1">
          <table:table-cell table:formula="of:=[.A555]+1" office:value-type="float" office:value="554" calcext:value-type="float">
            <text:p>554</text:p>
          </table:table-cell>
          <table:table-cell table:formula="of:=[.A556]/44100" office:value-type="float" office:value="0.012562358276644" calcext:value-type="float">
            <text:p>0.012562358276644</text:p>
          </table:table-cell>
          <table:table-cell office:value-type="float" office:value="-2939" calcext:value-type="float">
            <text:p>-2939</text:p>
          </table:table-cell>
        </table:table-row>
        <table:table-row table:style-name="ro1">
          <table:table-cell table:formula="of:=[.A556]+1" office:value-type="float" office:value="555" calcext:value-type="float">
            <text:p>555</text:p>
          </table:table-cell>
          <table:table-cell table:formula="of:=[.A557]/44100" office:value-type="float" office:value="0.0125850340136054" calcext:value-type="float">
            <text:p>0.012585034013606</text:p>
          </table:table-cell>
          <table:table-cell office:value-type="float" office:value="-3092" calcext:value-type="float">
            <text:p>-3092</text:p>
          </table:table-cell>
        </table:table-row>
        <table:table-row table:style-name="ro1">
          <table:table-cell table:formula="of:=[.A557]+1" office:value-type="float" office:value="556" calcext:value-type="float">
            <text:p>556</text:p>
          </table:table-cell>
          <table:table-cell table:formula="of:=[.A558]/44100" office:value-type="float" office:value="0.0126077097505669" calcext:value-type="float">
            <text:p>0.012607709750567</text:p>
          </table:table-cell>
          <table:table-cell office:value-type="float" office:value="-3191" calcext:value-type="float">
            <text:p>-3191</text:p>
          </table:table-cell>
        </table:table-row>
        <table:table-row table:style-name="ro1">
          <table:table-cell table:formula="of:=[.A558]+1" office:value-type="float" office:value="557" calcext:value-type="float">
            <text:p>557</text:p>
          </table:table-cell>
          <table:table-cell table:formula="of:=[.A559]/44100" office:value-type="float" office:value="0.0126303854875283" calcext:value-type="float">
            <text:p>0.012630385487528</text:p>
          </table:table-cell>
          <table:table-cell office:value-type="float" office:value="-3210" calcext:value-type="float">
            <text:p>-3210</text:p>
          </table:table-cell>
        </table:table-row>
        <table:table-row table:style-name="ro1">
          <table:table-cell table:formula="of:=[.A559]+1" office:value-type="float" office:value="558" calcext:value-type="float">
            <text:p>558</text:p>
          </table:table-cell>
          <table:table-cell table:formula="of:=[.A560]/44100" office:value-type="float" office:value="0.0126530612244898" calcext:value-type="float">
            <text:p>0.01265306122449</text:p>
          </table:table-cell>
          <table:table-cell office:value-type="float" office:value="-3119" calcext:value-type="float">
            <text:p>-3119</text:p>
          </table:table-cell>
        </table:table-row>
        <table:table-row table:style-name="ro1">
          <table:table-cell table:formula="of:=[.A560]+1" office:value-type="float" office:value="559" calcext:value-type="float">
            <text:p>559</text:p>
          </table:table-cell>
          <table:table-cell table:formula="of:=[.A561]/44100" office:value-type="float" office:value="0.0126757369614512" calcext:value-type="float">
            <text:p>0.012675736961451</text:p>
          </table:table-cell>
          <table:table-cell office:value-type="float" office:value="-2924" calcext:value-type="float">
            <text:p>-2924</text:p>
          </table:table-cell>
        </table:table-row>
        <table:table-row table:style-name="ro1">
          <table:table-cell table:formula="of:=[.A561]+1" office:value-type="float" office:value="560" calcext:value-type="float">
            <text:p>560</text:p>
          </table:table-cell>
          <table:table-cell table:formula="of:=[.A562]/44100" office:value-type="float" office:value="0.0126984126984127" calcext:value-type="float">
            <text:p>0.012698412698413</text:p>
          </table:table-cell>
          <table:table-cell office:value-type="float" office:value="-2631" calcext:value-type="float">
            <text:p>-2631</text:p>
          </table:table-cell>
        </table:table-row>
        <table:table-row table:style-name="ro1">
          <table:table-cell table:formula="of:=[.A562]+1" office:value-type="float" office:value="561" calcext:value-type="float">
            <text:p>561</text:p>
          </table:table-cell>
          <table:table-cell table:formula="of:=[.A563]/44100" office:value-type="float" office:value="0.0127210884353742" calcext:value-type="float">
            <text:p>0.012721088435374</text:p>
          </table:table-cell>
          <table:table-cell office:value-type="float" office:value="-2328" calcext:value-type="float">
            <text:p>-2328</text:p>
          </table:table-cell>
        </table:table-row>
        <table:table-row table:style-name="ro1">
          <table:table-cell table:formula="of:=[.A563]+1" office:value-type="float" office:value="562" calcext:value-type="float">
            <text:p>562</text:p>
          </table:table-cell>
          <table:table-cell table:formula="of:=[.A564]/44100" office:value-type="float" office:value="0.0127437641723356" calcext:value-type="float">
            <text:p>0.012743764172336</text:p>
          </table:table-cell>
          <table:table-cell office:value-type="float" office:value="-1913" calcext:value-type="float">
            <text:p>-1913</text:p>
          </table:table-cell>
        </table:table-row>
        <table:table-row table:style-name="ro1">
          <table:table-cell table:formula="of:=[.A564]+1" office:value-type="float" office:value="563" calcext:value-type="float">
            <text:p>563</text:p>
          </table:table-cell>
          <table:table-cell table:formula="of:=[.A565]/44100" office:value-type="float" office:value="0.0127664399092971" calcext:value-type="float">
            <text:p>0.012766439909297</text:p>
          </table:table-cell>
          <table:table-cell office:value-type="float" office:value="-1519" calcext:value-type="float">
            <text:p>-1519</text:p>
          </table:table-cell>
        </table:table-row>
        <table:table-row table:style-name="ro1">
          <table:table-cell table:formula="of:=[.A565]+1" office:value-type="float" office:value="564" calcext:value-type="float">
            <text:p>564</text:p>
          </table:table-cell>
          <table:table-cell table:formula="of:=[.A566]/44100" office:value-type="float" office:value="0.0127891156462585" calcext:value-type="float">
            <text:p>0.012789115646259</text:p>
          </table:table-cell>
          <table:table-cell office:value-type="float" office:value="-998" calcext:value-type="float">
            <text:p>-998</text:p>
          </table:table-cell>
        </table:table-row>
        <table:table-row table:style-name="ro1">
          <table:table-cell table:formula="of:=[.A566]+1" office:value-type="float" office:value="565" calcext:value-type="float">
            <text:p>565</text:p>
          </table:table-cell>
          <table:table-cell table:formula="of:=[.A567]/44100" office:value-type="float" office:value="0.01281179138322" calcext:value-type="float">
            <text:p>0.01281179138322</text:p>
          </table:table-cell>
          <table:table-cell office:value-type="float" office:value="-476" calcext:value-type="float">
            <text:p>-476</text:p>
          </table:table-cell>
        </table:table-row>
        <table:table-row table:style-name="ro1">
          <table:table-cell table:formula="of:=[.A567]+1" office:value-type="float" office:value="566" calcext:value-type="float">
            <text:p>566</text:p>
          </table:table-cell>
          <table:table-cell table:formula="of:=[.A568]/44100" office:value-type="float" office:value="0.0128344671201814" calcext:value-type="float">
            <text:p>0.0128344671201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568]+1" office:value-type="float" office:value="567" calcext:value-type="float">
            <text:p>567</text:p>
          </table:table-cell>
          <table:table-cell table:formula="of:=[.A569]/44100" office:value-type="float" office:value="0.0128571428571429" calcext:value-type="float">
            <text:p>0.01285714285714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table:formula="of:=[.A569]+1" office:value-type="float" office:value="568" calcext:value-type="float">
            <text:p>568</text:p>
          </table:table-cell>
          <table:table-cell table:formula="of:=[.A570]/44100" office:value-type="float" office:value="0.0128798185941043" calcext:value-type="float">
            <text:p>0.012879818594104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formula="of:=[.A570]+1" office:value-type="float" office:value="569" calcext:value-type="float">
            <text:p>569</text:p>
          </table:table-cell>
          <table:table-cell table:formula="of:=[.A571]/44100" office:value-type="float" office:value="0.0129024943310658" calcext:value-type="float">
            <text:p>0.012902494331066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table:formula="of:=[.A571]+1" office:value-type="float" office:value="570" calcext:value-type="float">
            <text:p>570</text:p>
          </table:table-cell>
          <table:table-cell table:formula="of:=[.A572]/44100" office:value-type="float" office:value="0.0129251700680272" calcext:value-type="float">
            <text:p>0.012925170068027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table:formula="of:=[.A572]+1" office:value-type="float" office:value="571" calcext:value-type="float">
            <text:p>571</text:p>
          </table:table-cell>
          <table:table-cell table:formula="of:=[.A573]/44100" office:value-type="float" office:value="0.0129478458049887" calcext:value-type="float">
            <text:p>0.012947845804989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table:formula="of:=[.A573]+1" office:value-type="float" office:value="572" calcext:value-type="float">
            <text:p>572</text:p>
          </table:table-cell>
          <table:table-cell table:formula="of:=[.A574]/44100" office:value-type="float" office:value="0.0129705215419501" calcext:value-type="float">
            <text:p>0.01297052154195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table:formula="of:=[.A574]+1" office:value-type="float" office:value="573" calcext:value-type="float">
            <text:p>573</text:p>
          </table:table-cell>
          <table:table-cell table:formula="of:=[.A575]/44100" office:value-type="float" office:value="0.0129931972789116" calcext:value-type="float">
            <text:p>0.012993197278912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table:formula="of:=[.A575]+1" office:value-type="float" office:value="574" calcext:value-type="float">
            <text:p>574</text:p>
          </table:table-cell>
          <table:table-cell table:formula="of:=[.A576]/44100" office:value-type="float" office:value="0.013015873015873" calcext:value-type="float">
            <text:p>0.013015873015873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table:formula="of:=[.A576]+1" office:value-type="float" office:value="575" calcext:value-type="float">
            <text:p>575</text:p>
          </table:table-cell>
          <table:table-cell table:formula="of:=[.A577]/44100" office:value-type="float" office:value="0.0130385487528345" calcext:value-type="float">
            <text:p>0.013038548752835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table:formula="of:=[.A577]+1" office:value-type="float" office:value="576" calcext:value-type="float">
            <text:p>576</text:p>
          </table:table-cell>
          <table:table-cell table:formula="of:=[.A578]/44100" office:value-type="float" office:value="0.0130612244897959" calcext:value-type="float">
            <text:p>0.013061224489796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table:formula="of:=[.A578]+1" office:value-type="float" office:value="577" calcext:value-type="float">
            <text:p>577</text:p>
          </table:table-cell>
          <table:table-cell table:formula="of:=[.A579]/44100" office:value-type="float" office:value="0.0130839002267574" calcext:value-type="float">
            <text:p>0.013083900226757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table:formula="of:=[.A579]+1" office:value-type="float" office:value="578" calcext:value-type="float">
            <text:p>578</text:p>
          </table:table-cell>
          <table:table-cell table:formula="of:=[.A580]/44100" office:value-type="float" office:value="0.0131065759637188" calcext:value-type="float">
            <text:p>0.01310657596371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table:formula="of:=[.A580]+1" office:value-type="float" office:value="579" calcext:value-type="float">
            <text:p>579</text:p>
          </table:table-cell>
          <table:table-cell table:formula="of:=[.A581]/44100" office:value-type="float" office:value="0.0131292517006803" calcext:value-type="float">
            <text:p>0.01312925170068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table:formula="of:=[.A581]+1" office:value-type="float" office:value="580" calcext:value-type="float">
            <text:p>580</text:p>
          </table:table-cell>
          <table:table-cell table:formula="of:=[.A582]/44100" office:value-type="float" office:value="0.0131519274376417" calcext:value-type="float">
            <text:p>0.013151927437642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table:formula="of:=[.A582]+1" office:value-type="float" office:value="581" calcext:value-type="float">
            <text:p>581</text:p>
          </table:table-cell>
          <table:table-cell table:formula="of:=[.A583]/44100" office:value-type="float" office:value="0.0131746031746032" calcext:value-type="float">
            <text:p>0.01317460317460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formula="of:=[.A583]+1" office:value-type="float" office:value="582" calcext:value-type="float">
            <text:p>582</text:p>
          </table:table-cell>
          <table:table-cell table:formula="of:=[.A584]/44100" office:value-type="float" office:value="0.0131972789115646" calcext:value-type="float">
            <text:p>0.013197278911565</text:p>
          </table:table-cell>
          <table:table-cell office:value-type="float" office:value="-169" calcext:value-type="float">
            <text:p>-169</text:p>
          </table:table-cell>
        </table:table-row>
        <table:table-row table:style-name="ro1">
          <table:table-cell table:formula="of:=[.A584]+1" office:value-type="float" office:value="583" calcext:value-type="float">
            <text:p>583</text:p>
          </table:table-cell>
          <table:table-cell table:formula="of:=[.A585]/44100" office:value-type="float" office:value="0.0132199546485261" calcext:value-type="float">
            <text:p>0.013219954648526</text:p>
          </table:table-cell>
          <table:table-cell office:value-type="float" office:value="-552" calcext:value-type="float">
            <text:p>-552</text:p>
          </table:table-cell>
        </table:table-row>
        <table:table-row table:style-name="ro1">
          <table:table-cell table:formula="of:=[.A585]+1" office:value-type="float" office:value="584" calcext:value-type="float">
            <text:p>584</text:p>
          </table:table-cell>
          <table:table-cell table:formula="of:=[.A586]/44100" office:value-type="float" office:value="0.0132426303854875" calcext:value-type="float">
            <text:p>0.013242630385488</text:p>
          </table:table-cell>
          <table:table-cell office:value-type="float" office:value="-867" calcext:value-type="float">
            <text:p>-867</text:p>
          </table:table-cell>
        </table:table-row>
        <table:table-row table:style-name="ro1">
          <table:table-cell table:formula="of:=[.A586]+1" office:value-type="float" office:value="585" calcext:value-type="float">
            <text:p>585</text:p>
          </table:table-cell>
          <table:table-cell table:formula="of:=[.A587]/44100" office:value-type="float" office:value="0.013265306122449" calcext:value-type="float">
            <text:p>0.013265306122449</text:p>
          </table:table-cell>
          <table:table-cell office:value-type="float" office:value="-1146" calcext:value-type="float">
            <text:p>-1146</text:p>
          </table:table-cell>
        </table:table-row>
        <table:table-row table:style-name="ro1">
          <table:table-cell table:formula="of:=[.A587]+1" office:value-type="float" office:value="586" calcext:value-type="float">
            <text:p>586</text:p>
          </table:table-cell>
          <table:table-cell table:formula="of:=[.A588]/44100" office:value-type="float" office:value="0.0132879818594104" calcext:value-type="float">
            <text:p>0.013287981859411</text:p>
          </table:table-cell>
          <table:table-cell office:value-type="float" office:value="-1266" calcext:value-type="float">
            <text:p>-1266</text:p>
          </table:table-cell>
        </table:table-row>
        <table:table-row table:style-name="ro1">
          <table:table-cell table:formula="of:=[.A588]+1" office:value-type="float" office:value="587" calcext:value-type="float">
            <text:p>587</text:p>
          </table:table-cell>
          <table:table-cell table:formula="of:=[.A589]/44100" office:value-type="float" office:value="0.0133106575963719" calcext:value-type="float">
            <text:p>0.013310657596372</text:p>
          </table:table-cell>
          <table:table-cell office:value-type="float" office:value="-1286" calcext:value-type="float">
            <text:p>-1286</text:p>
          </table:table-cell>
        </table:table-row>
        <table:table-row table:style-name="ro1">
          <table:table-cell table:formula="of:=[.A589]+1" office:value-type="float" office:value="588" calcext:value-type="float">
            <text:p>588</text:p>
          </table:table-cell>
          <table:table-cell table:formula="of:=[.A590]/44100" office:value-type="float" office:value="0.0133333333333333" calcext:value-type="float">
            <text:p>0.013333333333333</text:p>
          </table:table-cell>
          <table:table-cell office:value-type="float" office:value="-1203" calcext:value-type="float">
            <text:p>-1203</text:p>
          </table:table-cell>
        </table:table-row>
        <table:table-row table:style-name="ro1">
          <table:table-cell table:formula="of:=[.A590]+1" office:value-type="float" office:value="589" calcext:value-type="float">
            <text:p>589</text:p>
          </table:table-cell>
          <table:table-cell table:formula="of:=[.A591]/44100" office:value-type="float" office:value="0.0133560090702948" calcext:value-type="float">
            <text:p>0.013356009070295</text:p>
          </table:table-cell>
          <table:table-cell office:value-type="float" office:value="-940" calcext:value-type="float">
            <text:p>-940</text:p>
          </table:table-cell>
        </table:table-row>
        <table:table-row table:style-name="ro1">
          <table:table-cell table:formula="of:=[.A591]+1" office:value-type="float" office:value="590" calcext:value-type="float">
            <text:p>590</text:p>
          </table:table-cell>
          <table:table-cell table:formula="of:=[.A592]/44100" office:value-type="float" office:value="0.0133786848072562" calcext:value-type="float">
            <text:p>0.013378684807256</text:p>
          </table:table-cell>
          <table:table-cell office:value-type="float" office:value="-648" calcext:value-type="float">
            <text:p>-648</text:p>
          </table:table-cell>
        </table:table-row>
        <table:table-row table:style-name="ro1">
          <table:table-cell table:formula="of:=[.A592]+1" office:value-type="float" office:value="591" calcext:value-type="float">
            <text:p>591</text:p>
          </table:table-cell>
          <table:table-cell table:formula="of:=[.A593]/44100" office:value-type="float" office:value="0.0134013605442177" calcext:value-type="float">
            <text:p>0.013401360544218</text:p>
          </table:table-cell>
          <table:table-cell office:value-type="float" office:value="-239" calcext:value-type="float">
            <text:p>-239</text:p>
          </table:table-cell>
        </table:table-row>
        <table:table-row table:style-name="ro1">
          <table:table-cell table:formula="of:=[.A593]+1" office:value-type="float" office:value="592" calcext:value-type="float">
            <text:p>592</text:p>
          </table:table-cell>
          <table:table-cell table:formula="of:=[.A594]/44100" office:value-type="float" office:value="0.0134240362811791" calcext:value-type="float">
            <text:p>0.01342403628117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formula="of:=[.A594]+1" office:value-type="float" office:value="593" calcext:value-type="float">
            <text:p>593</text:p>
          </table:table-cell>
          <table:table-cell table:formula="of:=[.A595]/44100" office:value-type="float" office:value="0.0134467120181406" calcext:value-type="float">
            <text:p>0.01344671201814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table:formula="of:=[.A595]+1" office:value-type="float" office:value="594" calcext:value-type="float">
            <text:p>594</text:p>
          </table:table-cell>
          <table:table-cell table:formula="of:=[.A596]/44100" office:value-type="float" office:value="0.013469387755102" calcext:value-type="float">
            <text:p>0.013469387755102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table:formula="of:=[.A596]+1" office:value-type="float" office:value="595" calcext:value-type="float">
            <text:p>595</text:p>
          </table:table-cell>
          <table:table-cell table:formula="of:=[.A597]/44100" office:value-type="float" office:value="0.0134920634920635" calcext:value-type="float">
            <text:p>0.013492063492064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table:formula="of:=[.A597]+1" office:value-type="float" office:value="596" calcext:value-type="float">
            <text:p>596</text:p>
          </table:table-cell>
          <table:table-cell table:formula="of:=[.A598]/44100" office:value-type="float" office:value="0.0135147392290249" calcext:value-type="float">
            <text:p>0.013514739229025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table:formula="of:=[.A598]+1" office:value-type="float" office:value="597" calcext:value-type="float">
            <text:p>597</text:p>
          </table:table-cell>
          <table:table-cell table:formula="of:=[.A599]/44100" office:value-type="float" office:value="0.0135374149659864" calcext:value-type="float">
            <text:p>0.013537414965986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table:formula="of:=[.A599]+1" office:value-type="float" office:value="598" calcext:value-type="float">
            <text:p>598</text:p>
          </table:table-cell>
          <table:table-cell table:formula="of:=[.A600]/44100" office:value-type="float" office:value="0.0135600907029478" calcext:value-type="float">
            <text:p>0.013560090702948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table:formula="of:=[.A600]+1" office:value-type="float" office:value="599" calcext:value-type="float">
            <text:p>599</text:p>
          </table:table-cell>
          <table:table-cell table:formula="of:=[.A601]/44100" office:value-type="float" office:value="0.0135827664399093" calcext:value-type="float">
            <text:p>0.013582766439909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table:formula="of:=[.A601]+1" office:value-type="float" office:value="600" calcext:value-type="float">
            <text:p>600</text:p>
          </table:table-cell>
          <table:table-cell table:formula="of:=[.A602]/44100" office:value-type="float" office:value="0.0136054421768707" calcext:value-type="float">
            <text:p>0.013605442176871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table:formula="of:=[.A602]+1" office:value-type="float" office:value="601" calcext:value-type="float">
            <text:p>601</text:p>
          </table:table-cell>
          <table:table-cell table:formula="of:=[.A603]/44100" office:value-type="float" office:value="0.0136281179138322" calcext:value-type="float">
            <text:p>0.013628117913832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table:formula="of:=[.A603]+1" office:value-type="float" office:value="602" calcext:value-type="float">
            <text:p>602</text:p>
          </table:table-cell>
          <table:table-cell table:formula="of:=[.A604]/44100" office:value-type="float" office:value="0.0136507936507937" calcext:value-type="float">
            <text:p>0.013650793650794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table:formula="of:=[.A604]+1" office:value-type="float" office:value="603" calcext:value-type="float">
            <text:p>603</text:p>
          </table:table-cell>
          <table:table-cell table:formula="of:=[.A605]/44100" office:value-type="float" office:value="0.0136734693877551" calcext:value-type="float">
            <text:p>0.013673469387755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table:formula="of:=[.A605]+1" office:value-type="float" office:value="604" calcext:value-type="float">
            <text:p>604</text:p>
          </table:table-cell>
          <table:table-cell table:formula="of:=[.A606]/44100" office:value-type="float" office:value="0.0136961451247166" calcext:value-type="float">
            <text:p>0.013696145124717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formula="of:=[.A606]+1" office:value-type="float" office:value="605" calcext:value-type="float">
            <text:p>605</text:p>
          </table:table-cell>
          <table:table-cell table:formula="of:=[.A607]/44100" office:value-type="float" office:value="0.013718820861678" calcext:value-type="float">
            <text:p>0.013718820861678</text:p>
          </table:table-cell>
          <table:table-cell office:value-type="float" office:value="217" calcext:value-type="float">
            <text:p>2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29T10:09:45.134609253</dc:date>
    <meta:editing-duration>PT1M46S</meta:editing-duration>
    <meta:editing-cycles>1</meta:editing-cycles>
    <meta:document-statistic meta:table-count="2" meta:cell-count="2305" meta:object-count="0"/>
    <meta:generator>LibreOffice/6.4.7.2$Linux_X86_64 LibreOffice_project/40$Build-2</meta:generator>
  </office:meta>
</office:document-meta>
</file>